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5" table:default-cell-style-name="Default"/>
        <table:table-row table:style-name="ro1">
          <table:table-cell table:style-name="Default" office:value-type="string" calcext:value-type="string">
            <text:p>Rack:Tube</text:p>
          </table:table-cell>
          <table:table-cell office:value-type="string" calcext:value-type="string">
            <text:p>Solution Label</text:p>
          </table:table-cell>
          <table:table-cell office:value-type="string" calcext:value-type="string">
            <text:p>Al Ax 396.152 nm ppm</text:p>
          </table:table-cell>
          <table:table-cell office:value-type="string" calcext:value-type="string">
            <text:p>Al R 396.152 nm ppm</text:p>
          </table:table-cell>
          <table:table-cell office:value-type="string" calcext:value-type="string">
            <text:p>Ba Ax 230.424 nm ppm</text:p>
          </table:table-cell>
          <table:table-cell office:value-type="string" calcext:value-type="string">
            <text:p>Ba Ax 233.527 nm ppm</text:p>
          </table:table-cell>
          <table:table-cell office:value-type="string" calcext:value-type="string">
            <text:p>Ba Ax 455.403 nm ppm</text:p>
          </table:table-cell>
          <table:table-cell office:value-type="string" calcext:value-type="string">
            <text:p>Ba Ax 493.408 nm ppm</text:p>
          </table:table-cell>
          <table:table-cell office:value-type="string" calcext:value-type="string">
            <text:p>Ba R 230.424 nm ppm</text:p>
          </table:table-cell>
          <table:table-cell office:value-type="string" calcext:value-type="string">
            <text:p>Ba R 233.527 nm ppm</text:p>
          </table:table-cell>
          <table:table-cell office:value-type="string" calcext:value-type="string">
            <text:p>Ba R 455.403 nm ppm</text:p>
          </table:table-cell>
          <table:table-cell office:value-type="string" calcext:value-type="string">
            <text:p>Ba R 493.408 nm ppm</text:p>
          </table:table-cell>
          <table:table-cell office:value-type="string" calcext:value-type="string">
            <text:p>Ca Ax 315.887 nm ppm</text:p>
          </table:table-cell>
          <table:table-cell office:value-type="string" calcext:value-type="string">
            <text:p>Ca Ax 317.933 nm ppm</text:p>
          </table:table-cell>
          <table:table-cell office:value-type="string" calcext:value-type="string">
            <text:p>Ca Ax 373.690 nm ppm</text:p>
          </table:table-cell>
          <table:table-cell office:value-type="string" calcext:value-type="string">
            <text:p>Ca Ax 393.366 nm ppm</text:p>
          </table:table-cell>
          <table:table-cell office:value-type="string" calcext:value-type="string">
            <text:p>Ca Ax 396.847 nm ppm</text:p>
          </table:table-cell>
          <table:table-cell office:value-type="string" calcext:value-type="string">
            <text:p>Ca Ax 422.673 nm ppm</text:p>
          </table:table-cell>
          <table:table-cell office:value-type="string" calcext:value-type="string">
            <text:p>Ca R 315.887 nm ppm</text:p>
          </table:table-cell>
          <table:table-cell office:value-type="string" calcext:value-type="string">
            <text:p>Ca R 317.933 nm ppm</text:p>
          </table:table-cell>
          <table:table-cell office:value-type="string" calcext:value-type="string">
            <text:p>Ca R 373.690 nm ppm</text:p>
          </table:table-cell>
          <table:table-cell office:value-type="string" calcext:value-type="string">
            <text:p>Ca R 393.366 nm ppm</text:p>
          </table:table-cell>
          <table:table-cell office:value-type="string" calcext:value-type="string">
            <text:p>Ca R 396.847 nm ppm</text:p>
          </table:table-cell>
          <table:table-cell office:value-type="string" calcext:value-type="string">
            <text:p>Ca R 422.673 nm ppm</text:p>
          </table:table-cell>
          <table:table-cell office:value-type="string" calcext:value-type="string">
            <text:p>Fe Ax 234.350 nm ppm</text:p>
          </table:table-cell>
          <table:table-cell office:value-type="string" calcext:value-type="string">
            <text:p>Fe Ax 238.204 nm ppm</text:p>
          </table:table-cell>
          <table:table-cell office:value-type="string" calcext:value-type="string">
            <text:p>Fe Ax 259.940 nm ppm</text:p>
          </table:table-cell>
          <table:table-cell office:value-type="string" calcext:value-type="string">
            <text:p>Fe R 234.350 nm ppm</text:p>
          </table:table-cell>
          <table:table-cell office:value-type="string" calcext:value-type="string">
            <text:p>Fe R 238.204 nm ppm</text:p>
          </table:table-cell>
          <table:table-cell office:value-type="string" calcext:value-type="string">
            <text:p>Fe R 259.940 nm ppm</text:p>
          </table:table-cell>
          <table:table-cell office:value-type="string" calcext:value-type="string">
            <text:p>K Ax 766.491 nm ppm</text:p>
          </table:table-cell>
          <table:table-cell office:value-type="string" calcext:value-type="string">
            <text:p>K Ax 769.897 nm ppm</text:p>
          </table:table-cell>
          <table:table-cell office:value-type="string" calcext:value-type="string">
            <text:p>K R 766.491 nm ppm</text:p>
          </table:table-cell>
          <table:table-cell office:value-type="string" calcext:value-type="string">
            <text:p>K R 769.897 nm ppm</text:p>
          </table:table-cell>
          <table:table-cell office:value-type="string" calcext:value-type="string">
            <text:p>Li Ax 670.783 nm ppm</text:p>
          </table:table-cell>
          <table:table-cell office:value-type="string" calcext:value-type="string">
            <text:p>Li R 670.783 nm ppm</text:p>
          </table:table-cell>
          <table:table-cell office:value-type="string" calcext:value-type="string">
            <text:p>Mg Ax 279.553 nm ppm</text:p>
          </table:table-cell>
          <table:table-cell office:value-type="string" calcext:value-type="string">
            <text:p>Mg Ax 280.270 nm ppm</text:p>
          </table:table-cell>
          <table:table-cell office:value-type="string" calcext:value-type="string">
            <text:p>Mg Ax 285.213 nm ppm</text:p>
          </table:table-cell>
          <table:table-cell office:value-type="string" calcext:value-type="string">
            <text:p>Mg R 279.553 nm ppm</text:p>
          </table:table-cell>
          <table:table-cell office:value-type="string" calcext:value-type="string">
            <text:p>Mg R 280.270 nm ppm</text:p>
          </table:table-cell>
          <table:table-cell office:value-type="string" calcext:value-type="string">
            <text:p>Mg R 285.213 nm ppm</text:p>
          </table:table-cell>
          <table:table-cell office:value-type="string" calcext:value-type="string">
            <text:p>Mn Ax 257.610 nm ppm</text:p>
          </table:table-cell>
          <table:table-cell office:value-type="string" calcext:value-type="string">
            <text:p>Mn Ax 259.372 nm ppm</text:p>
          </table:table-cell>
          <table:table-cell office:value-type="string" calcext:value-type="string">
            <text:p>Mn R 257.610 nm ppm</text:p>
          </table:table-cell>
          <table:table-cell office:value-type="string" calcext:value-type="string">
            <text:p>Mn R 259.372 nm ppm</text:p>
          </table:table-cell>
          <table:table-cell office:value-type="string" calcext:value-type="string">
            <text:p>Na Ax 568.821 nm ppm</text:p>
          </table:table-cell>
          <table:table-cell office:value-type="string" calcext:value-type="string">
            <text:p>Na Ax 588.995 nm ppm</text:p>
          </table:table-cell>
          <table:table-cell office:value-type="string" calcext:value-type="string">
            <text:p>Na Ax 589.592 nm ppm</text:p>
          </table:table-cell>
          <table:table-cell office:value-type="string" calcext:value-type="string">
            <text:p>Na R 568.821 nm ppm</text:p>
          </table:table-cell>
          <table:table-cell office:value-type="string" calcext:value-type="string">
            <text:p>Na R 588.995 nm ppm</text:p>
          </table:table-cell>
          <table:table-cell office:value-type="string" calcext:value-type="string">
            <text:p>Na R 589.592 nm ppm</text:p>
          </table:table-cell>
          <table:table-cell office:value-type="string" calcext:value-type="string">
            <text:p>S Ax 180.669 nm ppm</text:p>
          </table:table-cell>
          <table:table-cell office:value-type="string" calcext:value-type="string">
            <text:p>S Ax 181.972 nm ppm</text:p>
          </table:table-cell>
          <table:table-cell office:value-type="string" calcext:value-type="string">
            <text:p>S R 180.669 nm ppm</text:p>
          </table:table-cell>
          <table:table-cell office:value-type="string" calcext:value-type="string">
            <text:p>S R 181.972 nm ppm</text:p>
          </table:table-cell>
          <table:table-cell office:value-type="string" calcext:value-type="string">
            <text:p>Si Ax 251.432 nm ppm</text:p>
          </table:table-cell>
          <table:table-cell office:value-type="string" calcext:value-type="string">
            <text:p>Si Ax 251.611 nm ppm</text:p>
          </table:table-cell>
          <table:table-cell office:value-type="string" calcext:value-type="string">
            <text:p>Si Ax 288.158 nm ppm</text:p>
          </table:table-cell>
          <table:table-cell office:value-type="string" calcext:value-type="string">
            <text:p>Si R 251.432 nm ppm</text:p>
          </table:table-cell>
          <table:table-cell office:value-type="string" calcext:value-type="string">
            <text:p>Si R 251.611 nm ppm</text:p>
          </table:table-cell>
          <table:table-cell office:value-type="string" calcext:value-type="string">
            <text:p>Si R 288.158 nm ppm</text:p>
          </table:table-cell>
          <table:table-cell office:value-type="string" calcext:value-type="string">
            <text:p>Sr Ax 407.771 nm ppm</text:p>
          </table:table-cell>
          <table:table-cell office:value-type="string" calcext:value-type="string">
            <text:p>Sr Ax 421.552 nm ppm</text:p>
          </table:table-cell>
          <table:table-cell office:value-type="string" calcext:value-type="string">
            <text:p>Sr R 407.771 nm ppm</text:p>
          </table:table-cell>
          <table:table-cell office:value-type="string" calcext:value-type="string">
            <text:p>Sr R 421.552 nm ppm</text:p>
          </table:table-cell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Bla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--</text:p>
          </table:table-cell>
          <table:table-cell table:number-columns-repeated="2" office:value-type="float" office:value="0.00021" calcext:value-type="float">
            <text:p>0.00021</text:p>
          </table:table-cell>
          <table:table-cell table:number-columns-repeated="5" office:value-type="string" calcext:value-type="string">
            <text:p>--</text:p>
          </table:table-cell>
          <table:table-cell table:number-columns-repeated="11" office:value-type="float" office:value="0.10757" calcext:value-type="float">
            <text:p>0.10757</text:p>
          </table:table-cell>
          <table:table-cell table:number-columns-repeated="6" office:value-type="string" calcext:value-type="string">
            <text:p>--</text:p>
          </table:table-cell>
          <table:table-cell office:value-type="float" office:value="0.04327" calcext:value-type="float">
            <text:p>0.04327</text:p>
          </table:table-cell>
          <table:table-cell table:number-columns-repeated="5" office:value-type="string" calcext:value-type="string">
            <text:p>--</text:p>
          </table:table-cell>
          <table:table-cell table:number-columns-repeated="6" office:value-type="float" office:value="0.04339" calcext:value-type="float">
            <text:p>0.04339</text:p>
          </table:table-cell>
          <table:table-cell table:number-columns-repeated="5" office:value-type="string" calcext:value-type="string">
            <text:p>--</text:p>
          </table:table-cell>
          <table:table-cell table:number-columns-repeated="2" office:value-type="float" office:value="0.08678" calcext:value-type="float">
            <text:p>0.0867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8678" calcext:value-type="float">
            <text:p>0.08678</text:p>
          </table:table-cell>
          <table:table-cell office:value-type="string" calcext:value-type="string">
            <text:p>--</text:p>
          </table:table-cell>
          <table:table-cell office:value-type="float" office:value="0.02166" calcext:value-type="float">
            <text:p>0.02166</text:p>
          </table:table-cell>
          <table:table-cell table:number-columns-repeated="3" office:value-type="string" calcext:value-type="string">
            <text:p>--</text:p>
          </table:table-cell>
          <table:table-cell table:number-columns-repeated="2" office:value-type="float" office:value="0.08623" calcext:value-type="float">
            <text:p>0.08623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8623" calcext:value-type="float">
            <text:p>0.08623</text:p>
          </table:table-cell>
          <table:table-cell table:number-columns-repeated="4" office:value-type="float" office:value="0.00131" calcext:value-type="float">
            <text:p>0.00131</text:p>
          </table:table-cell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office:value-type="float" office:value="0.00051" calcext:value-type="float">
            <text:p>0.00051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051" calcext:value-type="float">
            <text:p>0.0005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5" office:value-type="float" office:value="0.26846" calcext:value-type="float">
            <text:p>0.26846</text:p>
          </table:table-cell>
          <table:table-cell office:value-type="string" calcext:value-type="string">
            <text:p>--</text:p>
          </table:table-cell>
          <table:table-cell table:number-columns-repeated="5" office:value-type="float" office:value="0.26846" calcext:value-type="float">
            <text:p>0.26846</text:p>
          </table:table-cell>
          <table:table-cell table:number-columns-repeated="6" office:value-type="string" calcext:value-type="string">
            <text:p>--</text:p>
          </table:table-cell>
          <table:table-cell office:value-type="float" office:value="0.10798" calcext:value-type="float">
            <text:p>0.10798</text:p>
          </table:table-cell>
          <table:table-cell table:number-columns-repeated="5" office:value-type="string" calcext:value-type="string">
            <text:p>--</text:p>
          </table:table-cell>
          <table:table-cell table:number-columns-repeated="6" office:value-type="float" office:value="0.10828" calcext:value-type="float">
            <text:p>0.1082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051" calcext:value-type="float">
            <text:p>0.0005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21658" calcext:value-type="float">
            <text:p>0.21658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21658" calcext:value-type="float">
            <text:p>0.21658</text:p>
          </table:table-cell>
          <table:table-cell table:number-columns-repeated="4" office:value-type="string" calcext:value-type="string">
            <text:p>--</text:p>
          </table:table-cell>
          <table:table-cell table:number-columns-repeated="6" office:value-type="float" office:value="0.2152" calcext:value-type="float">
            <text:p>0.2152</text:p>
          </table:table-cell>
          <table:table-cell table:number-columns-repeated="4" office:value-type="float" office:value="0.00328" calcext:value-type="float">
            <text:p>0.00328</text:p>
          </table:table-cell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float" office:value="0.00096" calcext:value-type="float">
            <text:p>0.00096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00096" calcext:value-type="float">
            <text:p>0.00096</text:p>
          </table:table-cell>
          <table:table-cell table:number-columns-repeated="12" office:value-type="float" office:value="0.50372" calcext:value-type="float">
            <text:p>0.50372</text:p>
          </table:table-cell>
          <table:table-cell table:number-columns-repeated="6" office:value-type="string" calcext:value-type="string">
            <text:p>--</text:p>
          </table:table-cell>
          <table:table-cell table:number-columns-repeated="2" office:value-type="float" office:value="0.20261" calcext:value-type="float">
            <text:p>0.20261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101" calcext:value-type="float">
            <text:p>0.00101</text:p>
          </table:table-cell>
          <table:table-cell office:value-type="string" calcext:value-type="string">
            <text:p>--</text:p>
          </table:table-cell>
          <table:table-cell table:number-columns-repeated="6" office:value-type="float" office:value="0.20317" calcext:value-type="float">
            <text:p>0.20317</text:p>
          </table:table-cell>
          <table:table-cell table:number-columns-repeated="3" office:value-type="float" office:value="0.00096" calcext:value-type="float">
            <text:p>0.00096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40637" calcext:value-type="float">
            <text:p>0.40637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40637" calcext:value-type="float">
            <text:p>0.40637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10142" calcext:value-type="float">
            <text:p>0.10142</text:p>
          </table:table-cell>
          <table:table-cell office:value-type="string" calcext:value-type="string">
            <text:p>--</text:p>
          </table:table-cell>
          <table:table-cell table:number-columns-repeated="6" office:value-type="float" office:value="0.40379" calcext:value-type="float">
            <text:p>0.40379</text:p>
          </table:table-cell>
          <table:table-cell table:number-columns-repeated="4" office:value-type="float" office:value="0.00615" calcext:value-type="float">
            <text:p>0.00615</text:p>
          </table:table-cell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--</text:p>
          </table:table-cell>
          <table:table-cell table:number-columns-repeated="4" office:value-type="float" office:value="0.00202" calcext:value-type="float">
            <text:p>0.0020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.00202" calcext:value-type="float">
            <text:p>0.00202</text:p>
          </table:table-cell>
          <table:table-cell table:number-columns-repeated="12" office:value-type="float" office:value="1.06094" calcext:value-type="float">
            <text:p>1.06094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0196" calcext:value-type="float">
            <text:p>0.00196</text:p>
          </table:table-cell>
          <table:table-cell table:number-columns-repeated="3" office:value-type="string" calcext:value-type="string">
            <text:p>--</text:p>
          </table:table-cell>
          <table:table-cell table:number-columns-repeated="2" office:value-type="float" office:value="0.42674" calcext:value-type="float">
            <text:p>0.42674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2128" calcext:value-type="float">
            <text:p>0.002128</text:p>
          </table:table-cell>
          <table:table-cell office:value-type="string" calcext:value-type="string">
            <text:p>--</text:p>
          </table:table-cell>
          <table:table-cell table:number-columns-repeated="6" office:value-type="float" office:value="0.42792" calcext:value-type="float">
            <text:p>0.42792</text:p>
          </table:table-cell>
          <table:table-cell table:number-columns-repeated="4" office:value-type="float" office:value="0.00203" calcext:value-type="float">
            <text:p>0.00203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8559" calcext:value-type="float">
            <text:p>0.8559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8559" calcext:value-type="float">
            <text:p>0.8559</text:p>
          </table:table-cell>
          <table:table-cell table:number-columns-repeated="4" office:value-type="float" office:value="0.21361" calcext:value-type="float">
            <text:p>0.21361</text:p>
          </table:table-cell>
          <table:table-cell table:number-columns-repeated="6" office:value-type="float" office:value="0.85046" calcext:value-type="float">
            <text:p>0.85046</text:p>
          </table:table-cell>
          <table:table-cell table:number-columns-repeated="4" office:value-type="float" office:value="0.01294" calcext:value-type="float">
            <text:p>0.01294</text:p>
          </table:table-cell>
        </table:table-row>
        <table:table-row table:style-name="ro1">
          <table:table-cell office:value-type="time" office:time-value="PT01H06M00S" calcext:value-type="time">
            <text:p>01:06:00</text:p>
          </table:table-cell>
          <table:table-cell office:value-type="string" calcext:value-type="string">
            <text:p>E</text:p>
          </table:table-cell>
          <table:table-cell office:value-type="float" office:value="0.00492" calcext:value-type="float">
            <text:p>0.00492</text:p>
          </table:table-cell>
          <table:table-cell office:value-type="string" calcext:value-type="string">
            <text:p>--</text:p>
          </table:table-cell>
          <table:table-cell table:number-columns-repeated="4" office:value-type="float" office:value="0.00505" calcext:value-type="float">
            <text:p>0.00505</text:p>
          </table:table-cell>
          <table:table-cell office:value-type="string" calcext:value-type="string">
            <text:p>--</text:p>
          </table:table-cell>
          <table:table-cell table:number-columns-repeated="3" office:value-type="float" office:value="0.00505" calcext:value-type="float">
            <text:p>0.00505</text:p>
          </table:table-cell>
          <table:table-cell table:number-columns-repeated="12" office:value-type="float" office:value="2.64686" calcext:value-type="float">
            <text:p>2.64686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00489" calcext:value-type="float">
            <text:p>0.00489</text:p>
          </table:table-cell>
          <table:table-cell office:value-type="string" calcext:value-type="string">
            <text:p>--</text:p>
          </table:table-cell>
          <table:table-cell office:value-type="float" office:value="0.00489" calcext:value-type="float">
            <text:p>0.00489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1.06465" calcext:value-type="float">
            <text:p>1.0646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5309" calcext:value-type="float">
            <text:p>0.005309</text:p>
          </table:table-cell>
          <table:table-cell office:value-type="string" calcext:value-type="string">
            <text:p>--</text:p>
          </table:table-cell>
          <table:table-cell table:number-columns-repeated="6" office:value-type="float" office:value="1.06758" calcext:value-type="float">
            <text:p>1.06758</text:p>
          </table:table-cell>
          <table:table-cell table:number-columns-repeated="4" office:value-type="float" office:value="0.00506" calcext:value-type="float">
            <text:p>0.00506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2.13531" calcext:value-type="float">
            <text:p>2.13531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2.13531" calcext:value-type="float">
            <text:p>2.13531</text:p>
          </table:table-cell>
          <table:table-cell table:number-columns-repeated="4" office:value-type="float" office:value="0.53293" calcext:value-type="float">
            <text:p>0.53293</text:p>
          </table:table-cell>
          <table:table-cell table:number-columns-repeated="6" office:value-type="float" office:value="2.12176" calcext:value-type="float">
            <text:p>2.12176</text:p>
          </table:table-cell>
          <table:table-cell table:number-columns-repeated="4" office:value-type="float" office:value="0.03229" calcext:value-type="float">
            <text:p>0.03229</text:p>
          </table:table-cell>
        </table:table-row>
        <table:table-row table:style-name="ro1">
          <table:table-cell office:value-type="time" office:time-value="PT01H07M00S" calcext:value-type="time">
            <text:p>01:07:0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.00925" calcext:value-type="float">
            <text:p>0.00925</text:p>
          </table:table-cell>
          <table:table-cell table:number-columns-repeated="4" office:value-type="float" office:value="0.0095" calcext:value-type="float">
            <text:p>0.0095</text:p>
          </table:table-cell>
          <table:table-cell office:value-type="string" calcext:value-type="string">
            <text:p>--</text:p>
          </table:table-cell>
          <table:table-cell table:number-columns-repeated="3" office:value-type="float" office:value="0.0095" calcext:value-type="float">
            <text:p>0.0095</text:p>
          </table:table-cell>
          <table:table-cell table:number-columns-repeated="12" office:value-type="float" office:value="4.97843" calcext:value-type="float">
            <text:p>4.97843</text:p>
          </table:table-cell>
          <table:table-cell table:number-columns-repeated="3" office:value-type="float" office:value="0.0092" calcext:value-type="float">
            <text:p>0.0092</text:p>
          </table:table-cell>
          <table:table-cell office:value-type="string" calcext:value-type="string">
            <text:p>--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2.00249" calcext:value-type="float">
            <text:p>2.00249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09986" calcext:value-type="float">
            <text:p>0.009986</text:p>
          </table:table-cell>
          <table:table-cell office:value-type="string" calcext:value-type="string">
            <text:p>--</text:p>
          </table:table-cell>
          <table:table-cell table:number-columns-repeated="6" office:value-type="float" office:value="2.008" calcext:value-type="float">
            <text:p>2.008</text:p>
          </table:table-cell>
          <table:table-cell table:number-columns-repeated="4" office:value-type="float" office:value="0.00951" calcext:value-type="float">
            <text:p>0.00951</text:p>
          </table:table-cell>
          <table:table-cell table:number-columns-repeated="6" office:value-type="float" office:value="4.01628" calcext:value-type="float">
            <text:p>4.01628</text:p>
          </table:table-cell>
          <table:table-cell table:number-columns-repeated="4" office:value-type="float" office:value="1.00237" calcext:value-type="float">
            <text:p>1.00237</text:p>
          </table:table-cell>
          <table:table-cell table:number-columns-repeated="6" office:value-type="float" office:value="3.9908" calcext:value-type="float">
            <text:p>3.9908</text:p>
          </table:table-cell>
          <table:table-cell table:number-columns-repeated="4" office:value-type="float" office:value="0.06074" calcext:value-type="float">
            <text:p>0.06074</text:p>
          </table:table-cell>
        </table:table-row>
        <table:table-row table:style-name="ro1">
          <table:table-cell office:value-type="time" office:time-value="PT01H08M00S" calcext:value-type="time">
            <text:p>01:08:00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0.01944 !</text:p>
          </table:table-cell>
          <table:table-cell table:number-columns-repeated="8" office:value-type="string" calcext:value-type="string">
            <text:p>0.01997 !</text:p>
          </table:table-cell>
          <table:table-cell table:number-columns-repeated="4" office:value-type="string" calcext:value-type="string">
            <text:p>10.46783 !</text:p>
          </table:table-cell>
          <table:table-cell office:value-type="string" calcext:value-type="string">
            <text:p>--</text:p>
          </table:table-cell>
          <table:table-cell table:number-columns-repeated="7" office:value-type="string" calcext:value-type="string">
            <text:p>10.46783 !</text:p>
          </table:table-cell>
          <table:table-cell table:number-columns-repeated="5" office:value-type="string" calcext:value-type="string">
            <text:p>0.01935 !</text:p>
          </table:table-cell>
          <table:table-cell office:value-type="string" calcext:value-type="string">
            <text:p>--</text:p>
          </table:table-cell>
          <table:table-cell table:number-columns-repeated="3" office:value-type="string" calcext:value-type="string">
            <text:p>4.21051 !</text:p>
          </table:table-cell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0.020998 !</text:p>
          </table:table-cell>
          <table:table-cell table:number-columns-repeated="6" office:value-type="string" calcext:value-type="string">
            <text:p>4.22210 !</text:p>
          </table:table-cell>
          <table:table-cell table:number-columns-repeated="4" office:value-type="string" calcext:value-type="string">
            <text:p>0.02000 !</text:p>
          </table:table-cell>
          <table:table-cell table:number-columns-repeated="6" office:value-type="string" calcext:value-type="string">
            <text:p>8.44477 !</text:p>
          </table:table-cell>
          <table:table-cell table:number-columns-repeated="4" office:value-type="string" calcext:value-type="string">
            <text:p>2.10762 !</text:p>
          </table:table-cell>
          <table:table-cell table:number-columns-repeated="6" office:value-type="string" calcext:value-type="string">
            <text:p>8.39119 !</text:p>
          </table:table-cell>
          <table:table-cell table:number-columns-repeated="4" office:value-type="string" calcext:value-type="string">
            <text:p>0.12770 !</text:p>
          </table:table-cell>
        </table:table-row>
        <table:table-row table:style-name="ro1">
          <table:table-cell office:value-type="time" office:time-value="PT01H09M00S" calcext:value-type="time">
            <text:p>01:09:0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.0485" calcext:value-type="float">
            <text:p>0.0485</text:p>
          </table:table-cell>
          <table:table-cell table:number-columns-repeated="8" office:value-type="float" office:value="0.04983" calcext:value-type="float">
            <text:p>0.04983</text:p>
          </table:table-cell>
          <table:table-cell table:number-columns-repeated="4" office:value-type="float" office:value="26.1169" calcext:value-type="float">
            <text:p>26.1169</text:p>
          </table:table-cell>
          <table:table-cell office:value-type="string" calcext:value-type="string">
            <text:p>--</text:p>
          </table:table-cell>
          <table:table-cell table:number-columns-repeated="7" office:value-type="float" office:value="26.1169" calcext:value-type="float">
            <text:p>26.1169</text:p>
          </table:table-cell>
          <table:table-cell table:number-columns-repeated="6" office:value-type="float" office:value="0.04828" calcext:value-type="float">
            <text:p>0.04828</text:p>
          </table:table-cell>
          <table:table-cell table:number-columns-repeated="4" office:value-type="float" office:value="10.50508" calcext:value-type="float">
            <text:p>10.50508</text:p>
          </table:table-cell>
          <table:table-cell table:number-columns-repeated="2" office:value-type="float" office:value="0.052388" calcext:value-type="float">
            <text:p>0.052388</text:p>
          </table:table-cell>
          <table:table-cell table:number-columns-repeated="6" office:value-type="float" office:value="10.534" calcext:value-type="float">
            <text:p>10.534</text:p>
          </table:table-cell>
          <table:table-cell table:number-columns-repeated="4" office:value-type="float" office:value="0.04991" calcext:value-type="float">
            <text:p>0.04991</text:p>
          </table:table-cell>
          <table:table-cell table:number-columns-repeated="6" office:value-type="float" office:value="21.06943" calcext:value-type="float">
            <text:p>21.06943</text:p>
          </table:table-cell>
          <table:table-cell table:number-columns-repeated="4" office:value-type="float" office:value="5.25845" calcext:value-type="float">
            <text:p>5.25845</text:p>
          </table:table-cell>
          <table:table-cell table:number-columns-repeated="6" office:value-type="float" office:value="20.93575" calcext:value-type="float">
            <text:p>20.93575</text:p>
          </table:table-cell>
          <table:table-cell table:number-columns-repeated="4" office:value-type="float" office:value="0.31862" calcext:value-type="float">
            <text:p>0.31862</text:p>
          </table:table-cell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.09107" calcext:value-type="float">
            <text:p>0.09107</text:p>
          </table:table-cell>
          <table:table-cell table:number-columns-repeated="8" office:value-type="float" office:value="0.09357" calcext:value-type="float">
            <text:p>0.09357</text:p>
          </table:table-cell>
          <table:table-cell table:number-columns-repeated="4" office:value-type="float" office:value="49.03875" calcext:value-type="float">
            <text:p>49.03875</text:p>
          </table:table-cell>
          <table:table-cell office:value-type="string" calcext:value-type="string">
            <text:p>--</text:p>
          </table:table-cell>
          <table:table-cell table:number-columns-repeated="7" office:value-type="float" office:value="49.03875" calcext:value-type="float">
            <text:p>49.03875</text:p>
          </table:table-cell>
          <table:table-cell table:number-columns-repeated="6" office:value-type="float" office:value="0.09065" calcext:value-type="float">
            <text:p>0.09065</text:p>
          </table:table-cell>
          <table:table-cell office:value-type="string" calcext:value-type="string">
            <text:p>--</text:p>
          </table:table-cell>
          <table:table-cell table:number-columns-repeated="3" office:value-type="float" office:value="19.72501" calcext:value-type="float">
            <text:p>19.72501</text:p>
          </table:table-cell>
          <table:table-cell table:number-columns-repeated="2" office:value-type="float" office:value="0.098367" calcext:value-type="float">
            <text:p>0.098367</text:p>
          </table:table-cell>
          <table:table-cell table:number-columns-repeated="6" office:value-type="float" office:value="19.77931" calcext:value-type="float">
            <text:p>19.77931</text:p>
          </table:table-cell>
          <table:table-cell table:number-columns-repeated="4" office:value-type="float" office:value="0.09371" calcext:value-type="float">
            <text:p>0.09371</text:p>
          </table:table-cell>
          <table:table-cell table:number-columns-repeated="6" office:value-type="float" office:value="39.5613" calcext:value-type="float">
            <text:p>39.5613</text:p>
          </table:table-cell>
          <table:table-cell table:number-columns-repeated="4" office:value-type="float" office:value="9.8736" calcext:value-type="float">
            <text:p>9.8736</text:p>
          </table:table-cell>
          <table:table-cell table:number-columns-repeated="6" office:value-type="float" office:value="39.3103" calcext:value-type="float">
            <text:p>39.3103</text:p>
          </table:table-cell>
          <table:table-cell table:number-columns-repeated="4" office:value-type="float" office:value="0.59826" calcext:value-type="float">
            <text:p>0.59826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string" calcext:value-type="string">
            <text:p>0.02050 Q</text:p>
          </table:table-cell>
          <table:table-cell office:value-type="string" calcext:value-type="string">
            <text:p>0.02423 S</text:p>
          </table:table-cell>
          <table:table-cell office:value-type="string" calcext:value-type="string">
            <text:p>0.02416 S</text:p>
          </table:table-cell>
          <table:table-cell office:value-type="float" office:value="0.02457" calcext:value-type="float">
            <text:p>0.02457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385" calcext:value-type="float">
            <text:p>0.02385</text:p>
          </table:table-cell>
          <table:table-cell office:value-type="string" calcext:value-type="string">
            <text:p>0.02597 S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1.09803" calcext:value-type="float">
            <text:p>1.09803</text:p>
          </table:table-cell>
          <table:table-cell office:value-type="string" calcext:value-type="string">
            <text:p>1.10974 Q</text:p>
          </table:table-cell>
          <table:table-cell office:value-type="string" calcext:value-type="string">
            <text:p>1.09108 S</text:p>
          </table:table-cell>
          <table:table-cell office:value-type="string" calcext:value-type="string">
            <text:p>Uncal</text:p>
          </table:table-cell>
          <table:table-cell office:value-type="float" office:value="1.07488" calcext:value-type="float">
            <text:p>1.07488</text:p>
          </table:table-cell>
          <table:table-cell office:value-type="float" office:value="1.08442" calcext:value-type="float">
            <text:p>1.08442</text:p>
          </table:table-cell>
          <table:table-cell office:value-type="string" calcext:value-type="string">
            <text:p>1.12828 S</text:p>
          </table:table-cell>
          <table:table-cell office:value-type="string" calcext:value-type="string">
            <text:p>1.12233 S</text:p>
          </table:table-cell>
          <table:table-cell office:value-type="string" calcext:value-type="string">
            <text:p>1.12339 S</text:p>
          </table:table-cell>
          <table:table-cell office:value-type="float" office:value="1.07894" calcext:value-type="float">
            <text:p>1.07894</text:p>
          </table:table-cell>
          <table:table-cell office:value-type="float" office:value="1.08085" calcext:value-type="float">
            <text:p>1.08085</text:p>
          </table:table-cell>
          <table:table-cell office:value-type="string" calcext:value-type="string">
            <text:p>1.06325 S</text:p>
          </table:table-cell>
          <table:table-cell office:value-type="string" calcext:value-type="string">
            <text:p>0.00720 S</text:p>
          </table:table-cell>
          <table:table-cell office:value-type="string" calcext:value-type="string">
            <text:p>0.00809 Q</text:p>
          </table:table-cell>
          <table:table-cell office:value-type="string" calcext:value-type="string">
            <text:p>0.00825 Q</text:p>
          </table:table-cell>
          <table:table-cell office:value-type="string" calcext:value-type="string">
            <text:p>0.01015 S</text:p>
          </table:table-cell>
          <table:table-cell office:value-type="string" calcext:value-type="string">
            <text:p>0.00889 S</text:p>
          </table:table-cell>
          <table:table-cell office:value-type="string" calcext:value-type="string">
            <text:p>0.01207 Q</text:p>
          </table:table-cell>
          <table:table-cell office:value-type="float" office:value="0.10565" calcext:value-type="float">
            <text:p>0.10565</text:p>
          </table:table-cell>
          <table:table-cell office:value-type="string" calcext:value-type="string">
            <text:p>0.11370 Q</text:p>
          </table:table-cell>
          <table:table-cell office:value-type="string" calcext:value-type="string">
            <text:p>0.06600 Q</text:p>
          </table:table-cell>
          <table:table-cell office:value-type="string" calcext:value-type="string">
            <text:p>-0.00788 Su</text:p>
          </table:table-cell>
          <table:table-cell office:value-type="string" calcext:value-type="string">
            <text:p>0.000169 S</text:p>
          </table:table-cell>
          <table:table-cell office:value-type="string" calcext:value-type="string">
            <text:p>Uncal</text:p>
          </table:table-cell>
          <table:table-cell office:value-type="float" office:value="0.20903" calcext:value-type="float">
            <text:p>0.20903</text:p>
          </table:table-cell>
          <table:table-cell office:value-type="float" office:value="0.20791" calcext:value-type="float">
            <text:p>0.20791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21134" calcext:value-type="float">
            <text:p>0.21134</text:p>
          </table:table-cell>
          <table:table-cell office:value-type="float" office:value="0.21086" calcext:value-type="float">
            <text:p>0.21086</text:p>
          </table:table-cell>
          <table:table-cell office:value-type="float" office:value="0.20663" calcext:value-type="float">
            <text:p>0.20663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0.00491 S</text:p>
          </table:table-cell>
          <table:table-cell office:value-type="float" office:value="0.00498" calcext:value-type="float">
            <text:p>0.00498</text:p>
          </table:table-cell>
          <table:table-cell office:value-type="string" calcext:value-type="string">
            <text:p>0.00494 S</text:p>
          </table:table-cell>
          <table:table-cell office:value-type="string" calcext:value-type="string">
            <text:p>0.78099 Q</text:p>
          </table:table-cell>
          <table:table-cell office:value-type="float" office:value="1.03776" calcext:value-type="float">
            <text:p>1.03776</text:p>
          </table:table-cell>
          <table:table-cell office:value-type="float" office:value="1.06625" calcext:value-type="float">
            <text:p>1.06625</text:p>
          </table:table-cell>
          <table:table-cell office:value-type="string" calcext:value-type="string">
            <text:p>1.63055 S</text:p>
          </table:table-cell>
          <table:table-cell office:value-type="float" office:value="1.05223" calcext:value-type="float">
            <text:p>1.05223</text:p>
          </table:table-cell>
          <table:table-cell office:value-type="float" office:value="1.05748" calcext:value-type="float">
            <text:p>1.05748</text:p>
          </table:table-cell>
          <table:table-cell office:value-type="string" calcext:value-type="string">
            <text:p>1.14484 S</text:p>
          </table:table-cell>
          <table:table-cell office:value-type="string" calcext:value-type="string">
            <text:p>1.22397 S</text:p>
          </table:table-cell>
          <table:table-cell office:value-type="string" calcext:value-type="string">
            <text:p>1.08460 S</text:p>
          </table:table-cell>
          <table:table-cell office:value-type="string" calcext:value-type="string">
            <text:p>1.11252 S</text:p>
          </table:table-cell>
          <table:table-cell office:value-type="float" office:value="0.53039" calcext:value-type="float">
            <text:p>0.53039</text:p>
          </table:table-cell>
          <table:table-cell office:value-type="float" office:value="0.52884" calcext:value-type="float">
            <text:p>0.52884</text:p>
          </table:table-cell>
          <table:table-cell office:value-type="float" office:value="0.53692" calcext:value-type="float">
            <text:p>0.53692</text:p>
          </table:table-cell>
          <table:table-cell office:value-type="float" office:value="0.54747" calcext:value-type="float">
            <text:p>0.54747</text:p>
          </table:table-cell>
          <table:table-cell office:value-type="float" office:value="0.53089" calcext:value-type="float">
            <text:p>0.53089</text:p>
          </table:table-cell>
          <table:table-cell office:value-type="float" office:value="0.53479" calcext:value-type="float">
            <text:p>0.53479</text:p>
          </table:table-cell>
          <table:table-cell table:number-columns-repeated="2" office:value-type="float" office:value="0.02625" calcext:value-type="float">
            <text:p>0.02625</text:p>
          </table:table-cell>
          <table:table-cell office:value-type="float" office:value="0.02646" calcext:value-type="float">
            <text:p>0.02646</text:p>
          </table:table-cell>
          <table:table-cell office:value-type="float" office:value="0.02619" calcext:value-type="float">
            <text:p>0.02619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office:value-type="string" calcext:value-type="string">
            <text:p>0.02759 Q</text:p>
          </table:table-cell>
          <table:table-cell office:value-type="string" calcext:value-type="string">
            <text:p>0.03026 S</text:p>
          </table:table-cell>
          <table:table-cell office:value-type="string" calcext:value-type="string">
            <text:p>0.01374 S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47" calcext:value-type="float">
            <text:p>0.01347</text:p>
          </table:table-cell>
          <table:table-cell office:value-type="string" calcext:value-type="string">
            <text:p>0.01591 S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9.39326" calcext:value-type="float">
            <text:p>9.39326</text:p>
          </table:table-cell>
          <table:table-cell office:value-type="float" office:value="9.3209" calcext:value-type="float">
            <text:p>9.3209</text:p>
          </table:table-cell>
          <table:table-cell office:value-type="string" calcext:value-type="string">
            <text:p>9.25309 S</text:p>
          </table:table-cell>
          <table:table-cell office:value-type="string" calcext:value-type="string">
            <text:p>Uncal</text:p>
          </table:table-cell>
          <table:table-cell office:value-type="float" office:value="8.73764" calcext:value-type="float">
            <text:p>8.73764</text:p>
          </table:table-cell>
          <table:table-cell office:value-type="float" office:value="9.1322" calcext:value-type="float">
            <text:p>9.1322</text:p>
          </table:table-cell>
          <table:table-cell office:value-type="string" calcext:value-type="string">
            <text:p>9.38804 S</text:p>
          </table:table-cell>
          <table:table-cell office:value-type="string" calcext:value-type="string">
            <text:p>9.39274 S</text:p>
          </table:table-cell>
          <table:table-cell office:value-type="string" calcext:value-type="string">
            <text:p>9.29010 S</text:p>
          </table:table-cell>
          <table:table-cell office:value-type="float" office:value="8.9311" calcext:value-type="float">
            <text:p>8.9311</text:p>
          </table:table-cell>
          <table:table-cell office:value-type="float" office:value="8.97319" calcext:value-type="float">
            <text:p>8.97319</text:p>
          </table:table-cell>
          <table:table-cell office:value-type="string" calcext:value-type="string">
            <text:p>9.01669 S</text:p>
          </table:table-cell>
          <table:table-cell office:value-type="string" calcext:value-type="string">
            <text:p>0.07762 S</text:p>
          </table:table-cell>
          <table:table-cell office:value-type="float" office:value="0.08087" calcext:value-type="float">
            <text:p>0.08087</text:p>
          </table:table-cell>
          <table:table-cell office:value-type="float" office:value="0.08017" calcext:value-type="float">
            <text:p>0.08017</text:p>
          </table:table-cell>
          <table:table-cell office:value-type="string" calcext:value-type="string">
            <text:p>0.08102 S</text:p>
          </table:table-cell>
          <table:table-cell office:value-type="string" calcext:value-type="string">
            <text:p>0.07868 S</text:p>
          </table:table-cell>
          <table:table-cell office:value-type="float" office:value="0.07673" calcext:value-type="float">
            <text:p>0.07673</text:p>
          </table:table-cell>
          <table:table-cell office:value-type="float" office:value="0.70006" calcext:value-type="float">
            <text:p>0.70006</text:p>
          </table:table-cell>
          <table:table-cell office:value-type="float" office:value="0.68451" calcext:value-type="float">
            <text:p>0.68451</text:p>
          </table:table-cell>
          <table:table-cell office:value-type="string" calcext:value-type="string">
            <text:p>0.52643 Q</text:p>
          </table:table-cell>
          <table:table-cell office:value-type="string" calcext:value-type="string">
            <text:p>0.47877 S</text:p>
          </table:table-cell>
          <table:table-cell office:value-type="string" calcext:value-type="string">
            <text:p>0.000688 S</text:p>
          </table:table-cell>
          <table:table-cell office:value-type="string" calcext:value-type="string">
            <text:p>Uncal</text:p>
          </table:table-cell>
          <table:table-cell office:value-type="float" office:value="2.25208" calcext:value-type="float">
            <text:p>2.25208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2.30356" calcext:value-type="float">
            <text:p>2.30356</text:p>
          </table:table-cell>
          <table:table-cell office:value-type="float" office:value="2.28448" calcext:value-type="float">
            <text:p>2.28448</text:p>
          </table:table-cell>
          <table:table-cell office:value-type="float" office:value="2.28864" calcext:value-type="float">
            <text:p>2.28864</text:p>
          </table:table-cell>
          <table:table-cell office:value-type="float" office:value="2.25898" calcext:value-type="float">
            <text:p>2.25898</text:p>
          </table:table-cell>
          <table:table-cell office:value-type="float" office:value="0.00205" calcext:value-type="float">
            <text:p>0.00205</text:p>
          </table:table-cell>
          <table:table-cell office:value-type="string" calcext:value-type="string">
            <text:p>0.00217 S</text:p>
          </table:table-cell>
          <table:table-cell office:value-type="float" office:value="0.00201" calcext:value-type="float">
            <text:p>0.00201</text:p>
          </table:table-cell>
          <table:table-cell office:value-type="string" calcext:value-type="string">
            <text:p>0.00249 S</text:p>
          </table:table-cell>
          <table:table-cell office:value-type="float" office:value="2.6877" calcext:value-type="float">
            <text:p>2.6877</text:p>
          </table:table-cell>
          <table:table-cell office:value-type="float" office:value="2.91324" calcext:value-type="float">
            <text:p>2.91324</text:p>
          </table:table-cell>
          <table:table-cell office:value-type="float" office:value="2.93164" calcext:value-type="float">
            <text:p>2.93164</text:p>
          </table:table-cell>
          <table:table-cell office:value-type="string" calcext:value-type="string">
            <text:p>2.89510 S</text:p>
          </table:table-cell>
          <table:table-cell office:value-type="float" office:value="2.7795" calcext:value-type="float">
            <text:p>2.7795</text:p>
          </table:table-cell>
          <table:table-cell office:value-type="float" office:value="2.78786" calcext:value-type="float">
            <text:p>2.78786</text:p>
          </table:table-cell>
          <table:table-cell office:value-type="string" calcext:value-type="string">
            <text:p>2.06295 S</text:p>
          </table:table-cell>
          <table:table-cell office:value-type="string" calcext:value-type="string">
            <text:p>2.03582 S</text:p>
          </table:table-cell>
          <table:table-cell office:value-type="string" calcext:value-type="string">
            <text:p>1.86165 S</text:p>
          </table:table-cell>
          <table:table-cell office:value-type="string" calcext:value-type="string">
            <text:p>1.88419 S</text:p>
          </table:table-cell>
          <table:table-cell office:value-type="string" calcext:value-type="string">
            <text:p>2.38956 S</text:p>
          </table:table-cell>
          <table:table-cell office:value-type="string" calcext:value-type="string">
            <text:p>2.38960 S</text:p>
          </table:table-cell>
          <table:table-cell office:value-type="string" calcext:value-type="string">
            <text:p>2.40545 S</text:p>
          </table:table-cell>
          <table:table-cell office:value-type="string" calcext:value-type="string">
            <text:p>2.38567 S</text:p>
          </table:table-cell>
          <table:table-cell office:value-type="string" calcext:value-type="string">
            <text:p>2.39436 S</text:p>
          </table:table-cell>
          <table:table-cell office:value-type="string" calcext:value-type="string">
            <text:p>2.40115 S</text:p>
          </table:table-cell>
          <table:table-cell office:value-type="float" office:value="0.04124" calcext:value-type="float">
            <text:p>0.04124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04161" calcext:value-type="float">
            <text:p>0.04161</text:p>
          </table:table-cell>
          <table:table-cell office:value-type="float" office:value="0.04202" calcext:value-type="float">
            <text:p>0.04202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EP24-001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0.02078" calcext:value-type="float">
            <text:p>0.02078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016" calcext:value-type="float">
            <text:p>0.02016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7.18852" calcext:value-type="float">
            <text:p>7.18852</text:p>
          </table:table-cell>
          <table:table-cell office:value-type="float" office:value="7.15326" calcext:value-type="float">
            <text:p>7.15326</text:p>
          </table:table-cell>
          <table:table-cell office:value-type="float" office:value="7.0814" calcext:value-type="float">
            <text:p>7.0814</text:p>
          </table:table-cell>
          <table:table-cell office:value-type="string" calcext:value-type="string">
            <text:p>Uncal</text:p>
          </table:table-cell>
          <table:table-cell office:value-type="float" office:value="6.84664" calcext:value-type="float">
            <text:p>6.84664</text:p>
          </table:table-cell>
          <table:table-cell office:value-type="float" office:value="7.06338" calcext:value-type="float">
            <text:p>7.06338</text:p>
          </table:table-cell>
          <table:table-cell office:value-type="float" office:value="7.27134" calcext:value-type="float">
            <text:p>7.27134</text:p>
          </table:table-cell>
          <table:table-cell office:value-type="float" office:value="7.2497" calcext:value-type="float">
            <text:p>7.2497</text:p>
          </table:table-cell>
          <table:table-cell office:value-type="float" office:value="7.15441" calcext:value-type="float">
            <text:p>7.15441</text:p>
          </table:table-cell>
          <table:table-cell office:value-type="float" office:value="6.93625" calcext:value-type="float">
            <text:p>6.93625</text:p>
          </table:table-cell>
          <table:table-cell office:value-type="float" office:value="6.95386" calcext:value-type="float">
            <text:p>6.95386</text:p>
          </table:table-cell>
          <table:table-cell office:value-type="float" office:value="6.82438" calcext:value-type="float">
            <text:p>6.82438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1.08458" calcext:value-type="float">
            <text:p>1.08458</text:p>
          </table:table-cell>
          <table:table-cell office:value-type="float" office:value="1.05806" calcext:value-type="float">
            <text:p>1.05806</text:p>
          </table:table-cell>
          <table:table-cell office:value-type="float" office:value="0.83785" calcext:value-type="float">
            <text:p>0.83785</text:p>
          </table:table-cell>
          <table:table-cell office:value-type="float" office:value="1.16978" calcext:value-type="float">
            <text:p>1.16978</text:p>
          </table:table-cell>
          <table:table-cell office:value-type="float" office:value="0.000344" calcext:value-type="float">
            <text:p>0.000344</text:p>
          </table:table-cell>
          <table:table-cell office:value-type="string" calcext:value-type="string">
            <text:p>Uncal</text:p>
          </table:table-cell>
          <table:table-cell office:value-type="float" office:value="1.40854" calcext:value-type="float">
            <text:p>1.40854</text:p>
          </table:table-cell>
          <table:table-cell office:value-type="float" office:value="1.41308" calcext:value-type="float">
            <text:p>1.41308</text:p>
          </table:table-cell>
          <table:table-cell office:value-type="float" office:value="1.43646" calcext:value-type="float">
            <text:p>1.43646</text:p>
          </table:table-cell>
          <table:table-cell office:value-type="float" office:value="1.44641" calcext:value-type="float">
            <text:p>1.44641</text:p>
          </table:table-cell>
          <table:table-cell office:value-type="float" office:value="1.43653" calcext:value-type="float">
            <text:p>1.43653</text:p>
          </table:table-cell>
          <table:table-cell office:value-type="float" office:value="1.40354" calcext:value-type="float">
            <text:p>1.4035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6.30829" calcext:value-type="float">
            <text:p>6.30829</text:p>
          </table:table-cell>
          <table:table-cell office:value-type="float" office:value="6.37233" calcext:value-type="float">
            <text:p>6.37233</text:p>
          </table:table-cell>
          <table:table-cell office:value-type="float" office:value="6.46024" calcext:value-type="float">
            <text:p>6.46024</text:p>
          </table:table-cell>
          <table:table-cell office:value-type="float" office:value="6.13584" calcext:value-type="float">
            <text:p>6.13584</text:p>
          </table:table-cell>
          <table:table-cell office:value-type="float" office:value="6.16233" calcext:value-type="float">
            <text:p>6.16233</text:p>
          </table:table-cell>
          <table:table-cell office:value-type="float" office:value="6.14395" calcext:value-type="float">
            <text:p>6.14395</text:p>
          </table:table-cell>
          <table:table-cell office:value-type="float" office:value="0.72057" calcext:value-type="float">
            <text:p>0.72057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62901" calcext:value-type="float">
            <text:p>0.62901</text:p>
          </table:table-cell>
          <table:table-cell office:value-type="float" office:value="0.58883" calcext:value-type="float">
            <text:p>0.58883</text:p>
          </table:table-cell>
          <table:table-cell office:value-type="float" office:value="9.26523" calcext:value-type="float">
            <text:p>9.26523</text:p>
          </table:table-cell>
          <table:table-cell office:value-type="float" office:value="9.27577" calcext:value-type="float">
            <text:p>9.27577</text:p>
          </table:table-cell>
          <table:table-cell office:value-type="float" office:value="9.39471" calcext:value-type="float">
            <text:p>9.39471</text:p>
          </table:table-cell>
          <table:table-cell office:value-type="float" office:value="9.25356" calcext:value-type="float">
            <text:p>9.25356</text:p>
          </table:table-cell>
          <table:table-cell office:value-type="float" office:value="9.14545" calcext:value-type="float">
            <text:p>9.14545</text:p>
          </table:table-cell>
          <table:table-cell office:value-type="float" office:value="9.21023" calcext:value-type="float">
            <text:p>9.21023</text:p>
          </table:table-cell>
          <table:table-cell office:value-type="float" office:value="0.07971" calcext:value-type="float">
            <text:p>0.07971</text:p>
          </table:table-cell>
          <table:table-cell office:value-type="float" office:value="0.07939" calcext:value-type="float">
            <text:p>0.07939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7999" calcext:value-type="float">
            <text:p>0.07999</text:p>
          </table:table-cell>
        </table:table-row>
        <table:table-row table:style-name="ro1"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NEP24-00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35.00312" calcext:value-type="float">
            <text:p>35.00312</text:p>
          </table:table-cell>
          <table:table-cell office:value-type="float" office:value="34.94596" calcext:value-type="float">
            <text:p>34.94596</text:p>
          </table:table-cell>
          <table:table-cell office:value-type="float" office:value="34.35544" calcext:value-type="float">
            <text:p>34.35544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####</text:p>
          </table:table-cell>
          <table:table-cell office:value-type="float" office:value="32.27972" calcext:value-type="float">
            <text:p>32.27972</text:p>
          </table:table-cell>
          <table:table-cell office:value-type="float" office:value="34.94936" calcext:value-type="float">
            <text:p>34.94936</text:p>
          </table:table-cell>
          <table:table-cell office:value-type="float" office:value="34.98737" calcext:value-type="float">
            <text:p>34.98737</text:p>
          </table:table-cell>
          <table:table-cell office:value-type="float" office:value="34.70955" calcext:value-type="float">
            <text:p>34.70955</text:p>
          </table:table-cell>
          <table:table-cell office:value-type="float" office:value="32.96487" calcext:value-type="float">
            <text:p>32.96487</text:p>
          </table:table-cell>
          <table:table-cell office:value-type="float" office:value="32.89458" calcext:value-type="float">
            <text:p>32.89458</text:p>
          </table:table-cell>
          <table:table-cell office:value-type="float" office:value="32.79236" calcext:value-type="float">
            <text:p>32.79236</text:p>
          </table:table-cell>
          <table:table-cell office:value-type="string" calcext:value-type="string">
            <text:p>-0.00014 u</text:p>
          </table:table-cell>
          <table:table-cell office:value-type="float" office:value="0.00079" calcext:value-type="float">
            <text:p>0.00079</text:p>
          </table:table-cell>
          <table:table-cell office:value-type="string" calcext:value-type="string">
            <text:p>0.00033 u</text:p>
          </table:table-cell>
          <table:table-cell office:value-type="string" calcext:value-type="string">
            <text:p>-0.00024 u</text:p>
          </table:table-cell>
          <table:table-cell office:value-type="string" calcext:value-type="string">
            <text:p>0.00092 u</text:p>
          </table:table-cell>
          <table:table-cell office:value-type="string" calcext:value-type="string">
            <text:p>0.00065 u</text:p>
          </table:table-cell>
          <table:table-cell office:value-type="float" office:value="3.2097" calcext:value-type="float">
            <text:p>3.2097</text:p>
          </table:table-cell>
          <table:table-cell office:value-type="float" office:value="3.25521" calcext:value-type="float">
            <text:p>3.25521</text:p>
          </table:table-cell>
          <table:table-cell office:value-type="float" office:value="2.87403" calcext:value-type="float">
            <text:p>2.87403</text:p>
          </table:table-cell>
          <table:table-cell office:value-type="float" office:value="2.35596" calcext:value-type="float">
            <text:p>2.35596</text:p>
          </table:table-cell>
          <table:table-cell office:value-type="float" office:value="0.003698" calcext:value-type="float">
            <text:p>0.003698</text:p>
          </table:table-cell>
          <table:table-cell office:value-type="string" calcext:value-type="string">
            <text:p>Uncal</text:p>
          </table:table-cell>
          <table:table-cell office:value-type="float" office:value="3.50464" calcext:value-type="float">
            <text:p>3.50464</text:p>
          </table:table-cell>
          <table:table-cell office:value-type="float" office:value="3.50658" calcext:value-type="float">
            <text:p>3.50658</text:p>
          </table:table-cell>
          <table:table-cell office:value-type="float" office:value="3.61765" calcext:value-type="float">
            <text:p>3.61765</text:p>
          </table:table-cell>
          <table:table-cell office:value-type="float" office:value="3.62699" calcext:value-type="float">
            <text:p>3.62699</text:p>
          </table:table-cell>
          <table:table-cell office:value-type="float" office:value="3.62363" calcext:value-type="float">
            <text:p>3.62363</text:p>
          </table:table-cell>
          <table:table-cell office:value-type="float" office:value="3.54308" calcext:value-type="float">
            <text:p>3.54308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0.00031 u</text:p>
          </table:table-cell>
          <table:table-cell office:value-type="float" office:value="9.28784" calcext:value-type="float">
            <text:p>9.28784</text:p>
          </table:table-cell>
          <table:table-cell office:value-type="float" office:value="9.40572" calcext:value-type="float">
            <text:p>9.40572</text:p>
          </table:table-cell>
          <table:table-cell office:value-type="float" office:value="9.34803" calcext:value-type="float">
            <text:p>9.34803</text:p>
          </table:table-cell>
          <table:table-cell office:value-type="float" office:value="8.64679" calcext:value-type="float">
            <text:p>8.64679</text:p>
          </table:table-cell>
          <table:table-cell office:value-type="float" office:value="8.56139" calcext:value-type="float">
            <text:p>8.56139</text:p>
          </table:table-cell>
          <table:table-cell office:value-type="float" office:value="8.53567" calcext:value-type="float">
            <text:p>8.53567</text:p>
          </table:table-cell>
          <table:table-cell office:value-type="float" office:value="4.48186" calcext:value-type="float">
            <text:p>4.48186</text:p>
          </table:table-cell>
          <table:table-cell office:value-type="float" office:value="4.15231" calcext:value-type="float">
            <text:p>4.15231</text:p>
          </table:table-cell>
          <table:table-cell office:value-type="float" office:value="3.80305" calcext:value-type="float">
            <text:p>3.80305</text:p>
          </table:table-cell>
          <table:table-cell office:value-type="float" office:value="3.72985" calcext:value-type="float">
            <text:p>3.72985</text:p>
          </table:table-cell>
          <table:table-cell office:value-type="float" office:value="16.17373" calcext:value-type="float">
            <text:p>16.17373</text:p>
          </table:table-cell>
          <table:table-cell office:value-type="float" office:value="16.17506" calcext:value-type="float">
            <text:p>16.17506</text:p>
          </table:table-cell>
          <table:table-cell office:value-type="float" office:value="16.48846" calcext:value-type="float">
            <text:p>16.48846</text:p>
          </table:table-cell>
          <table:table-cell office:value-type="float" office:value="16.17365" calcext:value-type="float">
            <text:p>16.17365</text:p>
          </table:table-cell>
          <table:table-cell office:value-type="float" office:value="16.0471" calcext:value-type="float">
            <text:p>16.0471</text:p>
          </table:table-cell>
          <table:table-cell office:value-type="float" office:value="16.10958" calcext:value-type="float">
            <text:p>16.10958</text:p>
          </table:table-cell>
          <table:table-cell office:value-type="float" office:value="0.03635" calcext:value-type="float">
            <text:p>0.03635</text:p>
          </table:table-cell>
          <table:table-cell office:value-type="float" office:value="0.03793" calcext:value-type="float">
            <text:p>0.03793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3868" calcext:value-type="float">
            <text:p>0.03868</text:p>
          </table:table-cell>
        </table:table-row>
        <table:table-row table:style-name="ro1"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NEP24-003</text:p>
          </table:table-cell>
          <table:table-cell office:value-type="float" office:value="0.00225" calcext:value-type="float">
            <text:p>0.00225</text:p>
          </table:table-cell>
          <table:table-cell office:value-type="string" calcext:value-type="string">
            <text:p>0.00237 u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9.85737" calcext:value-type="float">
            <text:p>9.85737</text:p>
          </table:table-cell>
          <table:table-cell office:value-type="float" office:value="9.83119" calcext:value-type="float">
            <text:p>9.83119</text:p>
          </table:table-cell>
          <table:table-cell office:value-type="float" office:value="9.76047" calcext:value-type="float">
            <text:p>9.76047</text:p>
          </table:table-cell>
          <table:table-cell office:value-type="string" calcext:value-type="string">
            <text:p>Uncal</text:p>
          </table:table-cell>
          <table:table-cell office:value-type="float" office:value="9.23517" calcext:value-type="float">
            <text:p>9.23517</text:p>
          </table:table-cell>
          <table:table-cell office:value-type="float" office:value="9.82829" calcext:value-type="float">
            <text:p>9.82829</text:p>
          </table:table-cell>
          <table:table-cell office:value-type="float" office:value="9.95968" calcext:value-type="float">
            <text:p>9.95968</text:p>
          </table:table-cell>
          <table:table-cell office:value-type="float" office:value="10.00773" calcext:value-type="float">
            <text:p>10.00773</text:p>
          </table:table-cell>
          <table:table-cell office:value-type="float" office:value="9.87304" calcext:value-type="float">
            <text:p>9.87304</text:p>
          </table:table-cell>
          <table:table-cell office:value-type="float" office:value="9.38871" calcext:value-type="float">
            <text:p>9.38871</text:p>
          </table:table-cell>
          <table:table-cell office:value-type="float" office:value="9.41324" calcext:value-type="float">
            <text:p>9.41324</text:p>
          </table:table-cell>
          <table:table-cell office:value-type="float" office:value="9.3624" calcext:value-type="float">
            <text:p>9.3624</text:p>
          </table:table-cell>
          <table:table-cell office:value-type="string" calcext:value-type="string">
            <text:p>0.00025 u</text:p>
          </table:table-cell>
          <table:table-cell office:value-type="string" calcext:value-type="string">
            <text:p>-0.00004 u</text:p>
          </table:table-cell>
          <table:table-cell office:value-type="string" calcext:value-type="string">
            <text:p>0.00003 u</text:p>
          </table:table-cell>
          <table:table-cell office:value-type="string" calcext:value-type="string">
            <text:p>-0.00328 u</text:p>
          </table:table-cell>
          <table:table-cell office:value-type="string" calcext:value-type="string">
            <text:p>0.00008 u</text:p>
          </table:table-cell>
          <table:table-cell office:value-type="string" calcext:value-type="string">
            <text:p>0.00241 u</text:p>
          </table:table-cell>
          <table:table-cell office:value-type="float" office:value="3.08749" calcext:value-type="float">
            <text:p>3.08749</text:p>
          </table:table-cell>
          <table:table-cell office:value-type="float" office:value="3.12063" calcext:value-type="float">
            <text:p>3.12063</text:p>
          </table:table-cell>
          <table:table-cell office:value-type="float" office:value="2.83704" calcext:value-type="float">
            <text:p>2.83704</text:p>
          </table:table-cell>
          <table:table-cell office:value-type="float" office:value="2.19274" calcext:value-type="float">
            <text:p>2.19274</text:p>
          </table:table-cell>
          <table:table-cell office:value-type="float" office:value="0.002411" calcext:value-type="float">
            <text:p>0.002411</text:p>
          </table:table-cell>
          <table:table-cell office:value-type="string" calcext:value-type="string">
            <text:p>Uncal</text:p>
          </table:table-cell>
          <table:table-cell office:value-type="float" office:value="2.86642" calcext:value-type="float">
            <text:p>2.86642</text:p>
          </table:table-cell>
          <table:table-cell office:value-type="float" office:value="2.86928" calcext:value-type="float">
            <text:p>2.86928</text:p>
          </table:table-cell>
          <table:table-cell office:value-type="float" office:value="2.93132" calcext:value-type="float">
            <text:p>2.93132</text:p>
          </table:table-cell>
          <table:table-cell office:value-type="float" office:value="2.92874" calcext:value-type="float">
            <text:p>2.92874</text:p>
          </table:table-cell>
          <table:table-cell office:value-type="float" office:value="2.926" calcext:value-type="float">
            <text:p>2.926</text:p>
          </table:table-cell>
          <table:table-cell office:value-type="float" office:value="2.85549" calcext:value-type="float">
            <text:p>2.85549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9" calcext:value-type="float">
            <text:p>0.00049</text:p>
          </table:table-cell>
          <table:table-cell office:value-type="string" calcext:value-type="string">
            <text:p>0.00065 u</text:p>
          </table:table-cell>
          <table:table-cell office:value-type="float" office:value="9.32129" calcext:value-type="float">
            <text:p>9.32129</text:p>
          </table:table-cell>
          <table:table-cell office:value-type="float" office:value="9.28375" calcext:value-type="float">
            <text:p>9.28375</text:p>
          </table:table-cell>
          <table:table-cell office:value-type="float" office:value="9.24068" calcext:value-type="float">
            <text:p>9.24068</text:p>
          </table:table-cell>
          <table:table-cell office:value-type="float" office:value="8.20405" calcext:value-type="float">
            <text:p>8.20405</text:p>
          </table:table-cell>
          <table:table-cell office:value-type="float" office:value="8.77694" calcext:value-type="float">
            <text:p>8.77694</text:p>
          </table:table-cell>
          <table:table-cell office:value-type="float" office:value="8.73438" calcext:value-type="float">
            <text:p>8.73438</text:p>
          </table:table-cell>
          <table:table-cell office:value-type="float" office:value="5.27374" calcext:value-type="float">
            <text:p>5.27374</text:p>
          </table:table-cell>
          <table:table-cell office:value-type="float" office:value="5.39517" calcext:value-type="float">
            <text:p>5.39517</text:p>
          </table:table-cell>
          <table:table-cell office:value-type="float" office:value="4.83055" calcext:value-type="float">
            <text:p>4.83055</text:p>
          </table:table-cell>
          <table:table-cell office:value-type="float" office:value="4.87243" calcext:value-type="float">
            <text:p>4.87243</text:p>
          </table:table-cell>
          <table:table-cell office:value-type="float" office:value="15.11832" calcext:value-type="float">
            <text:p>15.11832</text:p>
          </table:table-cell>
          <table:table-cell office:value-type="float" office:value="15.0983" calcext:value-type="float">
            <text:p>15.0983</text:p>
          </table:table-cell>
          <table:table-cell office:value-type="float" office:value="15.38347" calcext:value-type="float">
            <text:p>15.38347</text:p>
          </table:table-cell>
          <table:table-cell office:value-type="float" office:value="14.90368" calcext:value-type="float">
            <text:p>14.90368</text:p>
          </table:table-cell>
          <table:table-cell office:value-type="float" office:value="14.85461" calcext:value-type="float">
            <text:p>14.85461</text:p>
          </table:table-cell>
          <table:table-cell office:value-type="float" office:value="14.93053" calcext:value-type="float">
            <text:p>14.93053</text:p>
          </table:table-cell>
          <table:table-cell office:value-type="float" office:value="0.03753" calcext:value-type="float">
            <text:p>0.03753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0.03773" calcext:value-type="float">
            <text:p>0.03773</text:p>
          </table:table-cell>
          <table:table-cell office:value-type="float" office:value="0.03813" calcext:value-type="float">
            <text:p>0.03813</text:p>
          </table:table-cell>
        </table:table-row>
        <table:table-row table:style-name="ro1"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NEP24-005</text:p>
          </table:table-cell>
          <table:table-cell office:value-type="string" calcext:value-type="string">
            <text:p>-0.00015 u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0.00229 u</text:p>
          </table:table-cell>
          <table:table-cell office:value-type="string" calcext:value-type="string">
            <text:p>0.00005 u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13978" calcext:value-type="float">
            <text:p>0.13978</text:p>
          </table:table-cell>
          <table:table-cell office:value-type="float" office:value="0.16561" calcext:value-type="float">
            <text:p>0.16561</text:p>
          </table:table-cell>
          <table:table-cell office:value-type="float" office:value="0.16678" calcext:value-type="float">
            <text:p>0.16678</text:p>
          </table:table-cell>
          <table:table-cell office:value-type="string" calcext:value-type="string">
            <text:p>Uncal</text:p>
          </table:table-cell>
          <table:table-cell office:value-type="float" office:value="0.15949" calcext:value-type="float">
            <text:p>0.15949</text:p>
          </table:table-cell>
          <table:table-cell office:value-type="float" office:value="0.16231" calcext:value-type="float">
            <text:p>0.16231</text:p>
          </table:table-cell>
          <table:table-cell office:value-type="float" office:value="0.15231" calcext:value-type="float">
            <text:p>0.15231</text:p>
          </table:table-cell>
          <table:table-cell office:value-type="float" office:value="0.17149" calcext:value-type="float">
            <text:p>0.17149</text:p>
          </table:table-cell>
          <table:table-cell office:value-type="float" office:value="0.1774" calcext:value-type="float">
            <text:p>0.1774</text:p>
          </table:table-cell>
          <table:table-cell office:value-type="float" office:value="0.15917" calcext:value-type="float">
            <text:p>0.15917</text:p>
          </table:table-cell>
          <table:table-cell office:value-type="float" office:value="0.15771" calcext:value-type="float">
            <text:p>0.15771</text:p>
          </table:table-cell>
          <table:table-cell office:value-type="float" office:value="0.15546" calcext:value-type="float">
            <text:p>0.15546</text:p>
          </table:table-cell>
          <table:table-cell office:value-type="string" calcext:value-type="string">
            <text:p>-0.00091 u</text:p>
          </table:table-cell>
          <table:table-cell office:value-type="string" calcext:value-type="string">
            <text:p>0.00036 u</text:p>
          </table:table-cell>
          <table:table-cell office:value-type="string" calcext:value-type="string">
            <text:p>0.00004 u</text:p>
          </table:table-cell>
          <table:table-cell office:value-type="string" calcext:value-type="string">
            <text:p>-0.00682 u</text:p>
          </table:table-cell>
          <table:table-cell office:value-type="string" calcext:value-type="string">
            <text:p>0.00109 u</text:p>
          </table:table-cell>
          <table:table-cell office:value-type="string" calcext:value-type="string">
            <text:p>0.00141 u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2079" calcext:value-type="float">
            <text:p>0.02079</text:p>
          </table:table-cell>
          <table:table-cell office:value-type="string" calcext:value-type="string">
            <text:p>0.00654 u</text:p>
          </table:table-cell>
          <table:table-cell office:value-type="string" calcext:value-type="string">
            <text:p>-0.29930 u</text:p>
          </table:table-cell>
          <table:table-cell office:value-type="float" office:value="0.000147" calcext:value-type="float">
            <text:p>0.000147</text:p>
          </table:table-cell>
          <table:table-cell office:value-type="string" calcext:value-type="string">
            <text:p>Uncal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025" calcext:value-type="float">
            <text:p>0.00025</text:p>
          </table:table-cell>
          <table:table-cell office:value-type="string" calcext:value-type="string">
            <text:p>0.00013 u</text:p>
          </table:table-cell>
          <table:table-cell office:value-type="string" calcext:value-type="string">
            <text:p>0.00018 u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5208" calcext:value-type="float">
            <text:p>0.05208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02" calcext:value-type="float">
            <text:p>0.01702</text:p>
          </table:table-cell>
          <table:table-cell office:value-type="string" calcext:value-type="string">
            <text:p>0.61837 u</text:p>
          </table:table-cell>
          <table:table-cell office:value-type="float" office:value="0.04899" calcext:value-type="float">
            <text:p>0.04899</text:p>
          </table:table-cell>
          <table:table-cell office:value-type="string" calcext:value-type="string">
            <text:p>-0.01166 u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4608" calcext:value-type="float">
            <text:p>0.04608</text:p>
          </table:table-cell>
          <table:table-cell office:value-type="string" calcext:value-type="string">
            <text:p>0.07608 u</text:p>
          </table:table-cell>
          <table:table-cell office:value-type="float" office:value="0.08707" calcext:value-type="float">
            <text:p>0.08707</text:p>
          </table:table-cell>
          <table:table-cell office:value-type="string" calcext:value-type="string">
            <text:p>0.00571 u</text:p>
          </table:table-cell>
          <table:table-cell office:value-type="string" calcext:value-type="string">
            <text:p>0.00002 u</text:p>
          </table:table-cell>
          <table:table-cell office:value-type="string" calcext:value-type="string">
            <text:p>0.00377 u</text:p>
          </table:table-cell>
          <table:table-cell office:value-type="string" calcext:value-type="string">
            <text:p>-0.05864 u</text:p>
          </table:table-cell>
          <table:table-cell office:value-type="string" calcext:value-type="string">
            <text:p>0.00619 u</text:p>
          </table:table-cell>
          <table:table-cell office:value-type="string" calcext:value-type="string">
            <text:p>0.00496 u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NEP24-006</text:p>
          </table:table-cell>
          <table:table-cell office:value-type="string" calcext:value-type="string">
            <text:p>0.00000 u</text:p>
          </table:table-cell>
          <table:table-cell office:value-type="string" calcext:value-type="string">
            <text:p>0.00384 u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0.00145 u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14472" calcext:value-type="float">
            <text:p>0.14472</text:p>
          </table:table-cell>
          <table:table-cell office:value-type="float" office:value="0.17127" calcext:value-type="float">
            <text:p>0.17127</text:p>
          </table:table-cell>
          <table:table-cell office:value-type="float" office:value="0.17033" calcext:value-type="float">
            <text:p>0.17033</text:p>
          </table:table-cell>
          <table:table-cell office:value-type="string" calcext:value-type="string">
            <text:p>Uncal</text:p>
          </table:table-cell>
          <table:table-cell office:value-type="float" office:value="0.16492" calcext:value-type="float">
            <text:p>0.16492</text:p>
          </table:table-cell>
          <table:table-cell office:value-type="float" office:value="0.16671" calcext:value-type="float">
            <text:p>0.16671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17694" calcext:value-type="float">
            <text:p>0.17694</text:p>
          </table:table-cell>
          <table:table-cell office:value-type="float" office:value="0.17859" calcext:value-type="float">
            <text:p>0.17859</text:p>
          </table:table-cell>
          <table:table-cell office:value-type="float" office:value="0.16419" calcext:value-type="float">
            <text:p>0.16419</text:p>
          </table:table-cell>
          <table:table-cell office:value-type="float" office:value="0.16298" calcext:value-type="float">
            <text:p>0.16298</text:p>
          </table:table-cell>
          <table:table-cell office:value-type="float" office:value="0.16147" calcext:value-type="float">
            <text:p>0.16147</text:p>
          </table:table-cell>
          <table:table-cell office:value-type="string" calcext:value-type="string">
            <text:p>-0.00101 u</text:p>
          </table:table-cell>
          <table:table-cell office:value-type="string" calcext:value-type="string">
            <text:p>-0.00019 u</text:p>
          </table:table-cell>
          <table:table-cell office:value-type="string" calcext:value-type="string">
            <text:p>-0.00061 u</text:p>
          </table:table-cell>
          <table:table-cell office:value-type="string" calcext:value-type="string">
            <text:p>-0.00100 u</text:p>
          </table:table-cell>
          <table:table-cell office:value-type="string" calcext:value-type="string">
            <text:p>-0.00087 u</text:p>
          </table:table-cell>
          <table:table-cell office:value-type="string" calcext:value-type="string">
            <text:p>-0.00170 u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0.01583" calcext:value-type="float">
            <text:p>0.01583</text:p>
          </table:table-cell>
          <table:table-cell office:value-type="string" calcext:value-type="string">
            <text:p>0.00154 u</text:p>
          </table:table-cell>
          <table:table-cell office:value-type="string" calcext:value-type="string">
            <text:p>-0.13821 u</text:p>
          </table:table-cell>
          <table:table-cell office:value-type="float" office:value="0.000091" calcext:value-type="float">
            <text:p>9.1E-05</text:p>
          </table:table-cell>
          <table:table-cell office:value-type="string" calcext:value-type="string">
            <text:p>Uncal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028" calcext:value-type="float">
            <text:p>0.00028</text:p>
          </table:table-cell>
          <table:table-cell office:value-type="string" calcext:value-type="string">
            <text:p>0.00018 u</text:p>
          </table:table-cell>
          <table:table-cell office:value-type="string" calcext:value-type="string">
            <text:p>0.00019 u</text:p>
          </table:table-cell>
          <table:table-cell office:value-type="string" calcext:value-type="string">
            <text:p>0.00020 u</text:p>
          </table:table-cell>
          <table:table-cell office:value-type="float" office:value="0.05545" calcext:value-type="float">
            <text:p>0.05545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03906" calcext:value-type="float">
            <text:p>0.03906</text:p>
          </table:table-cell>
          <table:table-cell office:value-type="string" calcext:value-type="string">
            <text:p>-0.01721 u</text:p>
          </table:table-cell>
          <table:table-cell office:value-type="string" calcext:value-type="string">
            <text:p>0.05434 u</text:p>
          </table:table-cell>
          <table:table-cell office:value-type="float" office:value="0.06415" calcext:value-type="float">
            <text:p>0.06415</text:p>
          </table:table-cell>
          <table:table-cell office:value-type="float" office:value="0.08301" calcext:value-type="float">
            <text:p>0.08301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02333" calcext:value-type="float">
            <text:p>0.02333</text:p>
          </table:table-cell>
          <table:table-cell office:value-type="string" calcext:value-type="string">
            <text:p>-0.00114 u</text:p>
          </table:table-cell>
          <table:table-cell office:value-type="string" calcext:value-type="string">
            <text:p>0.00269 u</text:p>
          </table:table-cell>
          <table:table-cell office:value-type="string" calcext:value-type="string">
            <text:p>0.01700 u</text:p>
          </table:table-cell>
          <table:table-cell office:value-type="string" calcext:value-type="string">
            <text:p>0.00829 u</text:p>
          </table:table-cell>
          <table:table-cell office:value-type="string" calcext:value-type="string">
            <text:p>-0.00269 u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0.00013" calcext:value-type="float">
            <text:p>0.00013</text:p>
          </table:table-cell>
          <table:table-cell office:value-type="string" calcext:value-type="string">
            <text:p>0.00006 u</text:p>
          </table:table-cell>
        </table:table-row>
        <table:table-row table:style-name="ro1"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NEP24-008</text:p>
          </table:table-cell>
          <table:table-cell office:value-type="string" calcext:value-type="string">
            <text:p>0.00023 u</text:p>
          </table:table-cell>
          <table:table-cell office:value-type="string" calcext:value-type="string">
            <text:p>0.00278 u</text:p>
          </table:table-cell>
          <table:table-cell office:value-type="string" calcext:value-type="string">
            <text:p>0.00041 u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541" calcext:value-type="float">
            <text:p>0.00541</text:p>
          </table:table-cell>
          <table:table-cell office:value-type="string" calcext:value-type="string">
            <text:p>0.00134 u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13408" calcext:value-type="float">
            <text:p>0.13408</text:p>
          </table:table-cell>
          <table:table-cell office:value-type="float" office:value="0.15653" calcext:value-type="float">
            <text:p>0.15653</text:p>
          </table:table-cell>
          <table:table-cell office:value-type="float" office:value="0.15752" calcext:value-type="float">
            <text:p>0.15752</text:p>
          </table:table-cell>
          <table:table-cell office:value-type="string" calcext:value-type="string">
            <text:p>Uncal</text:p>
          </table:table-cell>
          <table:table-cell office:value-type="float" office:value="0.15069" calcext:value-type="float">
            <text:p>0.15069</text:p>
          </table:table-cell>
          <table:table-cell office:value-type="float" office:value="0.15367" calcext:value-type="float">
            <text:p>0.15367</text:p>
          </table:table-cell>
          <table:table-cell office:value-type="float" office:value="0.17888" calcext:value-type="float">
            <text:p>0.17888</text:p>
          </table:table-cell>
          <table:table-cell office:value-type="float" office:value="0.16305" calcext:value-type="float">
            <text:p>0.16305</text:p>
          </table:table-cell>
          <table:table-cell office:value-type="float" office:value="0.15842" calcext:value-type="float">
            <text:p>0.15842</text:p>
          </table:table-cell>
          <table:table-cell office:value-type="float" office:value="0.15143" calcext:value-type="float">
            <text:p>0.15143</text:p>
          </table:table-cell>
          <table:table-cell office:value-type="float" office:value="0.14985" calcext:value-type="float">
            <text:p>0.14985</text:p>
          </table:table-cell>
          <table:table-cell office:value-type="float" office:value="0.14927" calcext:value-type="float">
            <text:p>0.14927</text:p>
          </table:table-cell>
          <table:table-cell office:value-type="string" calcext:value-type="string">
            <text:p>-0.00123 u</text:p>
          </table:table-cell>
          <table:table-cell office:value-type="string" calcext:value-type="string">
            <text:p>0.00049 u</text:p>
          </table:table-cell>
          <table:table-cell office:value-type="string" calcext:value-type="string">
            <text:p>-0.00013 u</text:p>
          </table:table-cell>
          <table:table-cell office:value-type="string" calcext:value-type="string">
            <text:p>-0.00173 u</text:p>
          </table:table-cell>
          <table:table-cell office:value-type="string" calcext:value-type="string">
            <text:p>-0.00029 u</text:p>
          </table:table-cell>
          <table:table-cell office:value-type="string" calcext:value-type="string">
            <text:p>0.00204 u</text:p>
          </table:table-cell>
          <table:table-cell office:value-type="float" office:value="0.20739" calcext:value-type="float">
            <text:p>0.20739</text:p>
          </table:table-cell>
          <table:table-cell office:value-type="float" office:value="0.21402" calcext:value-type="float">
            <text:p>0.21402</text:p>
          </table:table-cell>
          <table:table-cell office:value-type="float" office:value="0.11589" calcext:value-type="float">
            <text:p>0.11589</text:p>
          </table:table-cell>
          <table:table-cell office:value-type="string" calcext:value-type="string">
            <text:p>0.01770 u</text:p>
          </table:table-cell>
          <table:table-cell office:value-type="float" office:value="0.000185" calcext:value-type="float">
            <text:p>0.000185</text:p>
          </table:table-cell>
          <table:table-cell office:value-type="string" calcext:value-type="string">
            <text:p>Uncal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76" calcext:value-type="float">
            <text:p>0.00076</text:p>
          </table:table-cell>
          <table:table-cell office:value-type="string" calcext:value-type="string">
            <text:p>0.00061 u</text:p>
          </table:table-cell>
          <table:table-cell office:value-type="float" office:value="0.09854" calcext:value-type="float">
            <text:p>0.09854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1166" calcext:value-type="float">
            <text:p>0.11166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13091" calcext:value-type="float">
            <text:p>0.13091</text:p>
          </table:table-cell>
          <table:table-cell office:value-type="float" office:value="0.07549" calcext:value-type="float">
            <text:p>0.07549</text:p>
          </table:table-cell>
          <table:table-cell office:value-type="string" calcext:value-type="string">
            <text:p>0.04313 u</text:p>
          </table:table-cell>
          <table:table-cell office:value-type="float" office:value="0.08157" calcext:value-type="float">
            <text:p>0.08157</text:p>
          </table:table-cell>
          <table:table-cell office:value-type="string" calcext:value-type="string">
            <text:p>0.03852 u</text:p>
          </table:table-cell>
          <table:table-cell office:value-type="float" office:value="0.08637" calcext:value-type="float">
            <text:p>0.08637</text:p>
          </table:table-cell>
          <table:table-cell office:value-type="string" calcext:value-type="string">
            <text:p>0.01385 u</text:p>
          </table:table-cell>
          <table:table-cell office:value-type="string" calcext:value-type="string">
            <text:p>-0.00048 u</text:p>
          </table:table-cell>
          <table:table-cell office:value-type="float" office:value="0.00371" calcext:value-type="float">
            <text:p>0.00371</text:p>
          </table:table-cell>
          <table:table-cell office:value-type="string" calcext:value-type="string">
            <text:p>-0.04496 u</text:p>
          </table:table-cell>
          <table:table-cell office:value-type="string" calcext:value-type="string">
            <text:p>0.00592 u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</table:table-row>
        <table:table-row table:style-name="ro1"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NEP24-010</text:p>
          </table:table-cell>
          <table:table-cell office:value-type="string" calcext:value-type="string">
            <text:p>0.00015 u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2.84683" calcext:value-type="float">
            <text:p>2.84683</text:p>
          </table:table-cell>
          <table:table-cell office:value-type="float" office:value="2.84626" calcext:value-type="float">
            <text:p>2.84626</text:p>
          </table:table-cell>
          <table:table-cell office:value-type="float" office:value="2.80286" calcext:value-type="float">
            <text:p>2.80286</text:p>
          </table:table-cell>
          <table:table-cell office:value-type="string" calcext:value-type="string">
            <text:p>Uncal</text:p>
          </table:table-cell>
          <table:table-cell office:value-type="float" office:value="2.73566" calcext:value-type="float">
            <text:p>2.73566</text:p>
          </table:table-cell>
          <table:table-cell office:value-type="float" office:value="2.77707" calcext:value-type="float">
            <text:p>2.77707</text:p>
          </table:table-cell>
          <table:table-cell office:value-type="float" office:value="2.89236" calcext:value-type="float">
            <text:p>2.89236</text:p>
          </table:table-cell>
          <table:table-cell office:value-type="float" office:value="2.87276" calcext:value-type="float">
            <text:p>2.87276</text:p>
          </table:table-cell>
          <table:table-cell office:value-type="float" office:value="2.85019" calcext:value-type="float">
            <text:p>2.85019</text:p>
          </table:table-cell>
          <table:table-cell office:value-type="float" office:value="2.71581" calcext:value-type="float">
            <text:p>2.71581</text:p>
          </table:table-cell>
          <table:table-cell office:value-type="float" office:value="2.74144" calcext:value-type="float">
            <text:p>2.74144</text:p>
          </table:table-cell>
          <table:table-cell office:value-type="float" office:value="2.7187" calcext:value-type="float">
            <text:p>2.7187</text:p>
          </table:table-cell>
          <table:table-cell office:value-type="string" calcext:value-type="string">
            <text:p>-0.00064 u</text:p>
          </table:table-cell>
          <table:table-cell office:value-type="string" calcext:value-type="string">
            <text:p>-0.00022 u</text:p>
          </table:table-cell>
          <table:table-cell office:value-type="string" calcext:value-type="string">
            <text:p>-0.00048 u</text:p>
          </table:table-cell>
          <table:table-cell office:value-type="string" calcext:value-type="string">
            <text:p>-0.00263 u</text:p>
          </table:table-cell>
          <table:table-cell office:value-type="string" calcext:value-type="string">
            <text:p>-0.00111 u</text:p>
          </table:table-cell>
          <table:table-cell office:value-type="string" calcext:value-type="string">
            <text:p>-0.00006 u</text:p>
          </table:table-cell>
          <table:table-cell office:value-type="float" office:value="0.82956" calcext:value-type="float">
            <text:p>0.82956</text:p>
          </table:table-cell>
          <table:table-cell office:value-type="float" office:value="0.81114" calcext:value-type="float">
            <text:p>0.81114</text:p>
          </table:table-cell>
          <table:table-cell office:value-type="float" office:value="0.67875" calcext:value-type="float">
            <text:p>0.67875</text:p>
          </table:table-cell>
          <table:table-cell office:value-type="string" calcext:value-type="string">
            <text:p>0.42042 u</text:p>
          </table:table-cell>
          <table:table-cell office:value-type="float" office:value="0.000374" calcext:value-type="float">
            <text:p>0.000374</text:p>
          </table:table-cell>
          <table:table-cell office:value-type="string" calcext:value-type="string">
            <text:p>Uncal</text:p>
          </table:table-cell>
          <table:table-cell office:value-type="float" office:value="0.36857" calcext:value-type="float">
            <text:p>0.36857</text:p>
          </table:table-cell>
          <table:table-cell office:value-type="float" office:value="0.36575" calcext:value-type="float">
            <text:p>0.36575</text:p>
          </table:table-cell>
          <table:table-cell office:value-type="float" office:value="0.37315" calcext:value-type="float">
            <text:p>0.37315</text:p>
          </table:table-cell>
          <table:table-cell office:value-type="float" office:value="0.37428" calcext:value-type="float">
            <text:p>0.37428</text:p>
          </table:table-cell>
          <table:table-cell office:value-type="float" office:value="0.37212" calcext:value-type="float">
            <text:p>0.37212</text:p>
          </table:table-cell>
          <table:table-cell office:value-type="float" office:value="0.36492" calcext:value-type="float">
            <text:p>0.3649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23" calcext:value-type="float">
            <text:p>0.00023</text:p>
          </table:table-cell>
          <table:table-cell office:value-type="string" calcext:value-type="string">
            <text:p>0.00017 u</text:p>
          </table:table-cell>
          <table:table-cell office:value-type="string" calcext:value-type="string">
            <text:p>0.00014 u</text:p>
          </table:table-cell>
          <table:table-cell office:value-type="float" office:value="2.901" calcext:value-type="float">
            <text:p>2.901</text:p>
          </table:table-cell>
          <table:table-cell office:value-type="float" office:value="3.16318" calcext:value-type="float">
            <text:p>3.16318</text:p>
          </table:table-cell>
          <table:table-cell office:value-type="float" office:value="3.16693" calcext:value-type="float">
            <text:p>3.16693</text:p>
          </table:table-cell>
          <table:table-cell office:value-type="float" office:value="3.32113" calcext:value-type="float">
            <text:p>3.32113</text:p>
          </table:table-cell>
          <table:table-cell office:value-type="float" office:value="3.07784" calcext:value-type="float">
            <text:p>3.07784</text:p>
          </table:table-cell>
          <table:table-cell office:value-type="float" office:value="3.08445" calcext:value-type="float">
            <text:p>3.08445</text:p>
          </table:table-cell>
          <table:table-cell office:value-type="float" office:value="0.14758" calcext:value-type="float">
            <text:p>0.14758</text:p>
          </table:table-cell>
          <table:table-cell office:value-type="float" office:value="0.13211" calcext:value-type="float">
            <text:p>0.13211</text:p>
          </table:table-cell>
          <table:table-cell office:value-type="string" calcext:value-type="string">
            <text:p>0.10143 u</text:p>
          </table:table-cell>
          <table:table-cell office:value-type="float" office:value="0.14115" calcext:value-type="float">
            <text:p>0.14115</text:p>
          </table:table-cell>
          <table:table-cell office:value-type="float" office:value="7.06381" calcext:value-type="float">
            <text:p>7.06381</text:p>
          </table:table-cell>
          <table:table-cell office:value-type="float" office:value="7.04464" calcext:value-type="float">
            <text:p>7.04464</text:p>
          </table:table-cell>
          <table:table-cell office:value-type="float" office:value="7.13773" calcext:value-type="float">
            <text:p>7.13773</text:p>
          </table:table-cell>
          <table:table-cell office:value-type="float" office:value="6.97195" calcext:value-type="float">
            <text:p>6.97195</text:p>
          </table:table-cell>
          <table:table-cell office:value-type="float" office:value="6.99566" calcext:value-type="float">
            <text:p>6.99566</text:p>
          </table:table-cell>
          <table:table-cell office:value-type="float" office:value="7.0464" calcext:value-type="float">
            <text:p>7.0464</text:p>
          </table:table-cell>
          <table:table-cell office:value-type="float" office:value="0.02972" calcext:value-type="float">
            <text:p>0.02972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3003" calcext:value-type="float">
            <text:p>0.03003</text:p>
          </table:table-cell>
          <table:table-cell office:value-type="float" office:value="0.02995" calcext:value-type="float">
            <text:p>0.02995</text:p>
          </table:table-cell>
        </table:table-row>
        <table:table-row table:style-name="ro1"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NEP24-011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2.59904" calcext:value-type="float">
            <text:p>2.59904</text:p>
          </table:table-cell>
          <table:table-cell office:value-type="float" office:value="2.58679" calcext:value-type="float">
            <text:p>2.58679</text:p>
          </table:table-cell>
          <table:table-cell office:value-type="float" office:value="2.55421" calcext:value-type="float">
            <text:p>2.55421</text:p>
          </table:table-cell>
          <table:table-cell office:value-type="string" calcext:value-type="string">
            <text:p>Uncal</text:p>
          </table:table-cell>
          <table:table-cell office:value-type="float" office:value="2.49754" calcext:value-type="float">
            <text:p>2.49754</text:p>
          </table:table-cell>
          <table:table-cell office:value-type="float" office:value="2.52961" calcext:value-type="float">
            <text:p>2.52961</text:p>
          </table:table-cell>
          <table:table-cell office:value-type="float" office:value="2.64865" calcext:value-type="float">
            <text:p>2.64865</text:p>
          </table:table-cell>
          <table:table-cell office:value-type="float" office:value="2.60441" calcext:value-type="float">
            <text:p>2.60441</text:p>
          </table:table-cell>
          <table:table-cell office:value-type="float" office:value="2.5881" calcext:value-type="float">
            <text:p>2.5881</text:p>
          </table:table-cell>
          <table:table-cell office:value-type="float" office:value="2.49929" calcext:value-type="float">
            <text:p>2.49929</text:p>
          </table:table-cell>
          <table:table-cell office:value-type="float" office:value="2.46653" calcext:value-type="float">
            <text:p>2.46653</text:p>
          </table:table-cell>
          <table:table-cell office:value-type="float" office:value="2.46297" calcext:value-type="float">
            <text:p>2.46297</text:p>
          </table:table-cell>
          <table:table-cell office:value-type="string" calcext:value-type="string">
            <text:p>0.00019 u</text:p>
          </table:table-cell>
          <table:table-cell office:value-type="string" calcext:value-type="string">
            <text:p>0.00010 u</text:p>
          </table:table-cell>
          <table:table-cell office:value-type="string" calcext:value-type="string">
            <text:p>-0.00010 u</text:p>
          </table:table-cell>
          <table:table-cell office:value-type="string" calcext:value-type="string">
            <text:p>0.00224 u</text:p>
          </table:table-cell>
          <table:table-cell office:value-type="string" calcext:value-type="string">
            <text:p>0.00013 u</text:p>
          </table:table-cell>
          <table:table-cell office:value-type="string" calcext:value-type="string">
            <text:p>0.00208 u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5796" calcext:value-type="float">
            <text:p>0.85796</text:p>
          </table:table-cell>
          <table:table-cell office:value-type="float" office:value="0.74701" calcext:value-type="float">
            <text:p>0.74701</text:p>
          </table:table-cell>
          <table:table-cell office:value-type="float" office:value="0.44553" calcext:value-type="float">
            <text:p>0.44553</text:p>
          </table:table-cell>
          <table:table-cell office:value-type="float" office:value="0.000284" calcext:value-type="float">
            <text:p>0.000284</text:p>
          </table:table-cell>
          <table:table-cell office:value-type="string" calcext:value-type="string">
            <text:p>Uncal</text:p>
          </table:table-cell>
          <table:table-cell office:value-type="float" office:value="0.34344" calcext:value-type="float">
            <text:p>0.34344</text:p>
          </table:table-cell>
          <table:table-cell office:value-type="float" office:value="0.34108" calcext:value-type="float">
            <text:p>0.34108</text:p>
          </table:table-cell>
          <table:table-cell office:value-type="float" office:value="0.34793" calcext:value-type="float">
            <text:p>0.34793</text:p>
          </table:table-cell>
          <table:table-cell office:value-type="float" office:value="0.34781" calcext:value-type="float">
            <text:p>0.34781</text:p>
          </table:table-cell>
          <table:table-cell office:value-type="float" office:value="0.34626" calcext:value-type="float">
            <text:p>0.34626</text:p>
          </table:table-cell>
          <table:table-cell office:value-type="float" office:value="0.33938" calcext:value-type="float">
            <text:p>0.33938</text:p>
          </table:table-cell>
          <table:table-cell office:value-type="float" office:value="0.00017" calcext:value-type="float">
            <text:p>0.00017</text:p>
          </table:table-cell>
          <table:table-cell office:value-type="string" calcext:value-type="string">
            <text:p>0.00006 u</text:p>
          </table:table-cell>
          <table:table-cell office:value-type="string" calcext:value-type="string">
            <text:p>0.00004 u</text:p>
          </table:table-cell>
          <table:table-cell office:value-type="string" calcext:value-type="string">
            <text:p>0.00011 u</text:p>
          </table:table-cell>
          <table:table-cell office:value-type="float" office:value="2.67086" calcext:value-type="float">
            <text:p>2.67086</text:p>
          </table:table-cell>
          <table:table-cell office:value-type="float" office:value="2.93218" calcext:value-type="float">
            <text:p>2.93218</text:p>
          </table:table-cell>
          <table:table-cell office:value-type="float" office:value="2.93644" calcext:value-type="float">
            <text:p>2.93644</text:p>
          </table:table-cell>
          <table:table-cell office:value-type="float" office:value="3.33984" calcext:value-type="float">
            <text:p>3.33984</text:p>
          </table:table-cell>
          <table:table-cell office:value-type="float" office:value="2.84474" calcext:value-type="float">
            <text:p>2.84474</text:p>
          </table:table-cell>
          <table:table-cell office:value-type="float" office:value="2.83152" calcext:value-type="float">
            <text:p>2.83152</text:p>
          </table:table-cell>
          <table:table-cell office:value-type="float" office:value="0.11609" calcext:value-type="float">
            <text:p>0.11609</text:p>
          </table:table-cell>
          <table:table-cell office:value-type="float" office:value="0.09233" calcext:value-type="float">
            <text:p>0.09233</text:p>
          </table:table-cell>
          <table:table-cell office:value-type="string" calcext:value-type="string">
            <text:p>0.10270 u</text:p>
          </table:table-cell>
          <table:table-cell office:value-type="float" office:value="0.09355" calcext:value-type="float">
            <text:p>0.09355</text:p>
          </table:table-cell>
          <table:table-cell office:value-type="float" office:value="6.79024" calcext:value-type="float">
            <text:p>6.79024</text:p>
          </table:table-cell>
          <table:table-cell office:value-type="float" office:value="6.78744" calcext:value-type="float">
            <text:p>6.78744</text:p>
          </table:table-cell>
          <table:table-cell office:value-type="float" office:value="6.85558" calcext:value-type="float">
            <text:p>6.85558</text:p>
          </table:table-cell>
          <table:table-cell office:value-type="float" office:value="6.69247" calcext:value-type="float">
            <text:p>6.69247</text:p>
          </table:table-cell>
          <table:table-cell office:value-type="float" office:value="6.71149" calcext:value-type="float">
            <text:p>6.71149</text:p>
          </table:table-cell>
          <table:table-cell office:value-type="float" office:value="6.73836" calcext:value-type="float">
            <text:p>6.73836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0.03081" calcext:value-type="float">
            <text:p>0.03081</text:p>
          </table:table-cell>
          <table:table-cell office:value-type="float" office:value="0.03074" calcext:value-type="float">
            <text:p>0.03074</text:p>
          </table:table-cell>
        </table:table-row>
        <table:table-row table:style-name="ro1"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NEP24-012</text:p>
          </table:table-cell>
          <table:table-cell office:value-type="string" calcext:value-type="string">
            <text:p>0.00039 u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32347" calcext:value-type="float">
            <text:p>0.32347</text:p>
          </table:table-cell>
          <table:table-cell office:value-type="float" office:value="0.34914" calcext:value-type="float">
            <text:p>0.34914</text:p>
          </table:table-cell>
          <table:table-cell office:value-type="float" office:value="0.34746" calcext:value-type="float">
            <text:p>0.34746</text:p>
          </table:table-cell>
          <table:table-cell office:value-type="string" calcext:value-type="string">
            <text:p>Uncal</text:p>
          </table:table-cell>
          <table:table-cell office:value-type="float" office:value="0.33822" calcext:value-type="float">
            <text:p>0.33822</text:p>
          </table:table-cell>
          <table:table-cell office:value-type="float" office:value="0.33995" calcext:value-type="float">
            <text:p>0.33995</text:p>
          </table:table-cell>
          <table:table-cell office:value-type="float" office:value="0.33808" calcext:value-type="float">
            <text:p>0.33808</text:p>
          </table:table-cell>
          <table:table-cell office:value-type="float" office:value="0.35729" calcext:value-type="float">
            <text:p>0.35729</text:p>
          </table:table-cell>
          <table:table-cell office:value-type="float" office:value="0.35399" calcext:value-type="float">
            <text:p>0.35399</text:p>
          </table:table-cell>
          <table:table-cell office:value-type="float" office:value="0.33661" calcext:value-type="float">
            <text:p>0.33661</text:p>
          </table:table-cell>
          <table:table-cell office:value-type="float" office:value="0.33693" calcext:value-type="float">
            <text:p>0.33693</text:p>
          </table:table-cell>
          <table:table-cell office:value-type="float" office:value="0.33049" calcext:value-type="float">
            <text:p>0.33049</text:p>
          </table:table-cell>
          <table:table-cell office:value-type="string" calcext:value-type="string">
            <text:p>-0.00169 u</text:p>
          </table:table-cell>
          <table:table-cell office:value-type="string" calcext:value-type="string">
            <text:p>-0.00032 u</text:p>
          </table:table-cell>
          <table:table-cell office:value-type="string" calcext:value-type="string">
            <text:p>-0.00036 u</text:p>
          </table:table-cell>
          <table:table-cell office:value-type="string" calcext:value-type="string">
            <text:p>-0.00140 u</text:p>
          </table:table-cell>
          <table:table-cell office:value-type="string" calcext:value-type="string">
            <text:p>-0.00151 u</text:p>
          </table:table-cell>
          <table:table-cell office:value-type="string" calcext:value-type="string">
            <text:p>0.00019 u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7642" calcext:value-type="float">
            <text:p>0.07642</text:p>
          </table:table-cell>
          <table:table-cell office:value-type="float" office:value="0.04561" calcext:value-type="float">
            <text:p>0.04561</text:p>
          </table:table-cell>
          <table:table-cell office:value-type="string" calcext:value-type="string">
            <text:p>-0.16170 u</text:p>
          </table:table-cell>
          <table:table-cell office:value-type="float" office:value="0.000193" calcext:value-type="float">
            <text:p>0.000193</text:p>
          </table:table-cell>
          <table:table-cell office:value-type="string" calcext:value-type="string">
            <text:p>Uncal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.00058 u</text:p>
          </table:table-cell>
          <table:table-cell office:value-type="string" calcext:value-type="string">
            <text:p>0.00036 u</text:p>
          </table:table-cell>
          <table:table-cell office:value-type="float" office:value="0.04739" calcext:value-type="float">
            <text:p>0.04739</text:p>
          </table:table-cell>
          <table:table-cell office:value-type="float" office:value="0.09228" calcext:value-type="float">
            <text:p>0.09228</text:p>
          </table:table-cell>
          <table:table-cell office:value-type="float" office:value="0.09519" calcext:value-type="float">
            <text:p>0.09519</text:p>
          </table:table-cell>
          <table:table-cell office:value-type="float" office:value="0.48407" calcext:value-type="float">
            <text:p>0.48407</text:p>
          </table:table-cell>
          <table:table-cell office:value-type="float" office:value="0.11049" calcext:value-type="float">
            <text:p>0.11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949" calcext:value-type="float">
            <text:p>0.05949</text:p>
          </table:table-cell>
          <table:table-cell office:value-type="float" office:value="0.07607" calcext:value-type="float">
            <text:p>0.07607</text:p>
          </table:table-cell>
          <table:table-cell office:value-type="string" calcext:value-type="string">
            <text:p>0.10822 u</text:p>
          </table:table-cell>
          <table:table-cell office:value-type="float" office:value="0.09012" calcext:value-type="float">
            <text:p>0.09012</text:p>
          </table:table-cell>
          <table:table-cell office:value-type="string" calcext:value-type="string">
            <text:p>0.00145 u</text:p>
          </table:table-cell>
          <table:table-cell office:value-type="string" calcext:value-type="string">
            <text:p>-0.00113 u</text:p>
          </table:table-cell>
          <table:table-cell office:value-type="string" calcext:value-type="string">
            <text:p>0.00112 u</text:p>
          </table:table-cell>
          <table:table-cell office:value-type="string" calcext:value-type="string">
            <text:p>0.00254 u</text:p>
          </table:table-cell>
          <table:table-cell office:value-type="string" calcext:value-type="string">
            <text:p>0.00374 u</text:p>
          </table:table-cell>
          <table:table-cell office:value-type="string" calcext:value-type="string">
            <text:p>0.00123 u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43" calcext:value-type="float">
            <text:p>0.00043</text:p>
          </table:table-cell>
        </table:table-row>
        <table:table-row table:style-name="ro1"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NEP24-014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894" calcext:value-type="float">
            <text:p>0.00894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57308" calcext:value-type="float">
            <text:p>0.57308</text:p>
          </table:table-cell>
          <table:table-cell office:value-type="float" office:value="0.57105" calcext:value-type="float">
            <text:p>0.57105</text:p>
          </table:table-cell>
          <table:table-cell office:value-type="string" calcext:value-type="string">
            <text:p>Uncal</text:p>
          </table:table-cell>
          <table:table-cell office:value-type="float" office:value="0.55199" calcext:value-type="float">
            <text:p>0.55199</text:p>
          </table:table-cell>
          <table:table-cell office:value-type="float" office:value="0.55965" calcext:value-type="float">
            <text:p>0.55965</text:p>
          </table:table-cell>
          <table:table-cell office:value-type="float" office:value="0.57746" calcext:value-type="float">
            <text:p>0.57746</text:p>
          </table:table-cell>
          <table:table-cell office:value-type="float" office:value="0.58082" calcext:value-type="float">
            <text:p>0.58082</text:p>
          </table:table-cell>
          <table:table-cell office:value-type="float" office:value="0.58633" calcext:value-type="float">
            <text:p>0.58633</text:p>
          </table:table-cell>
          <table:table-cell office:value-type="float" office:value="0.55354" calcext:value-type="float">
            <text:p>0.55354</text:p>
          </table:table-cell>
          <table:table-cell office:value-type="float" office:value="0.55379" calcext:value-type="float">
            <text:p>0.55379</text:p>
          </table:table-cell>
          <table:table-cell office:value-type="float" office:value="0.54316" calcext:value-type="float">
            <text:p>0.54316</text:p>
          </table:table-cell>
          <table:table-cell office:value-type="float" office:value="0.06568" calcext:value-type="float">
            <text:p>0.06568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0.06756" calcext:value-type="float">
            <text:p>0.06756</text:p>
          </table:table-cell>
          <table:table-cell office:value-type="float" office:value="0.07172" calcext:value-type="float">
            <text:p>0.07172</text:p>
          </table:table-cell>
          <table:table-cell office:value-type="float" office:value="0.07251" calcext:value-type="float">
            <text:p>0.072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24429" calcext:value-type="float">
            <text:p>0.24429</text:p>
          </table:table-cell>
          <table:table-cell office:value-type="float" office:value="0.24998" calcext:value-type="float">
            <text:p>0.24998</text:p>
          </table:table-cell>
          <table:table-cell office:value-type="float" office:value="0.09039" calcext:value-type="float">
            <text:p>0.09039</text:p>
          </table:table-cell>
          <table:table-cell office:value-type="string" calcext:value-type="string">
            <text:p>-0.17526 u</text:p>
          </table:table-cell>
          <table:table-cell office:value-type="float" office:value="0.000287" calcext:value-type="float">
            <text:p>0.000287</text:p>
          </table:table-cell>
          <table:table-cell office:value-type="string" calcext:value-type="string">
            <text:p>Uncal</text:p>
          </table:table-cell>
          <table:table-cell office:value-type="float" office:value="0.11284" calcext:value-type="float">
            <text:p>0.11284</text:p>
          </table:table-cell>
          <table:table-cell office:value-type="float" office:value="0.11252" calcext:value-type="float">
            <text:p>0.11252</text:p>
          </table:table-cell>
          <table:table-cell office:value-type="float" office:value="0.11459" calcext:value-type="float">
            <text:p>0.11459</text:p>
          </table:table-cell>
          <table:table-cell office:value-type="float" office:value="0.11421" calcext:value-type="float">
            <text:p>0.11421</text:p>
          </table:table-cell>
          <table:table-cell office:value-type="float" office:value="0.11347" calcext:value-type="float">
            <text:p>0.11347</text:p>
          </table:table-cell>
          <table:table-cell office:value-type="float" office:value="0.11019" calcext:value-type="float">
            <text:p>0.1101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06242" calcext:value-type="float">
            <text:p>0.06242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0.24316" calcext:value-type="float">
            <text:p>0.24316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685" calcext:value-type="float">
            <text:p>0.41685</text:p>
          </table:table-cell>
          <table:table-cell office:value-type="float" office:value="0.95114" calcext:value-type="float">
            <text:p>0.95114</text:p>
          </table:table-cell>
          <table:table-cell office:value-type="float" office:value="0.40266" calcext:value-type="float">
            <text:p>0.40266</text:p>
          </table:table-cell>
          <table:table-cell office:value-type="float" office:value="0.37737" calcext:value-type="float">
            <text:p>0.37737</text:p>
          </table:table-cell>
          <table:table-cell office:value-type="float" office:value="0.09512" calcext:value-type="float">
            <text:p>0.09512</text:p>
          </table:table-cell>
          <table:table-cell office:value-type="float" office:value="0.10038" calcext:value-type="float">
            <text:p>0.10038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9281" calcext:value-type="float">
            <text:p>0.09281</text:p>
          </table:table-cell>
          <table:table-cell office:value-type="float" office:value="2.57354" calcext:value-type="float">
            <text:p>2.57354</text:p>
          </table:table-cell>
          <table:table-cell office:value-type="float" office:value="2.535" calcext:value-type="float">
            <text:p>2.535</text:p>
          </table:table-cell>
          <table:table-cell office:value-type="float" office:value="2.57317" calcext:value-type="float">
            <text:p>2.57317</text:p>
          </table:table-cell>
          <table:table-cell office:value-type="float" office:value="2.48269" calcext:value-type="float">
            <text:p>2.48269</text:p>
          </table:table-cell>
          <table:table-cell office:value-type="float" office:value="2.52836" calcext:value-type="float">
            <text:p>2.52836</text:p>
          </table:table-cell>
          <table:table-cell office:value-type="float" office:value="2.53388" calcext:value-type="float">
            <text:p>2.53388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388" calcext:value-type="float">
            <text:p>0.00388</text:p>
          </table:table-cell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NEP24-015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0.00839" calcext:value-type="float">
            <text:p>0.00839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1.27749" calcext:value-type="float">
            <text:p>1.27749</text:p>
          </table:table-cell>
          <table:table-cell office:value-type="float" office:value="1.29076" calcext:value-type="float">
            <text:p>1.29076</text:p>
          </table:table-cell>
          <table:table-cell office:value-type="float" office:value="1.27372" calcext:value-type="float">
            <text:p>1.27372</text:p>
          </table:table-cell>
          <table:table-cell office:value-type="string" calcext:value-type="string">
            <text:p>Uncal</text:p>
          </table:table-cell>
          <table:table-cell office:value-type="float" office:value="1.24358" calcext:value-type="float">
            <text:p>1.24358</text:p>
          </table:table-cell>
          <table:table-cell office:value-type="float" office:value="1.2511" calcext:value-type="float">
            <text:p>1.2511</text:p>
          </table:table-cell>
          <table:table-cell office:value-type="float" office:value="1.29162" calcext:value-type="float">
            <text:p>1.29162</text:p>
          </table:table-cell>
          <table:table-cell office:value-type="float" office:value="1.31304" calcext:value-type="float">
            <text:p>1.31304</text:p>
          </table:table-cell>
          <table:table-cell office:value-type="float" office:value="1.31708" calcext:value-type="float">
            <text:p>1.31708</text:p>
          </table:table-cell>
          <table:table-cell office:value-type="float" office:value="1.25952" calcext:value-type="float">
            <text:p>1.25952</text:p>
          </table:table-cell>
          <table:table-cell office:value-type="float" office:value="1.26225" calcext:value-type="float">
            <text:p>1.26225</text:p>
          </table:table-cell>
          <table:table-cell office:value-type="float" office:value="1.2348" calcext:value-type="float">
            <text:p>1.2348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31" calcext:value-type="float">
            <text:p>0.00131</text:p>
          </table:table-cell>
          <table:table-cell office:value-type="string" calcext:value-type="string">
            <text:p>-0.00066 u</text:p>
          </table:table-cell>
          <table:table-cell office:value-type="string" calcext:value-type="string">
            <text:p>0.00242 u</text:p>
          </table:table-cell>
          <table:table-cell office:value-type="string" calcext:value-type="string">
            <text:p>0.00270 u</text:p>
          </table:table-cell>
          <table:table-cell office:value-type="float" office:value="0.39959" calcext:value-type="float">
            <text:p>0.39959</text:p>
          </table:table-cell>
          <table:table-cell office:value-type="float" office:value="0.40139" calcext:value-type="float">
            <text:p>0.40139</text:p>
          </table:table-cell>
          <table:table-cell office:value-type="float" office:value="0.24081" calcext:value-type="float">
            <text:p>0.24081</text:p>
          </table:table-cell>
          <table:table-cell office:value-type="float" office:value="0.29444" calcext:value-type="float">
            <text:p>0.29444</text:p>
          </table:table-cell>
          <table:table-cell office:value-type="float" office:value="0.000268" calcext:value-type="float">
            <text:p>0.000268</text:p>
          </table:table-cell>
          <table:table-cell office:value-type="string" calcext:value-type="string">
            <text:p>Uncal</text:p>
          </table:table-cell>
          <table:table-cell office:value-type="float" office:value="0.21364" calcext:value-type="float">
            <text:p>0.21364</text:p>
          </table:table-cell>
          <table:table-cell office:value-type="float" office:value="0.21245" calcext:value-type="float">
            <text:p>0.21245</text:p>
          </table:table-cell>
          <table:table-cell office:value-type="float" office:value="0.21687" calcext:value-type="float">
            <text:p>0.21687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1579" calcext:value-type="float">
            <text:p>0.21579</text:p>
          </table:table-cell>
          <table:table-cell office:value-type="float" office:value="0.21182" calcext:value-type="float">
            <text:p>0.21182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1.03784" calcext:value-type="float">
            <text:p>1.03784</text:p>
          </table:table-cell>
          <table:table-cell office:value-type="float" office:value="1.31284" calcext:value-type="float">
            <text:p>1.31284</text:p>
          </table:table-cell>
          <table:table-cell office:value-type="float" office:value="1.32553" calcext:value-type="float">
            <text:p>1.32553</text:p>
          </table:table-cell>
          <table:table-cell office:value-type="float" office:value="1.34041" calcext:value-type="float">
            <text:p>1.34041</text:p>
          </table:table-cell>
          <table:table-cell office:value-type="float" office:value="1.31202" calcext:value-type="float">
            <text:p>1.31202</text:p>
          </table:table-cell>
          <table:table-cell office:value-type="float" office:value="1.2792" calcext:value-type="float">
            <text:p>1.2792</text:p>
          </table:table-cell>
          <table:table-cell office:value-type="string" calcext:value-type="string">
            <text:p>0.07456 u</text:p>
          </table:table-cell>
          <table:table-cell office:value-type="string" calcext:value-type="string">
            <text:p>0.05867 u</text:p>
          </table:table-cell>
          <table:table-cell office:value-type="string" calcext:value-type="string">
            <text:p>0.05303 u</text:p>
          </table:table-cell>
          <table:table-cell office:value-type="float" office:value="0.07611" calcext:value-type="float">
            <text:p>0.07611</text:p>
          </table:table-cell>
          <table:table-cell office:value-type="float" office:value="4.49785" calcext:value-type="float">
            <text:p>4.49785</text:p>
          </table:table-cell>
          <table:table-cell office:value-type="float" office:value="4.47495" calcext:value-type="float">
            <text:p>4.47495</text:p>
          </table:table-cell>
          <table:table-cell office:value-type="float" office:value="4.52824" calcext:value-type="float">
            <text:p>4.52824</text:p>
          </table:table-cell>
          <table:table-cell office:value-type="float" office:value="4.43752" calcext:value-type="float">
            <text:p>4.43752</text:p>
          </table:table-cell>
          <table:table-cell office:value-type="float" office:value="4.44041" calcext:value-type="float">
            <text:p>4.44041</text:p>
          </table:table-cell>
          <table:table-cell office:value-type="float" office:value="4.47829" calcext:value-type="float">
            <text:p>4.47829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1943" calcext:value-type="float">
            <text:p>0.01943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2483" calcext:value-type="float">
            <text:p>0.02483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366" calcext:value-type="float">
            <text:p>0.02366</text:p>
          </table:table-cell>
          <table:table-cell office:value-type="float" office:value="1.10059" calcext:value-type="float">
            <text:p>1.10059</text:p>
          </table:table-cell>
          <table:table-cell office:value-type="float" office:value="1.12027" calcext:value-type="float">
            <text:p>1.12027</text:p>
          </table:table-cell>
          <table:table-cell office:value-type="float" office:value="1.10711" calcext:value-type="float">
            <text:p>1.10711</text:p>
          </table:table-cell>
          <table:table-cell office:value-type="string" calcext:value-type="string">
            <text:p>Uncal</text:p>
          </table:table-cell>
          <table:table-cell office:value-type="float" office:value="1.07395" calcext:value-type="float">
            <text:p>1.07395</text:p>
          </table:table-cell>
          <table:table-cell office:value-type="float" office:value="1.09022" calcext:value-type="float">
            <text:p>1.09022</text:p>
          </table:table-cell>
          <table:table-cell office:value-type="float" office:value="1.13847" calcext:value-type="float">
            <text:p>1.13847</text:p>
          </table:table-cell>
          <table:table-cell office:value-type="float" office:value="1.1321" calcext:value-type="float">
            <text:p>1.1321</text:p>
          </table:table-cell>
          <table:table-cell office:value-type="float" office:value="1.13096" calcext:value-type="float">
            <text:p>1.13096</text:p>
          </table:table-cell>
          <table:table-cell office:value-type="float" office:value="1.07964" calcext:value-type="float">
            <text:p>1.07964</text:p>
          </table:table-cell>
          <table:table-cell office:value-type="float" office:value="1.08206" calcext:value-type="float">
            <text:p>1.08206</text:p>
          </table:table-cell>
          <table:table-cell office:value-type="float" office:value="1.06605" calcext:value-type="float">
            <text:p>1.06605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746" calcext:value-type="float">
            <text:p>0.00746</text:p>
          </table:table-cell>
          <table:table-cell office:value-type="string" calcext:value-type="string">
            <text:p>0.00811 u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11436" calcext:value-type="float">
            <text:p>0.11436</text:p>
          </table:table-cell>
          <table:table-cell office:value-type="float" office:value="0.06997" calcext:value-type="float">
            <text:p>0.06997</text:p>
          </table:table-cell>
          <table:table-cell office:value-type="string" calcext:value-type="string">
            <text:p>-0.30595 u</text:p>
          </table:table-cell>
          <table:table-cell office:value-type="float" office:value="0.000119" calcext:value-type="float">
            <text:p>0.000119</text:p>
          </table:table-cell>
          <table:table-cell office:value-type="string" calcext:value-type="string">
            <text:p>Uncal</text:p>
          </table:table-cell>
          <table:table-cell office:value-type="float" office:value="0.20962" calcext:value-type="float">
            <text:p>0.20962</text:p>
          </table:table-cell>
          <table:table-cell office:value-type="float" office:value="0.20872" calcext:value-type="float">
            <text:p>0.20872</text:p>
          </table:table-cell>
          <table:table-cell office:value-type="float" office:value="0.21346" calcext:value-type="float">
            <text:p>0.21346</text:p>
          </table:table-cell>
          <table:table-cell office:value-type="float" office:value="0.21222" calcext:value-type="float">
            <text:p>0.21222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20569" calcext:value-type="float">
            <text:p>0.20569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83087" calcext:value-type="float">
            <text:p>0.83087</text:p>
          </table:table-cell>
          <table:table-cell office:value-type="float" office:value="1.04696" calcext:value-type="float">
            <text:p>1.04696</text:p>
          </table:table-cell>
          <table:table-cell office:value-type="float" office:value="1.07304" calcext:value-type="float">
            <text:p>1.07304</text:p>
          </table:table-cell>
          <table:table-cell office:value-type="string" calcext:value-type="string">
            <text:p>1.07917 u</text:p>
          </table:table-cell>
          <table:table-cell office:value-type="float" office:value="1.04266" calcext:value-type="float">
            <text:p>1.04266</text:p>
          </table:table-cell>
          <table:table-cell office:value-type="float" office:value="1.05003" calcext:value-type="float">
            <text:p>1.05003</text:p>
          </table:table-cell>
          <table:table-cell office:value-type="float" office:value="1.20044" calcext:value-type="float">
            <text:p>1.20044</text:p>
          </table:table-cell>
          <table:table-cell office:value-type="float" office:value="1.2397" calcext:value-type="float">
            <text:p>1.2397</text:p>
          </table:table-cell>
          <table:table-cell office:value-type="float" office:value="1.13284" calcext:value-type="float">
            <text:p>1.13284</text:p>
          </table:table-cell>
          <table:table-cell office:value-type="float" office:value="1.13093" calcext:value-type="float">
            <text:p>1.13093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52868" calcext:value-type="float">
            <text:p>0.52868</text:p>
          </table:table-cell>
          <table:table-cell office:value-type="float" office:value="0.54339" calcext:value-type="float">
            <text:p>0.54339</text:p>
          </table:table-cell>
          <table:table-cell office:value-type="float" office:value="0.50277" calcext:value-type="float">
            <text:p>0.50277</text:p>
          </table:table-cell>
          <table:table-cell office:value-type="float" office:value="0.53921" calcext:value-type="float">
            <text:p>0.53921</text:p>
          </table:table-cell>
          <table:table-cell office:value-type="float" office:value="0.53892" calcext:value-type="float">
            <text:p>0.53892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02628" calcext:value-type="float">
            <text:p>0.02628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722" calcext:value-type="float">
            <text:p>0.01722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9.44869" calcext:value-type="float">
            <text:p>9.44869</text:p>
          </table:table-cell>
          <table:table-cell office:value-type="float" office:value="9.40291" calcext:value-type="float">
            <text:p>9.40291</text:p>
          </table:table-cell>
          <table:table-cell office:value-type="float" office:value="9.33441" calcext:value-type="float">
            <text:p>9.33441</text:p>
          </table:table-cell>
          <table:table-cell office:value-type="string" calcext:value-type="string">
            <text:p>Uncal</text:p>
          </table:table-cell>
          <table:table-cell office:value-type="float" office:value="8.85366" calcext:value-type="float">
            <text:p>8.85366</text:p>
          </table:table-cell>
          <table:table-cell office:value-type="float" office:value="9.19287" calcext:value-type="float">
            <text:p>9.19287</text:p>
          </table:table-cell>
          <table:table-cell office:value-type="float" office:value="9.47928" calcext:value-type="float">
            <text:p>9.47928</text:p>
          </table:table-cell>
          <table:table-cell office:value-type="float" office:value="9.46759" calcext:value-type="float">
            <text:p>9.46759</text:p>
          </table:table-cell>
          <table:table-cell office:value-type="float" office:value="9.36877" calcext:value-type="float">
            <text:p>9.36877</text:p>
          </table:table-cell>
          <table:table-cell office:value-type="float" office:value="9.0408" calcext:value-type="float">
            <text:p>9.0408</text:p>
          </table:table-cell>
          <table:table-cell office:value-type="float" office:value="9.06075" calcext:value-type="float">
            <text:p>9.06075</text:p>
          </table:table-cell>
          <table:table-cell office:value-type="float" office:value="9.0258" calcext:value-type="float">
            <text:p>9.0258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08103" calcext:value-type="float">
            <text:p>0.08103</text:p>
          </table:table-cell>
          <table:table-cell office:value-type="float" office:value="0.08029" calcext:value-type="float">
            <text:p>0.08029</text:p>
          </table:table-cell>
          <table:table-cell office:value-type="float" office:value="0.08097" calcext:value-type="float">
            <text:p>0.08097</text:p>
          </table:table-cell>
          <table:table-cell office:value-type="float" office:value="0.08029" calcext:value-type="float">
            <text:p>0.08029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70481" calcext:value-type="float">
            <text:p>0.70481</text:p>
          </table:table-cell>
          <table:table-cell office:value-type="float" office:value="0.69112" calcext:value-type="float">
            <text:p>0.69112</text:p>
          </table:table-cell>
          <table:table-cell office:value-type="float" office:value="0.5312" calcext:value-type="float">
            <text:p>0.5312</text:p>
          </table:table-cell>
          <table:table-cell office:value-type="string" calcext:value-type="string">
            <text:p>-0.08977 u</text:p>
          </table:table-cell>
          <table:table-cell office:value-type="float" office:value="0.000652" calcext:value-type="float">
            <text:p>0.000652</text:p>
          </table:table-cell>
          <table:table-cell office:value-type="string" calcext:value-type="string">
            <text:p>Uncal</text:p>
          </table:table-cell>
          <table:table-cell office:value-type="float" office:value="2.26178" calcext:value-type="float">
            <text:p>2.26178</text:p>
          </table:table-cell>
          <table:table-cell office:value-type="float" office:value="2.25977" calcext:value-type="float">
            <text:p>2.25977</text:p>
          </table:table-cell>
          <table:table-cell office:value-type="float" office:value="2.31504" calcext:value-type="float">
            <text:p>2.31504</text:p>
          </table:table-cell>
          <table:table-cell office:value-type="float" office:value="2.29318" calcext:value-type="float">
            <text:p>2.29318</text:p>
          </table:table-cell>
          <table:table-cell office:value-type="float" office:value="2.29374" calcext:value-type="float">
            <text:p>2.29374</text:p>
          </table:table-cell>
          <table:table-cell office:value-type="float" office:value="2.25749" calcext:value-type="float">
            <text:p>2.25749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2.69072" calcext:value-type="float">
            <text:p>2.69072</text:p>
          </table:table-cell>
          <table:table-cell office:value-type="float" office:value="2.94111" calcext:value-type="float">
            <text:p>2.94111</text:p>
          </table:table-cell>
          <table:table-cell office:value-type="float" office:value="2.95476" calcext:value-type="float">
            <text:p>2.95476</text:p>
          </table:table-cell>
          <table:table-cell office:value-type="float" office:value="3.15781" calcext:value-type="float">
            <text:p>3.15781</text:p>
          </table:table-cell>
          <table:table-cell office:value-type="float" office:value="2.7803" calcext:value-type="float">
            <text:p>2.7803</text:p>
          </table:table-cell>
          <table:table-cell office:value-type="float" office:value="2.78789" calcext:value-type="float">
            <text:p>2.78789</text:p>
          </table:table-cell>
          <table:table-cell office:value-type="float" office:value="2.14135" calcext:value-type="float">
            <text:p>2.14135</text:p>
          </table:table-cell>
          <table:table-cell office:value-type="float" office:value="2.0864" calcext:value-type="float">
            <text:p>2.0864</text:p>
          </table:table-cell>
          <table:table-cell office:value-type="float" office:value="1.8798" calcext:value-type="float">
            <text:p>1.8798</text:p>
          </table:table-cell>
          <table:table-cell office:value-type="float" office:value="1.92481" calcext:value-type="float">
            <text:p>1.92481</text:p>
          </table:table-cell>
          <table:table-cell office:value-type="float" office:value="2.40812" calcext:value-type="float">
            <text:p>2.40812</text:p>
          </table:table-cell>
          <table:table-cell office:value-type="float" office:value="2.39283" calcext:value-type="float">
            <text:p>2.39283</text:p>
          </table:table-cell>
          <table:table-cell office:value-type="float" office:value="2.4204" calcext:value-type="float">
            <text:p>2.4204</text:p>
          </table:table-cell>
          <table:table-cell office:value-type="float" office:value="2.41944" calcext:value-type="float">
            <text:p>2.41944</text:p>
          </table:table-cell>
          <table:table-cell office:value-type="float" office:value="2.40886" calcext:value-type="float">
            <text:p>2.40886</text:p>
          </table:table-cell>
          <table:table-cell office:value-type="float" office:value="2.40732" calcext:value-type="float">
            <text:p>2.40732</text:p>
          </table:table-cell>
          <table:table-cell office:value-type="float" office:value="0.04154" calcext:value-type="float">
            <text:p>0.04154</text:p>
          </table:table-cell>
          <table:table-cell office:value-type="float" office:value="0.04178" calcext:value-type="float">
            <text:p>0.04178</text:p>
          </table:table-cell>
          <table:table-cell office:value-type="float" office:value="0.04173" calcext:value-type="float">
            <text:p>0.0417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EP24-001</text:p>
          </table:table-cell>
          <table:table-cell office:value-type="float" office:value="0.02144" calcext:value-type="float">
            <text:p>0.02144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2034" calcext:value-type="float">
            <text:p>0.02034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2169" calcext:value-type="float">
            <text:p>0.02169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7.27357" calcext:value-type="float">
            <text:p>7.27357</text:p>
          </table:table-cell>
          <table:table-cell office:value-type="float" office:value="7.24437" calcext:value-type="float">
            <text:p>7.24437</text:p>
          </table:table-cell>
          <table:table-cell office:value-type="float" office:value="7.19272" calcext:value-type="float">
            <text:p>7.19272</text:p>
          </table:table-cell>
          <table:table-cell office:value-type="string" calcext:value-type="string">
            <text:p>Uncal</text:p>
          </table:table-cell>
          <table:table-cell office:value-type="float" office:value="6.93169" calcext:value-type="float">
            <text:p>6.93169</text:p>
          </table:table-cell>
          <table:table-cell office:value-type="float" office:value="7.17529" calcext:value-type="float">
            <text:p>7.17529</text:p>
          </table:table-cell>
          <table:table-cell office:value-type="float" office:value="7.29018" calcext:value-type="float">
            <text:p>7.29018</text:p>
          </table:table-cell>
          <table:table-cell office:value-type="float" office:value="7.34739" calcext:value-type="float">
            <text:p>7.34739</text:p>
          </table:table-cell>
          <table:table-cell office:value-type="float" office:value="7.26498" calcext:value-type="float">
            <text:p>7.26498</text:p>
          </table:table-cell>
          <table:table-cell office:value-type="float" office:value="6.95303" calcext:value-type="float">
            <text:p>6.95303</text:p>
          </table:table-cell>
          <table:table-cell office:value-type="float" office:value="6.97067" calcext:value-type="float">
            <text:p>6.97067</text:p>
          </table:table-cell>
          <table:table-cell office:value-type="float" office:value="6.96803" calcext:value-type="float">
            <text:p>6.96803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1479" calcext:value-type="float">
            <text:p>0.01479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1.10497" calcext:value-type="float">
            <text:p>1.10497</text:p>
          </table:table-cell>
          <table:table-cell office:value-type="float" office:value="1.07846" calcext:value-type="float">
            <text:p>1.07846</text:p>
          </table:table-cell>
          <table:table-cell office:value-type="float" office:value="0.91552" calcext:value-type="float">
            <text:p>0.91552</text:p>
          </table:table-cell>
          <table:table-cell office:value-type="float" office:value="0.32565" calcext:value-type="float">
            <text:p>0.32565</text:p>
          </table:table-cell>
          <table:table-cell office:value-type="float" office:value="0.000334" calcext:value-type="float">
            <text:p>0.000334</text:p>
          </table:table-cell>
          <table:table-cell office:value-type="string" calcext:value-type="string">
            <text:p>Uncal</text:p>
          </table:table-cell>
          <table:table-cell office:value-type="float" office:value="1.42326" calcext:value-type="float">
            <text:p>1.42326</text:p>
          </table:table-cell>
          <table:table-cell office:value-type="float" office:value="1.42611" calcext:value-type="float">
            <text:p>1.42611</text:p>
          </table:table-cell>
          <table:table-cell office:value-type="float" office:value="1.4528" calcext:value-type="float">
            <text:p>1.4528</text:p>
          </table:table-cell>
          <table:table-cell office:value-type="float" office:value="1.45813" calcext:value-type="float">
            <text:p>1.45813</text:p>
          </table:table-cell>
          <table:table-cell office:value-type="float" office:value="1.44743" calcext:value-type="float">
            <text:p>1.44743</text:p>
          </table:table-cell>
          <table:table-cell office:value-type="float" office:value="1.42783" calcext:value-type="float">
            <text:p>1.42783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1" calcext:value-type="float">
            <text:p>0.00051</text:p>
          </table:table-cell>
          <table:table-cell office:value-type="string" calcext:value-type="string">
            <text:p>0.00030 u</text:p>
          </table:table-cell>
          <table:table-cell office:value-type="float" office:value="6.49922" calcext:value-type="float">
            <text:p>6.49922</text:p>
          </table:table-cell>
          <table:table-cell office:value-type="float" office:value="6.51793" calcext:value-type="float">
            <text:p>6.51793</text:p>
          </table:table-cell>
          <table:table-cell office:value-type="float" office:value="6.53465" calcext:value-type="float">
            <text:p>6.53465</text:p>
          </table:table-cell>
          <table:table-cell office:value-type="float" office:value="5.97003" calcext:value-type="float">
            <text:p>5.97003</text:p>
          </table:table-cell>
          <table:table-cell office:value-type="float" office:value="6.29717" calcext:value-type="float">
            <text:p>6.29717</text:p>
          </table:table-cell>
          <table:table-cell office:value-type="float" office:value="6.30369" calcext:value-type="float">
            <text:p>6.30369</text:p>
          </table:table-cell>
          <table:table-cell office:value-type="float" office:value="0.69045" calcext:value-type="float">
            <text:p>0.69045</text:p>
          </table:table-cell>
          <table:table-cell office:value-type="float" office:value="0.64413" calcext:value-type="float">
            <text:p>0.64413</text:p>
          </table:table-cell>
          <table:table-cell office:value-type="float" office:value="0.61533" calcext:value-type="float">
            <text:p>0.61533</text:p>
          </table:table-cell>
          <table:table-cell office:value-type="float" office:value="0.60413" calcext:value-type="float">
            <text:p>0.60413</text:p>
          </table:table-cell>
          <table:table-cell office:value-type="float" office:value="9.37364" calcext:value-type="float">
            <text:p>9.37364</text:p>
          </table:table-cell>
          <table:table-cell office:value-type="float" office:value="9.34978" calcext:value-type="float">
            <text:p>9.34978</text:p>
          </table:table-cell>
          <table:table-cell office:value-type="float" office:value="9.51761" calcext:value-type="float">
            <text:p>9.51761</text:p>
          </table:table-cell>
          <table:table-cell office:value-type="float" office:value="9.35623" calcext:value-type="float">
            <text:p>9.35623</text:p>
          </table:table-cell>
          <table:table-cell office:value-type="float" office:value="9.28275" calcext:value-type="float">
            <text:p>9.28275</text:p>
          </table:table-cell>
          <table:table-cell office:value-type="float" office:value="9.37876" calcext:value-type="float">
            <text:p>9.37876</text:p>
          </table:table-cell>
          <table:table-cell office:value-type="float" office:value="0.08086" calcext:value-type="float">
            <text:p>0.08086</text:p>
          </table:table-cell>
          <table:table-cell office:value-type="float" office:value="0.08044" calcext:value-type="float">
            <text:p>0.08044</text:p>
          </table:table-cell>
          <table:table-cell office:value-type="float" office:value="0.08086" calcext:value-type="float">
            <text:p>0.08086</text:p>
          </table:table-cell>
          <table:table-cell office:value-type="float" office:value="0.08124" calcext:value-type="float">
            <text:p>0.08124</text:p>
          </table:table-cell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NEP24-016</text:p>
          </table:table-cell>
          <table:table-cell office:value-type="float" office:value="0.00932" calcext:value-type="float">
            <text:p>0.00932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6" calcext:value-type="float">
            <text:p>0.0036</text:p>
          </table:table-cell>
          <table:table-cell office:value-type="float" office:value="1.22916" calcext:value-type="float">
            <text:p>1.22916</text:p>
          </table:table-cell>
          <table:table-cell office:value-type="float" office:value="1.24636" calcext:value-type="float">
            <text:p>1.24636</text:p>
          </table:table-cell>
          <table:table-cell office:value-type="float" office:value="1.23065" calcext:value-type="float">
            <text:p>1.23065</text:p>
          </table:table-cell>
          <table:table-cell office:value-type="string" calcext:value-type="string">
            <text:p>Uncal</text:p>
          </table:table-cell>
          <table:table-cell office:value-type="float" office:value="1.20104" calcext:value-type="float">
            <text:p>1.20104</text:p>
          </table:table-cell>
          <table:table-cell office:value-type="float" office:value="1.20669" calcext:value-type="float">
            <text:p>1.20669</text:p>
          </table:table-cell>
          <table:table-cell office:value-type="float" office:value="1.26288" calcext:value-type="float">
            <text:p>1.26288</text:p>
          </table:table-cell>
          <table:table-cell office:value-type="float" office:value="1.25615" calcext:value-type="float">
            <text:p>1.25615</text:p>
          </table:table-cell>
          <table:table-cell office:value-type="float" office:value="1.25483" calcext:value-type="float">
            <text:p>1.25483</text:p>
          </table:table-cell>
          <table:table-cell office:value-type="float" office:value="1.20025" calcext:value-type="float">
            <text:p>1.20025</text:p>
          </table:table-cell>
          <table:table-cell office:value-type="float" office:value="1.20525" calcext:value-type="float">
            <text:p>1.20525</text:p>
          </table:table-cell>
          <table:table-cell office:value-type="float" office:value="1.18485" calcext:value-type="float">
            <text:p>1.1848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352" calcext:value-type="float">
            <text:p>0.00352</text:p>
          </table:table-cell>
          <table:table-cell office:value-type="string" calcext:value-type="string">
            <text:p>0.00222 u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42363" calcext:value-type="float">
            <text:p>0.42363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2756" calcext:value-type="float">
            <text:p>0.2756</text:p>
          </table:table-cell>
          <table:table-cell office:value-type="string" calcext:value-type="string">
            <text:p>-0.13770 u</text:p>
          </table:table-cell>
          <table:table-cell office:value-type="float" office:value="0.000346" calcext:value-type="float">
            <text:p>0.000346</text:p>
          </table:table-cell>
          <table:table-cell office:value-type="string" calcext:value-type="string">
            <text:p>Uncal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20953" calcext:value-type="float">
            <text:p>0.20953</text:p>
          </table:table-cell>
          <table:table-cell office:value-type="float" office:value="0.21411" calcext:value-type="float">
            <text:p>0.21411</text:p>
          </table:table-cell>
          <table:table-cell office:value-type="float" office:value="0.21255" calcext:value-type="float">
            <text:p>0.21255</text:p>
          </table:table-cell>
          <table:table-cell office:value-type="float" office:value="0.21131" calcext:value-type="float">
            <text:p>0.21131</text:p>
          </table:table-cell>
          <table:table-cell office:value-type="float" office:value="0.20762" calcext:value-type="float">
            <text:p>0.20762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57835" calcext:value-type="float">
            <text:p>0.57835</text:p>
          </table:table-cell>
          <table:table-cell office:value-type="float" office:value="0.82567" calcext:value-type="float">
            <text:p>0.82567</text:p>
          </table:table-cell>
          <table:table-cell office:value-type="float" office:value="0.83115" calcext:value-type="float">
            <text:p>0.83115</text:p>
          </table:table-cell>
          <table:table-cell office:value-type="float" office:value="0.92571" calcext:value-type="float">
            <text:p>0.92571</text:p>
          </table:table-cell>
          <table:table-cell office:value-type="float" office:value="0.81173" calcext:value-type="float">
            <text:p>0.81173</text:p>
          </table:table-cell>
          <table:table-cell office:value-type="float" office:value="0.7864" calcext:value-type="float">
            <text:p>0.7864</text:p>
          </table:table-cell>
          <table:table-cell office:value-type="string" calcext:value-type="string">
            <text:p>0.06694 u</text:p>
          </table:table-cell>
          <table:table-cell office:value-type="float" office:value="0.10486" calcext:value-type="float">
            <text:p>0.10486</text:p>
          </table:table-cell>
          <table:table-cell office:value-type="string" calcext:value-type="string">
            <text:p>0.10723 u</text:p>
          </table:table-cell>
          <table:table-cell office:value-type="float" office:value="0.10745" calcext:value-type="float">
            <text:p>0.10745</text:p>
          </table:table-cell>
          <table:table-cell office:value-type="float" office:value="3.81047" calcext:value-type="float">
            <text:p>3.81047</text:p>
          </table:table-cell>
          <table:table-cell office:value-type="float" office:value="3.78112" calcext:value-type="float">
            <text:p>3.78112</text:p>
          </table:table-cell>
          <table:table-cell office:value-type="float" office:value="3.82439" calcext:value-type="float">
            <text:p>3.82439</text:p>
          </table:table-cell>
          <table:table-cell office:value-type="float" office:value="3.77497" calcext:value-type="float">
            <text:p>3.77497</text:p>
          </table:table-cell>
          <table:table-cell office:value-type="float" office:value="3.73972" calcext:value-type="float">
            <text:p>3.73972</text:p>
          </table:table-cell>
          <table:table-cell office:value-type="float" office:value="3.79054" calcext:value-type="float">
            <text:p>3.79054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448" calcext:value-type="float">
            <text:p>0.01448</text:p>
          </table:table-cell>
        </table:table-row>
        <table:table-row table:style-name="ro1"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NEP24-017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1.26134" calcext:value-type="float">
            <text:p>1.26134</text:p>
          </table:table-cell>
          <table:table-cell office:value-type="float" office:value="1.27433" calcext:value-type="float">
            <text:p>1.27433</text:p>
          </table:table-cell>
          <table:table-cell office:value-type="float" office:value="1.25946" calcext:value-type="float">
            <text:p>1.25946</text:p>
          </table:table-cell>
          <table:table-cell office:value-type="string" calcext:value-type="string">
            <text:p>Uncal</text:p>
          </table:table-cell>
          <table:table-cell office:value-type="float" office:value="1.23093" calcext:value-type="float">
            <text:p>1.23093</text:p>
          </table:table-cell>
          <table:table-cell office:value-type="float" office:value="1.24488" calcext:value-type="float">
            <text:p>1.24488</text:p>
          </table:table-cell>
          <table:table-cell office:value-type="float" office:value="1.28272" calcext:value-type="float">
            <text:p>1.28272</text:p>
          </table:table-cell>
          <table:table-cell office:value-type="float" office:value="1.28761" calcext:value-type="float">
            <text:p>1.28761</text:p>
          </table:table-cell>
          <table:table-cell office:value-type="float" office:value="1.28674" calcext:value-type="float">
            <text:p>1.28674</text:p>
          </table:table-cell>
          <table:table-cell office:value-type="float" office:value="1.23386" calcext:value-type="float">
            <text:p>1.23386</text:p>
          </table:table-cell>
          <table:table-cell office:value-type="float" office:value="1.23812" calcext:value-type="float">
            <text:p>1.23812</text:p>
          </table:table-cell>
          <table:table-cell office:value-type="float" office:value="1.20897" calcext:value-type="float">
            <text:p>1.20897</text:p>
          </table:table-cell>
          <table:table-cell office:value-type="string" calcext:value-type="string">
            <text:p>0.00028 u</text:p>
          </table:table-cell>
          <table:table-cell office:value-type="string" calcext:value-type="string">
            <text:p>0.00029 u</text:p>
          </table:table-cell>
          <table:table-cell office:value-type="string" calcext:value-type="string">
            <text:p>0.00105 u</text:p>
          </table:table-cell>
          <table:table-cell office:value-type="string" calcext:value-type="string">
            <text:p>0.00118 u</text:p>
          </table:table-cell>
          <table:table-cell office:value-type="string" calcext:value-type="string">
            <text:p>0.00113 u</text:p>
          </table:table-cell>
          <table:table-cell office:value-type="string" calcext:value-type="string">
            <text:p>0.00073 u</text:p>
          </table:table-cell>
          <table:table-cell office:value-type="float" office:value="0.35721" calcext:value-type="float">
            <text:p>0.35721</text:p>
          </table:table-cell>
          <table:table-cell office:value-type="float" office:value="0.35868" calcext:value-type="float">
            <text:p>0.35868</text:p>
          </table:table-cell>
          <table:table-cell office:value-type="float" office:value="0.20152" calcext:value-type="float">
            <text:p>0.20152</text:p>
          </table:table-cell>
          <table:table-cell office:value-type="string" calcext:value-type="string">
            <text:p>-0.10550 u</text:p>
          </table:table-cell>
          <table:table-cell office:value-type="float" office:value="0.000376" calcext:value-type="float">
            <text:p>0.000376</text:p>
          </table:table-cell>
          <table:table-cell office:value-type="string" calcext:value-type="string">
            <text:p>Uncal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20744" calcext:value-type="float">
            <text:p>0.20744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21066" calcext:value-type="float">
            <text:p>0.21066</text:p>
          </table:table-cell>
          <table:table-cell office:value-type="float" office:value="0.20986" calcext:value-type="float">
            <text:p>0.20986</text:p>
          </table:table-cell>
          <table:table-cell office:value-type="float" office:value="0.20699" calcext:value-type="float">
            <text:p>0.2069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8" calcext:value-type="float">
            <text:p>0.00038</text:p>
          </table:table-cell>
          <table:table-cell office:value-type="string" calcext:value-type="string">
            <text:p>0.00021 u</text:p>
          </table:table-cell>
          <table:table-cell office:value-type="float" office:value="1.70175" calcext:value-type="float">
            <text:p>1.70175</text:p>
          </table:table-cell>
          <table:table-cell office:value-type="float" office:value="1.9524" calcext:value-type="float">
            <text:p>1.9524</text:p>
          </table:table-cell>
          <table:table-cell office:value-type="float" office:value="1.95202" calcext:value-type="float">
            <text:p>1.95202</text:p>
          </table:table-cell>
          <table:table-cell office:value-type="float" office:value="1.98059" calcext:value-type="float">
            <text:p>1.98059</text:p>
          </table:table-cell>
          <table:table-cell office:value-type="float" office:value="1.91417" calcext:value-type="float">
            <text:p>1.91417</text:p>
          </table:table-cell>
          <table:table-cell office:value-type="float" office:value="1.8788" calcext:value-type="float">
            <text:p>1.8788</text:p>
          </table:table-cell>
          <table:table-cell office:value-type="string" calcext:value-type="string">
            <text:p>0.06449 u</text:p>
          </table:table-cell>
          <table:table-cell office:value-type="float" office:value="0.04557" calcext:value-type="float">
            <text:p>0.04557</text:p>
          </table:table-cell>
          <table:table-cell office:value-type="string" calcext:value-type="string">
            <text:p>0.05722 u</text:p>
          </table:table-cell>
          <table:table-cell office:value-type="float" office:value="0.06486" calcext:value-type="float">
            <text:p>0.06486</text:p>
          </table:table-cell>
          <table:table-cell office:value-type="float" office:value="5.71436" calcext:value-type="float">
            <text:p>5.71436</text:p>
          </table:table-cell>
          <table:table-cell office:value-type="float" office:value="5.72338" calcext:value-type="float">
            <text:p>5.72338</text:p>
          </table:table-cell>
          <table:table-cell office:value-type="float" office:value="5.78877" calcext:value-type="float">
            <text:p>5.78877</text:p>
          </table:table-cell>
          <table:table-cell office:value-type="float" office:value="5.62629" calcext:value-type="float">
            <text:p>5.62629</text:p>
          </table:table-cell>
          <table:table-cell office:value-type="float" office:value="5.64163" calcext:value-type="float">
            <text:p>5.64163</text:p>
          </table:table-cell>
          <table:table-cell office:value-type="float" office:value="5.69154" calcext:value-type="float">
            <text:p>5.69154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463" calcext:value-type="float">
            <text:p>0.01463</text:p>
          </table:table-cell>
          <table:table-cell office:value-type="float" office:value="0.01456" calcext:value-type="float">
            <text:p>0.01456</text:p>
          </table:table-cell>
        </table:table-row>
        <table:table-row table:style-name="ro1"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NEP24-018</text:p>
          </table:table-cell>
          <table:table-cell office:value-type="string" calcext:value-type="string">
            <text:p>0.00034 u</text:p>
          </table:table-cell>
          <table:table-cell office:value-type="string" calcext:value-type="string">
            <text:p>0.00464 u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1033" calcext:value-type="float">
            <text:p>0.01033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1.0908" calcext:value-type="float">
            <text:p>1.0908</text:p>
          </table:table-cell>
          <table:table-cell office:value-type="float" office:value="1.10805" calcext:value-type="float">
            <text:p>1.10805</text:p>
          </table:table-cell>
          <table:table-cell office:value-type="float" office:value="1.09766" calcext:value-type="float">
            <text:p>1.09766</text:p>
          </table:table-cell>
          <table:table-cell office:value-type="string" calcext:value-type="string">
            <text:p>Uncal</text:p>
          </table:table-cell>
          <table:table-cell office:value-type="float" office:value="1.06528" calcext:value-type="float">
            <text:p>1.06528</text:p>
          </table:table-cell>
          <table:table-cell office:value-type="float" office:value="1.07354" calcext:value-type="float">
            <text:p>1.07354</text:p>
          </table:table-cell>
          <table:table-cell office:value-type="float" office:value="1.11615" calcext:value-type="float">
            <text:p>1.11615</text:p>
          </table:table-cell>
          <table:table-cell office:value-type="float" office:value="1.12462" calcext:value-type="float">
            <text:p>1.12462</text:p>
          </table:table-cell>
          <table:table-cell office:value-type="float" office:value="1.11886" calcext:value-type="float">
            <text:p>1.11886</text:p>
          </table:table-cell>
          <table:table-cell office:value-type="float" office:value="1.07328" calcext:value-type="float">
            <text:p>1.07328</text:p>
          </table:table-cell>
          <table:table-cell office:value-type="float" office:value="1.07504" calcext:value-type="float">
            <text:p>1.07504</text:p>
          </table:table-cell>
          <table:table-cell office:value-type="float" office:value="1.05286" calcext:value-type="float">
            <text:p>1.05286</text:p>
          </table:table-cell>
          <table:table-cell office:value-type="string" calcext:value-type="string">
            <text:p>-0.00163 u</text:p>
          </table:table-cell>
          <table:table-cell office:value-type="string" calcext:value-type="string">
            <text:p>-0.00024 u</text:p>
          </table:table-cell>
          <table:table-cell office:value-type="string" calcext:value-type="string">
            <text:p>-0.00043 u</text:p>
          </table:table-cell>
          <table:table-cell office:value-type="string" calcext:value-type="string">
            <text:p>-0.00046 u</text:p>
          </table:table-cell>
          <table:table-cell office:value-type="string" calcext:value-type="string">
            <text:p>-0.00086 u</text:p>
          </table:table-cell>
          <table:table-cell office:value-type="string" calcext:value-type="string">
            <text:p>0.00175 u</text:p>
          </table:table-cell>
          <table:table-cell office:value-type="float" office:value="0.38412" calcext:value-type="float">
            <text:p>0.38412</text:p>
          </table:table-cell>
          <table:table-cell office:value-type="float" office:value="0.38445" calcext:value-type="float">
            <text:p>0.38445</text:p>
          </table:table-cell>
          <table:table-cell office:value-type="float" office:value="0.22191" calcext:value-type="float">
            <text:p>0.22191</text:p>
          </table:table-cell>
          <table:table-cell office:value-type="float" office:value="0.39792" calcext:value-type="float">
            <text:p>0.39792</text:p>
          </table:table-cell>
          <table:table-cell office:value-type="float" office:value="0.000294" calcext:value-type="float">
            <text:p>0.000294</text:p>
          </table:table-cell>
          <table:table-cell office:value-type="string" calcext:value-type="string">
            <text:p>Uncal</text:p>
          </table:table-cell>
          <table:table-cell office:value-type="float" office:value="0.23447" calcext:value-type="float">
            <text:p>0.23447</text:p>
          </table:table-cell>
          <table:table-cell office:value-type="float" office:value="0.23298" calcext:value-type="float">
            <text:p>0.23298</text:p>
          </table:table-cell>
          <table:table-cell office:value-type="float" office:value="0.23711" calcext:value-type="float">
            <text:p>0.23711</text:p>
          </table:table-cell>
          <table:table-cell office:value-type="float" office:value="0.23712" calcext:value-type="float">
            <text:p>0.23712</text:p>
          </table:table-cell>
          <table:table-cell office:value-type="float" office:value="0.23469" calcext:value-type="float">
            <text:p>0.23469</text:p>
          </table:table-cell>
          <table:table-cell office:value-type="float" office:value="0.23134" calcext:value-type="float">
            <text:p>0.23134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76634" calcext:value-type="float">
            <text:p>0.76634</text:p>
          </table:table-cell>
          <table:table-cell office:value-type="float" office:value="1.03005" calcext:value-type="float">
            <text:p>1.03005</text:p>
          </table:table-cell>
          <table:table-cell office:value-type="float" office:value="1.03853" calcext:value-type="float">
            <text:p>1.03853</text:p>
          </table:table-cell>
          <table:table-cell office:value-type="float" office:value="1.10185" calcext:value-type="float">
            <text:p>1.10185</text:p>
          </table:table-cell>
          <table:table-cell office:value-type="float" office:value="1.01356" calcext:value-type="float">
            <text:p>1.01356</text:p>
          </table:table-cell>
          <table:table-cell office:value-type="float" office:value="0.99455" calcext:value-type="float">
            <text:p>0.99455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4635" calcext:value-type="float">
            <text:p>0.04635</text:p>
          </table:table-cell>
          <table:table-cell office:value-type="string" calcext:value-type="string">
            <text:p>0.07238 u</text:p>
          </table:table-cell>
          <table:table-cell office:value-type="float" office:value="0.07046" calcext:value-type="float">
            <text:p>0.07046</text:p>
          </table:table-cell>
          <table:table-cell office:value-type="float" office:value="3.98069" calcext:value-type="float">
            <text:p>3.98069</text:p>
          </table:table-cell>
          <table:table-cell office:value-type="float" office:value="3.97171" calcext:value-type="float">
            <text:p>3.97171</text:p>
          </table:table-cell>
          <table:table-cell office:value-type="float" office:value="4.03759" calcext:value-type="float">
            <text:p>4.03759</text:p>
          </table:table-cell>
          <table:table-cell office:value-type="float" office:value="3.95763" calcext:value-type="float">
            <text:p>3.95763</text:p>
          </table:table-cell>
          <table:table-cell office:value-type="float" office:value="3.95363" calcext:value-type="float">
            <text:p>3.95363</text:p>
          </table:table-cell>
          <table:table-cell office:value-type="float" office:value="4.00915" calcext:value-type="float">
            <text:p>4.00915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1407" calcext:value-type="float">
            <text:p>0.01407</text:p>
          </table:table-cell>
        </table:table-row>
        <table:table-row table:style-name="ro1"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NEP24-019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9995" calcext:value-type="float">
            <text:p>0.9995</text:p>
          </table:table-cell>
          <table:table-cell office:value-type="float" office:value="1.0129" calcext:value-type="float">
            <text:p>1.0129</text:p>
          </table:table-cell>
          <table:table-cell office:value-type="float" office:value="0.99975" calcext:value-type="float">
            <text:p>0.99975</text:p>
          </table:table-cell>
          <table:table-cell office:value-type="string" calcext:value-type="string">
            <text:p>Uncal</text:p>
          </table:table-cell>
          <table:table-cell office:value-type="float" office:value="0.97583" calcext:value-type="float">
            <text:p>0.97583</text:p>
          </table:table-cell>
          <table:table-cell office:value-type="float" office:value="0.98288" calcext:value-type="float">
            <text:p>0.98288</text:p>
          </table:table-cell>
          <table:table-cell office:value-type="float" office:value="1.03053" calcext:value-type="float">
            <text:p>1.03053</text:p>
          </table:table-cell>
          <table:table-cell office:value-type="float" office:value="1.03207" calcext:value-type="float">
            <text:p>1.03207</text:p>
          </table:table-cell>
          <table:table-cell office:value-type="float" office:value="1.01618" calcext:value-type="float">
            <text:p>1.01618</text:p>
          </table:table-cell>
          <table:table-cell office:value-type="float" office:value="0.97987" calcext:value-type="float">
            <text:p>0.97987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6896" calcext:value-type="float">
            <text:p>0.96896</text:p>
          </table:table-cell>
          <table:table-cell office:value-type="string" calcext:value-type="string">
            <text:p>-0.00138 u</text:p>
          </table:table-cell>
          <table:table-cell office:value-type="string" calcext:value-type="string">
            <text:p>0.00019 u</text:p>
          </table:table-cell>
          <table:table-cell office:value-type="string" calcext:value-type="string">
            <text:p>0.00021 u</text:p>
          </table:table-cell>
          <table:table-cell office:value-type="string" calcext:value-type="string">
            <text:p>-0.00665 u</text:p>
          </table:table-cell>
          <table:table-cell office:value-type="string" calcext:value-type="string">
            <text:p>0.00096 u</text:p>
          </table:table-cell>
          <table:table-cell office:value-type="string" calcext:value-type="string">
            <text:p>0.00276 u</text:p>
          </table:table-cell>
          <table:table-cell office:value-type="float" office:value="0.35811" calcext:value-type="float">
            <text:p>0.35811</text:p>
          </table:table-cell>
          <table:table-cell office:value-type="float" office:value="0.35999" calcext:value-type="float">
            <text:p>0.35999</text:p>
          </table:table-cell>
          <table:table-cell office:value-type="float" office:value="0.22906" calcext:value-type="float">
            <text:p>0.22906</text:p>
          </table:table-cell>
          <table:table-cell office:value-type="string" calcext:value-type="string">
            <text:p>-0.19129 u</text:p>
          </table:table-cell>
          <table:table-cell office:value-type="float" office:value="0.00025" calcext:value-type="float">
            <text:p>0.00025</text:p>
          </table:table-cell>
          <table:table-cell office:value-type="string" calcext:value-type="string">
            <text:p>Uncal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18402" calcext:value-type="float">
            <text:p>0.18402</text:p>
          </table:table-cell>
          <table:table-cell office:value-type="float" office:value="0.18729" calcext:value-type="float">
            <text:p>0.18729</text:p>
          </table:table-cell>
          <table:table-cell office:value-type="float" office:value="0.18712" calcext:value-type="float">
            <text:p>0.18712</text:p>
          </table:table-cell>
          <table:table-cell office:value-type="float" office:value="0.18673" calcext:value-type="float">
            <text:p>0.18673</text:p>
          </table:table-cell>
          <table:table-cell office:value-type="float" office:value="0.18349" calcext:value-type="float">
            <text:p>0.18349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4" calcext:value-type="float">
            <text:p>0.00044</text:p>
          </table:table-cell>
          <table:table-cell office:value-type="string" calcext:value-type="string">
            <text:p>0.00030 u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81219" calcext:value-type="float">
            <text:p>0.81219</text:p>
          </table:table-cell>
          <table:table-cell office:value-type="float" office:value="1.08649" calcext:value-type="float">
            <text:p>1.08649</text:p>
          </table:table-cell>
          <table:table-cell office:value-type="float" office:value="1.09067" calcext:value-type="float">
            <text:p>1.09067</text:p>
          </table:table-cell>
          <table:table-cell office:value-type="float" office:value="1.46433" calcext:value-type="float">
            <text:p>1.46433</text:p>
          </table:table-cell>
          <table:table-cell office:value-type="float" office:value="1.07648" calcext:value-type="float">
            <text:p>1.07648</text:p>
          </table:table-cell>
          <table:table-cell office:value-type="float" office:value="1.04456" calcext:value-type="float">
            <text:p>1.04456</text:p>
          </table:table-cell>
          <table:table-cell office:value-type="string" calcext:value-type="string">
            <text:p>0.08296 u</text:p>
          </table:table-cell>
          <table:table-cell office:value-type="float" office:value="0.07473" calcext:value-type="float">
            <text:p>0.07473</text:p>
          </table:table-cell>
          <table:table-cell office:value-type="string" calcext:value-type="string">
            <text:p>0.03014 u</text:p>
          </table:table-cell>
          <table:table-cell office:value-type="float" office:value="0.07221" calcext:value-type="float">
            <text:p>0.07221</text:p>
          </table:table-cell>
          <table:table-cell office:value-type="float" office:value="4.46125" calcext:value-type="float">
            <text:p>4.46125</text:p>
          </table:table-cell>
          <table:table-cell office:value-type="float" office:value="4.45595" calcext:value-type="float">
            <text:p>4.45595</text:p>
          </table:table-cell>
          <table:table-cell office:value-type="float" office:value="4.51499" calcext:value-type="float">
            <text:p>4.51499</text:p>
          </table:table-cell>
          <table:table-cell office:value-type="float" office:value="4.46334" calcext:value-type="float">
            <text:p>4.46334</text:p>
          </table:table-cell>
          <table:table-cell office:value-type="float" office:value="4.43644" calcext:value-type="float">
            <text:p>4.43644</text:p>
          </table:table-cell>
          <table:table-cell office:value-type="float" office:value="4.47834" calcext:value-type="float">
            <text:p>4.47834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084" calcext:value-type="float">
            <text:p>0.01084</text:p>
          </table:table-cell>
        </table:table-row>
        <table:table-row table:style-name="ro1"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NEP24-020</text:p>
          </table:table-cell>
          <table:table-cell office:value-type="string" calcext:value-type="string">
            <text:p>0.00064 u</text:p>
          </table:table-cell>
          <table:table-cell office:value-type="string" calcext:value-type="string">
            <text:p>0.00285 u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1.32802" calcext:value-type="float">
            <text:p>1.32802</text:p>
          </table:table-cell>
          <table:table-cell office:value-type="float" office:value="1.33602" calcext:value-type="float">
            <text:p>1.33602</text:p>
          </table:table-cell>
          <table:table-cell office:value-type="float" office:value="1.3193" calcext:value-type="float">
            <text:p>1.3193</text:p>
          </table:table-cell>
          <table:table-cell office:value-type="string" calcext:value-type="string">
            <text:p>Uncal</text:p>
          </table:table-cell>
          <table:table-cell office:value-type="float" office:value="1.28761" calcext:value-type="float">
            <text:p>1.28761</text:p>
          </table:table-cell>
          <table:table-cell office:value-type="float" office:value="1.30247" calcext:value-type="float">
            <text:p>1.30247</text:p>
          </table:table-cell>
          <table:table-cell office:value-type="float" office:value="1.32587" calcext:value-type="float">
            <text:p>1.32587</text:p>
          </table:table-cell>
          <table:table-cell office:value-type="float" office:value="1.35109" calcext:value-type="float">
            <text:p>1.35109</text:p>
          </table:table-cell>
          <table:table-cell office:value-type="float" office:value="1.34071" calcext:value-type="float">
            <text:p>1.34071</text:p>
          </table:table-cell>
          <table:table-cell office:value-type="float" office:value="1.30084" calcext:value-type="float">
            <text:p>1.30084</text:p>
          </table:table-cell>
          <table:table-cell office:value-type="float" office:value="1.30328" calcext:value-type="float">
            <text:p>1.30328</text:p>
          </table:table-cell>
          <table:table-cell office:value-type="float" office:value="1.26891" calcext:value-type="float">
            <text:p>1.26891</text:p>
          </table:table-cell>
          <table:table-cell office:value-type="string" calcext:value-type="string">
            <text:p>-0.00088 u</text:p>
          </table:table-cell>
          <table:table-cell office:value-type="string" calcext:value-type="string">
            <text:p>0.00021 u</text:p>
          </table:table-cell>
          <table:table-cell office:value-type="string" calcext:value-type="string">
            <text:p>-0.00022 u</text:p>
          </table:table-cell>
          <table:table-cell office:value-type="string" calcext:value-type="string">
            <text:p>0.00154 u</text:p>
          </table:table-cell>
          <table:table-cell office:value-type="string" calcext:value-type="string">
            <text:p>-0.00083 u</text:p>
          </table:table-cell>
          <table:table-cell office:value-type="string" calcext:value-type="string">
            <text:p>0.00191 u</text:p>
          </table:table-cell>
          <table:table-cell office:value-type="float" office:value="0.57634" calcext:value-type="float">
            <text:p>0.57634</text:p>
          </table:table-cell>
          <table:table-cell office:value-type="float" office:value="0.56792" calcext:value-type="float">
            <text:p>0.56792</text:p>
          </table:table-cell>
          <table:table-cell office:value-type="float" office:value="0.38003" calcext:value-type="float">
            <text:p>0.38003</text:p>
          </table:table-cell>
          <table:table-cell office:value-type="string" calcext:value-type="string">
            <text:p>0.02089 u</text:p>
          </table:table-cell>
          <table:table-cell office:value-type="float" office:value="0.000277" calcext:value-type="float">
            <text:p>0.000277</text:p>
          </table:table-cell>
          <table:table-cell office:value-type="string" calcext:value-type="string">
            <text:p>Uncal</text:p>
          </table:table-cell>
          <table:table-cell office:value-type="float" office:value="0.34333" calcext:value-type="float">
            <text:p>0.34333</text:p>
          </table:table-cell>
          <table:table-cell office:value-type="float" office:value="0.34108" calcext:value-type="float">
            <text:p>0.34108</text:p>
          </table:table-cell>
          <table:table-cell office:value-type="float" office:value="0.34583" calcext:value-type="float">
            <text:p>0.34583</text:p>
          </table:table-cell>
          <table:table-cell office:value-type="float" office:value="0.34528" calcext:value-type="float">
            <text:p>0.34528</text:p>
          </table:table-cell>
          <table:table-cell office:value-type="float" office:value="0.34427" calcext:value-type="float">
            <text:p>0.34427</text:p>
          </table:table-cell>
          <table:table-cell office:value-type="float" office:value="0.33939" calcext:value-type="float">
            <text:p>0.33939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42" calcext:value-type="float">
            <text:p>0.00042</text:p>
          </table:table-cell>
          <table:table-cell office:value-type="string" calcext:value-type="string">
            <text:p>0.00066 u</text:p>
          </table:table-cell>
          <table:table-cell office:value-type="string" calcext:value-type="string">
            <text:p>0.00057 u</text:p>
          </table:table-cell>
          <table:table-cell office:value-type="float" office:value="1.05671" calcext:value-type="float">
            <text:p>1.05671</text:p>
          </table:table-cell>
          <table:table-cell office:value-type="float" office:value="1.32632" calcext:value-type="float">
            <text:p>1.32632</text:p>
          </table:table-cell>
          <table:table-cell office:value-type="float" office:value="1.33224" calcext:value-type="float">
            <text:p>1.33224</text:p>
          </table:table-cell>
          <table:table-cell office:value-type="float" office:value="1.64451" calcext:value-type="float">
            <text:p>1.64451</text:p>
          </table:table-cell>
          <table:table-cell office:value-type="float" office:value="1.30655" calcext:value-type="float">
            <text:p>1.30655</text:p>
          </table:table-cell>
          <table:table-cell office:value-type="float" office:value="1.2734" calcext:value-type="float">
            <text:p>1.2734</text:p>
          </table:table-cell>
          <table:table-cell office:value-type="float" office:value="0.19293" calcext:value-type="float">
            <text:p>0.19293</text:p>
          </table:table-cell>
          <table:table-cell office:value-type="float" office:value="0.19746" calcext:value-type="float">
            <text:p>0.19746</text:p>
          </table:table-cell>
          <table:table-cell office:value-type="float" office:value="0.18361" calcext:value-type="float">
            <text:p>0.18361</text:p>
          </table:table-cell>
          <table:table-cell office:value-type="float" office:value="0.20973" calcext:value-type="float">
            <text:p>0.20973</text:p>
          </table:table-cell>
          <table:table-cell office:value-type="float" office:value="4.5017" calcext:value-type="float">
            <text:p>4.5017</text:p>
          </table:table-cell>
          <table:table-cell office:value-type="float" office:value="4.47093" calcext:value-type="float">
            <text:p>4.47093</text:p>
          </table:table-cell>
          <table:table-cell office:value-type="float" office:value="4.53688" calcext:value-type="float">
            <text:p>4.53688</text:p>
          </table:table-cell>
          <table:table-cell office:value-type="float" office:value="4.43546" calcext:value-type="float">
            <text:p>4.43546</text:p>
          </table:table-cell>
          <table:table-cell office:value-type="float" office:value="4.42346" calcext:value-type="float">
            <text:p>4.42346</text:p>
          </table:table-cell>
          <table:table-cell office:value-type="float" office:value="4.48121" calcext:value-type="float">
            <text:p>4.48121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61" calcext:value-type="float">
            <text:p>0.01561</text:p>
          </table:table-cell>
        </table:table-row>
        <table:table-row table:style-name="ro1">
          <table:table-cell office:value-type="time" office:time-value="PT02H08M00S" calcext:value-type="time">
            <text:p>02:08:00</text:p>
          </table:table-cell>
          <table:table-cell office:value-type="string" calcext:value-type="string">
            <text:p>NEP24-021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0132" calcext:value-type="float">
            <text:p>0.00132</text:p>
          </table:table-cell>
          <table:table-cell table:number-columns-repeated="2" office:value-type="float" office:value="0.00158" calcext:value-type="float">
            <text:p>0.00158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2.69202" calcext:value-type="float">
            <text:p>2.69202</text:p>
          </table:table-cell>
          <table:table-cell office:value-type="float" office:value="2.70768" calcext:value-type="float">
            <text:p>2.70768</text:p>
          </table:table-cell>
          <table:table-cell office:value-type="float" office:value="2.6728" calcext:value-type="float">
            <text:p>2.6728</text:p>
          </table:table-cell>
          <table:table-cell office:value-type="string" calcext:value-type="string">
            <text:p>Uncal</text:p>
          </table:table-cell>
          <table:table-cell office:value-type="float" office:value="2.59694" calcext:value-type="float">
            <text:p>2.59694</text:p>
          </table:table-cell>
          <table:table-cell office:value-type="float" office:value="2.63817" calcext:value-type="float">
            <text:p>2.63817</text:p>
          </table:table-cell>
          <table:table-cell office:value-type="float" office:value="2.72104" calcext:value-type="float">
            <text:p>2.72104</text:p>
          </table:table-cell>
          <table:table-cell office:value-type="float" office:value="2.72493" calcext:value-type="float">
            <text:p>2.72493</text:p>
          </table:table-cell>
          <table:table-cell office:value-type="float" office:value="2.71128" calcext:value-type="float">
            <text:p>2.71128</text:p>
          </table:table-cell>
          <table:table-cell office:value-type="float" office:value="2.5947" calcext:value-type="float">
            <text:p>2.5947</text:p>
          </table:table-cell>
          <table:table-cell office:value-type="float" office:value="2.59346" calcext:value-type="float">
            <text:p>2.59346</text:p>
          </table:table-cell>
          <table:table-cell office:value-type="float" office:value="2.57767" calcext:value-type="float">
            <text:p>2.57767</text:p>
          </table:table-cell>
          <table:table-cell office:value-type="string" calcext:value-type="string">
            <text:p>0.00129 u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65" calcext:value-type="float">
            <text:p>0.00165</text:p>
          </table:table-cell>
          <table:table-cell office:value-type="string" calcext:value-type="string">
            <text:p>0.00054 u</text:p>
          </table:table-cell>
          <table:table-cell office:value-type="string" calcext:value-type="string">
            <text:p>0.00074 u</text:p>
          </table:table-cell>
          <table:table-cell office:value-type="string" calcext:value-type="string">
            <text:p>0.00319 u</text:p>
          </table:table-cell>
          <table:table-cell office:value-type="float" office:value="1.11234" calcext:value-type="float">
            <text:p>1.11234</text:p>
          </table:table-cell>
          <table:table-cell office:value-type="float" office:value="1.08293" calcext:value-type="float">
            <text:p>1.08293</text:p>
          </table:table-cell>
          <table:table-cell office:value-type="float" office:value="0.98121" calcext:value-type="float">
            <text:p>0.98121</text:p>
          </table:table-cell>
          <table:table-cell office:value-type="float" office:value="0.38696" calcext:value-type="float">
            <text:p>0.38696</text:p>
          </table:table-cell>
          <table:table-cell office:value-type="float" office:value="0.000194" calcext:value-type="float">
            <text:p>0.000194</text:p>
          </table:table-cell>
          <table:table-cell office:value-type="string" calcext:value-type="string">
            <text:p>Uncal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49891" calcext:value-type="float">
            <text:p>0.49891</text:p>
          </table:table-cell>
          <table:table-cell office:value-type="float" office:value="0.50771" calcext:value-type="float">
            <text:p>0.50771</text:p>
          </table:table-cell>
          <table:table-cell office:value-type="float" office:value="0.50855" calcext:value-type="float">
            <text:p>0.50855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49896" calcext:value-type="float">
            <text:p>0.49896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0.00013 u</text:p>
          </table:table-cell>
          <table:table-cell office:value-type="string" calcext:value-type="string">
            <text:p>0.00021 u</text:p>
          </table:table-cell>
          <table:table-cell office:value-type="string" calcext:value-type="string">
            <text:p>0.00018 u</text:p>
          </table:table-cell>
          <table:table-cell office:value-type="float" office:value="2.04006" calcext:value-type="float">
            <text:p>2.04006</text:p>
          </table:table-cell>
          <table:table-cell office:value-type="float" office:value="2.32935" calcext:value-type="float">
            <text:p>2.32935</text:p>
          </table:table-cell>
          <table:table-cell office:value-type="float" office:value="2.32845" calcext:value-type="float">
            <text:p>2.32845</text:p>
          </table:table-cell>
          <table:table-cell office:value-type="float" office:value="2.58131" calcext:value-type="float">
            <text:p>2.58131</text:p>
          </table:table-cell>
          <table:table-cell office:value-type="float" office:value="2.25118" calcext:value-type="float">
            <text:p>2.25118</text:p>
          </table:table-cell>
          <table:table-cell office:value-type="float" office:value="2.22761" calcext:value-type="float">
            <text:p>2.22761</text:p>
          </table:table-cell>
          <table:table-cell office:value-type="float" office:value="0.14811" calcext:value-type="float">
            <text:p>0.14811</text:p>
          </table:table-cell>
          <table:table-cell office:value-type="float" office:value="0.10818" calcext:value-type="float">
            <text:p>0.10818</text:p>
          </table:table-cell>
          <table:table-cell office:value-type="string" calcext:value-type="string">
            <text:p>0.13474 u</text:p>
          </table:table-cell>
          <table:table-cell office:value-type="float" office:value="0.11071" calcext:value-type="float">
            <text:p>0.11071</text:p>
          </table:table-cell>
          <table:table-cell office:value-type="float" office:value="7.66795" calcext:value-type="float">
            <text:p>7.66795</text:p>
          </table:table-cell>
          <table:table-cell office:value-type="float" office:value="7.6544" calcext:value-type="float">
            <text:p>7.6544</text:p>
          </table:table-cell>
          <table:table-cell office:value-type="float" office:value="7.77764" calcext:value-type="float">
            <text:p>7.77764</text:p>
          </table:table-cell>
          <table:table-cell office:value-type="float" office:value="7.62126" calcext:value-type="float">
            <text:p>7.62126</text:p>
          </table:table-cell>
          <table:table-cell office:value-type="float" office:value="7.60374" calcext:value-type="float">
            <text:p>7.60374</text:p>
          </table:table-cell>
          <table:table-cell office:value-type="float" office:value="7.64028" calcext:value-type="float">
            <text:p>7.64028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501" calcext:value-type="float">
            <text:p>0.02501</text:p>
          </table:table-cell>
          <table:table-cell office:value-type="float" office:value="0.02499" calcext:value-type="float">
            <text:p>0.02499</text:p>
          </table:table-cell>
        </table:table-row>
        <table:table-row table:style-name="ro1"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NEP24-022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624" calcext:value-type="float">
            <text:p>0.00624</text:p>
          </table:table-cell>
          <table:table-cell office:value-type="string" calcext:value-type="string">
            <text:p>0.00176 u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2.01879" calcext:value-type="float">
            <text:p>2.01879</text:p>
          </table:table-cell>
          <table:table-cell office:value-type="float" office:value="2.02906" calcext:value-type="float">
            <text:p>2.02906</text:p>
          </table:table-cell>
          <table:table-cell office:value-type="float" office:value="2.00138" calcext:value-type="float">
            <text:p>2.00138</text:p>
          </table:table-cell>
          <table:table-cell office:value-type="string" calcext:value-type="string">
            <text:p>Uncal</text:p>
          </table:table-cell>
          <table:table-cell office:value-type="float" office:value="1.96944" calcext:value-type="float">
            <text:p>1.96944</text:p>
          </table:table-cell>
          <table:table-cell office:value-type="float" office:value="1.98349" calcext:value-type="float">
            <text:p>1.98349</text:p>
          </table:table-cell>
          <table:table-cell office:value-type="float" office:value="2.03127" calcext:value-type="float">
            <text:p>2.03127</text:p>
          </table:table-cell>
          <table:table-cell office:value-type="float" office:value="2.04898" calcext:value-type="float">
            <text:p>2.04898</text:p>
          </table:table-cell>
          <table:table-cell office:value-type="float" office:value="2.02116" calcext:value-type="float">
            <text:p>2.02116</text:p>
          </table:table-cell>
          <table:table-cell office:value-type="float" office:value="1.97097" calcext:value-type="float">
            <text:p>1.97097</text:p>
          </table:table-cell>
          <table:table-cell office:value-type="float" office:value="1.94556" calcext:value-type="float">
            <text:p>1.94556</text:p>
          </table:table-cell>
          <table:table-cell office:value-type="float" office:value="1.93143" calcext:value-type="float">
            <text:p>1.93143</text:p>
          </table:table-cell>
          <table:table-cell office:value-type="string" calcext:value-type="string">
            <text:p>0.00050 u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82" calcext:value-type="float">
            <text:p>0.00182</text:p>
          </table:table-cell>
          <table:table-cell office:value-type="string" calcext:value-type="string">
            <text:p>0.00116 u</text:p>
          </table:table-cell>
          <table:table-cell office:value-type="string" calcext:value-type="string">
            <text:p>0.00119 u</text:p>
          </table:table-cell>
          <table:table-cell office:value-type="string" calcext:value-type="string">
            <text:p>0.00104 u</text:p>
          </table:table-cell>
          <table:table-cell office:value-type="float" office:value="0.69773" calcext:value-type="float">
            <text:p>0.69773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041" calcext:value-type="float">
            <text:p>0.57041</text:p>
          </table:table-cell>
          <table:table-cell office:value-type="string" calcext:value-type="string">
            <text:p>0.10812 u</text:p>
          </table:table-cell>
          <table:table-cell office:value-type="float" office:value="0.000195" calcext:value-type="float">
            <text:p>0.000195</text:p>
          </table:table-cell>
          <table:table-cell office:value-type="string" calcext:value-type="string">
            <text:p>Uncal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5021" calcext:value-type="float">
            <text:p>0.35021</text:p>
          </table:table-cell>
          <table:table-cell office:value-type="float" office:value="0.35698" calcext:value-type="float">
            <text:p>0.35698</text:p>
          </table:table-cell>
          <table:table-cell office:value-type="float" office:value="0.35666" calcext:value-type="float">
            <text:p>0.35666</text:p>
          </table:table-cell>
          <table:table-cell office:value-type="float" office:value="0.35446" calcext:value-type="float">
            <text:p>0.35446</text:p>
          </table:table-cell>
          <table:table-cell office:value-type="float" office:value="0.34965" calcext:value-type="float">
            <text:p>0.34965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22" calcext:value-type="float">
            <text:p>0.00022</text:p>
          </table:table-cell>
          <table:table-cell office:value-type="string" calcext:value-type="string">
            <text:p>0.00010 u</text:p>
          </table:table-cell>
          <table:table-cell office:value-type="string" calcext:value-type="string">
            <text:p>0.00020 u</text:p>
          </table:table-cell>
          <table:table-cell office:value-type="float" office:value="1.74225" calcext:value-type="float">
            <text:p>1.74225</text:p>
          </table:table-cell>
          <table:table-cell office:value-type="float" office:value="1.93314" calcext:value-type="float">
            <text:p>1.93314</text:p>
          </table:table-cell>
          <table:table-cell office:value-type="float" office:value="1.93444" calcext:value-type="float">
            <text:p>1.93444</text:p>
          </table:table-cell>
          <table:table-cell office:value-type="float" office:value="1.46779" calcext:value-type="float">
            <text:p>1.46779</text:p>
          </table:table-cell>
          <table:table-cell office:value-type="float" office:value="1.89152" calcext:value-type="float">
            <text:p>1.89152</text:p>
          </table:table-cell>
          <table:table-cell office:value-type="float" office:value="1.85158" calcext:value-type="float">
            <text:p>1.85158</text:p>
          </table:table-cell>
          <table:table-cell office:value-type="string" calcext:value-type="string">
            <text:p>0.01773 u</text:p>
          </table:table-cell>
          <table:table-cell office:value-type="float" office:value="0.04363" calcext:value-type="float">
            <text:p>0.04363</text:p>
          </table:table-cell>
          <table:table-cell office:value-type="string" calcext:value-type="string">
            <text:p>0.04110 u</text:p>
          </table:table-cell>
          <table:table-cell office:value-type="string" calcext:value-type="string">
            <text:p>0.04277 u</text:p>
          </table:table-cell>
          <table:table-cell office:value-type="float" office:value="6.61393" calcext:value-type="float">
            <text:p>6.61393</text:p>
          </table:table-cell>
          <table:table-cell office:value-type="float" office:value="6.58368" calcext:value-type="float">
            <text:p>6.58368</text:p>
          </table:table-cell>
          <table:table-cell office:value-type="float" office:value="6.6915" calcext:value-type="float">
            <text:p>6.6915</text:p>
          </table:table-cell>
          <table:table-cell office:value-type="float" office:value="6.51794" calcext:value-type="float">
            <text:p>6.51794</text:p>
          </table:table-cell>
          <table:table-cell office:value-type="float" office:value="6.5196" calcext:value-type="float">
            <text:p>6.5196</text:p>
          </table:table-cell>
          <table:table-cell office:value-type="float" office:value="6.59572" calcext:value-type="float">
            <text:p>6.59572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1773" calcext:value-type="float">
            <text:p>0.01773</text:p>
          </table:table-cell>
        </table:table-row>
        <table:table-row table:style-name="ro1">
          <table:table-cell office:value-type="time" office:time-value="PT02H10M00S" calcext:value-type="time">
            <text:p>02:10:00</text:p>
          </table:table-cell>
          <table:table-cell office:value-type="string" calcext:value-type="string">
            <text:p>NEP24-023</text:p>
          </table:table-cell>
          <table:table-cell office:value-type="float" office:value="0.00121" calcext:value-type="float">
            <text:p>0.00121</text:p>
          </table:table-cell>
          <table:table-cell office:value-type="string" calcext:value-type="string">
            <text:p>0.00268 u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2.75446" calcext:value-type="float">
            <text:p>2.75446</text:p>
          </table:table-cell>
          <table:table-cell office:value-type="float" office:value="2.76851" calcext:value-type="float">
            <text:p>2.76851</text:p>
          </table:table-cell>
          <table:table-cell office:value-type="float" office:value="2.73217" calcext:value-type="float">
            <text:p>2.73217</text:p>
          </table:table-cell>
          <table:table-cell office:value-type="string" calcext:value-type="string">
            <text:p>Uncal</text:p>
          </table:table-cell>
          <table:table-cell office:value-type="float" office:value="2.66149" calcext:value-type="float">
            <text:p>2.66149</text:p>
          </table:table-cell>
          <table:table-cell office:value-type="float" office:value="2.69952" calcext:value-type="float">
            <text:p>2.69952</text:p>
          </table:table-cell>
          <table:table-cell office:value-type="float" office:value="2.78296" calcext:value-type="float">
            <text:p>2.78296</text:p>
          </table:table-cell>
          <table:table-cell office:value-type="float" office:value="2.79626" calcext:value-type="float">
            <text:p>2.79626</text:p>
          </table:table-cell>
          <table:table-cell office:value-type="float" office:value="2.76787" calcext:value-type="float">
            <text:p>2.76787</text:p>
          </table:table-cell>
          <table:table-cell office:value-type="float" office:value="2.65355" calcext:value-type="float">
            <text:p>2.65355</text:p>
          </table:table-cell>
          <table:table-cell office:value-type="float" office:value="2.66328" calcext:value-type="float">
            <text:p>2.66328</text:p>
          </table:table-cell>
          <table:table-cell office:value-type="float" office:value="2.63343" calcext:value-type="float">
            <text:p>2.63343</text:p>
          </table:table-cell>
          <table:table-cell office:value-type="string" calcext:value-type="string">
            <text:p>-0.00081 u</text:p>
          </table:table-cell>
          <table:table-cell office:value-type="string" calcext:value-type="string">
            <text:p>-0.00037 u</text:p>
          </table:table-cell>
          <table:table-cell office:value-type="string" calcext:value-type="string">
            <text:p>-0.00092 u</text:p>
          </table:table-cell>
          <table:table-cell office:value-type="string" calcext:value-type="string">
            <text:p>-0.00050 u</text:p>
          </table:table-cell>
          <table:table-cell office:value-type="string" calcext:value-type="string">
            <text:p>0.00036 u</text:p>
          </table:table-cell>
          <table:table-cell office:value-type="string" calcext:value-type="string">
            <text:p>0.00326 u</text:p>
          </table:table-cell>
          <table:table-cell office:value-type="float" office:value="1.0895" calcext:value-type="float">
            <text:p>1.0895</text:p>
          </table:table-cell>
          <table:table-cell office:value-type="float" office:value="1.06173" calcext:value-type="float">
            <text:p>1.06173</text:p>
          </table:table-cell>
          <table:table-cell office:value-type="float" office:value="0.98409" calcext:value-type="float">
            <text:p>0.98409</text:p>
          </table:table-cell>
          <table:table-cell office:value-type="float" office:value="0.56922" calcext:value-type="float">
            <text:p>0.56922</text:p>
          </table:table-cell>
          <table:table-cell office:value-type="float" office:value="0.000268" calcext:value-type="float">
            <text:p>0.000268</text:p>
          </table:table-cell>
          <table:table-cell office:value-type="string" calcext:value-type="string">
            <text:p>Uncal</text:p>
          </table:table-cell>
          <table:table-cell office:value-type="float" office:value="0.44491" calcext:value-type="float">
            <text:p>0.44491</text:p>
          </table:table-cell>
          <table:table-cell office:value-type="float" office:value="0.44099" calcext:value-type="float">
            <text:p>0.44099</text:p>
          </table:table-cell>
          <table:table-cell office:value-type="float" office:value="0.44915" calcext:value-type="float">
            <text:p>0.44915</text:p>
          </table:table-cell>
          <table:table-cell office:value-type="float" office:value="0.45017" calcext:value-type="float">
            <text:p>0.45017</text:p>
          </table:table-cell>
          <table:table-cell office:value-type="float" office:value="0.44748" calcext:value-type="float">
            <text:p>0.44748</text:p>
          </table:table-cell>
          <table:table-cell office:value-type="float" office:value="0.44002" calcext:value-type="float">
            <text:p>0.4400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21" calcext:value-type="float">
            <text:p>0.00021</text:p>
          </table:table-cell>
          <table:table-cell office:value-type="string" calcext:value-type="string">
            <text:p>0.00016 u</text:p>
          </table:table-cell>
          <table:table-cell office:value-type="string" calcext:value-type="string">
            <text:p>0.00010 u</text:p>
          </table:table-cell>
          <table:table-cell office:value-type="float" office:value="1.95928" calcext:value-type="float">
            <text:p>1.95928</text:p>
          </table:table-cell>
          <table:table-cell office:value-type="float" office:value="2.25497" calcext:value-type="float">
            <text:p>2.25497</text:p>
          </table:table-cell>
          <table:table-cell office:value-type="float" office:value="2.25158" calcext:value-type="float">
            <text:p>2.25158</text:p>
          </table:table-cell>
          <table:table-cell office:value-type="float" office:value="2.27506" calcext:value-type="float">
            <text:p>2.27506</text:p>
          </table:table-cell>
          <table:table-cell office:value-type="float" office:value="2.18878" calcext:value-type="float">
            <text:p>2.18878</text:p>
          </table:table-cell>
          <table:table-cell office:value-type="float" office:value="2.1606" calcext:value-type="float">
            <text:p>2.1606</text:p>
          </table:table-cell>
          <table:table-cell office:value-type="float" office:value="0.08455" calcext:value-type="float">
            <text:p>0.08455</text:p>
          </table:table-cell>
          <table:table-cell office:value-type="float" office:value="0.05946" calcext:value-type="float">
            <text:p>0.05946</text:p>
          </table:table-cell>
          <table:table-cell office:value-type="string" calcext:value-type="string">
            <text:p>0.05121 u</text:p>
          </table:table-cell>
          <table:table-cell office:value-type="string" calcext:value-type="string">
            <text:p>0.07646 u</text:p>
          </table:table-cell>
          <table:table-cell office:value-type="float" office:value="7.23061" calcext:value-type="float">
            <text:p>7.23061</text:p>
          </table:table-cell>
          <table:table-cell office:value-type="float" office:value="7.22166" calcext:value-type="float">
            <text:p>7.22166</text:p>
          </table:table-cell>
          <table:table-cell office:value-type="float" office:value="7.34925" calcext:value-type="float">
            <text:p>7.34925</text:p>
          </table:table-cell>
          <table:table-cell office:value-type="float" office:value="7.14905" calcext:value-type="float">
            <text:p>7.14905</text:p>
          </table:table-cell>
          <table:table-cell office:value-type="float" office:value="7.15129" calcext:value-type="float">
            <text:p>7.15129</text:p>
          </table:table-cell>
          <table:table-cell office:value-type="float" office:value="7.22986" calcext:value-type="float">
            <text:p>7.22986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0.02652" calcext:value-type="float">
            <text:p>0.02652</text:p>
          </table:table-cell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string" calcext:value-type="string">
            <text:p>NEP24-025</text:p>
          </table:table-cell>
          <table:table-cell office:value-type="string" calcext:value-type="string">
            <text:p>0.00081 u</text:p>
          </table:table-cell>
          <table:table-cell office:value-type="string" calcext:value-type="string">
            <text:p>0.00498 u</text:p>
          </table:table-cell>
          <table:table-cell office:value-type="float" office:value="0.00115" calcext:value-type="float">
            <text:p>0.00115</text:p>
          </table:table-cell>
          <table:table-cell table:number-columns-repeated="2" office:value-type="float" office:value="0.00105" calcext:value-type="float">
            <text:p>0.00105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442" calcext:value-type="float">
            <text:p>0.00442</text:p>
          </table:table-cell>
          <table:table-cell office:value-type="string" calcext:value-type="string">
            <text:p>0.00019 u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1.35842" calcext:value-type="float">
            <text:p>1.35842</text:p>
          </table:table-cell>
          <table:table-cell office:value-type="float" office:value="1.37302" calcext:value-type="float">
            <text:p>1.37302</text:p>
          </table:table-cell>
          <table:table-cell office:value-type="float" office:value="1.35562" calcext:value-type="float">
            <text:p>1.35562</text:p>
          </table:table-cell>
          <table:table-cell office:value-type="string" calcext:value-type="string">
            <text:p>Uncal</text:p>
          </table:table-cell>
          <table:table-cell office:value-type="float" office:value="1.31763" calcext:value-type="float">
            <text:p>1.31763</text:p>
          </table:table-cell>
          <table:table-cell office:value-type="float" office:value="1.32828" calcext:value-type="float">
            <text:p>1.32828</text:p>
          </table:table-cell>
          <table:table-cell office:value-type="float" office:value="1.39078" calcext:value-type="float">
            <text:p>1.39078</text:p>
          </table:table-cell>
          <table:table-cell office:value-type="float" office:value="1.39283" calcext:value-type="float">
            <text:p>1.39283</text:p>
          </table:table-cell>
          <table:table-cell office:value-type="float" office:value="1.38473" calcext:value-type="float">
            <text:p>1.38473</text:p>
          </table:table-cell>
          <table:table-cell office:value-type="float" office:value="1.32872" calcext:value-type="float">
            <text:p>1.32872</text:p>
          </table:table-cell>
          <table:table-cell office:value-type="float" office:value="1.33104" calcext:value-type="float">
            <text:p>1.33104</text:p>
          </table:table-cell>
          <table:table-cell office:value-type="float" office:value="1.30504" calcext:value-type="float">
            <text:p>1.30504</text:p>
          </table:table-cell>
          <table:table-cell office:value-type="string" calcext:value-type="string">
            <text:p>-0.00077 u</text:p>
          </table:table-cell>
          <table:table-cell office:value-type="string" calcext:value-type="string">
            <text:p>-0.00006 u</text:p>
          </table:table-cell>
          <table:table-cell office:value-type="string" calcext:value-type="string">
            <text:p>-0.00046 u</text:p>
          </table:table-cell>
          <table:table-cell office:value-type="string" calcext:value-type="string">
            <text:p>-0.00330 u</text:p>
          </table:table-cell>
          <table:table-cell office:value-type="string" calcext:value-type="string">
            <text:p>0.00064 u</text:p>
          </table:table-cell>
          <table:table-cell office:value-type="string" calcext:value-type="string">
            <text:p>-0.00058 u</text:p>
          </table:table-cell>
          <table:table-cell office:value-type="float" office:value="0.66789" calcext:value-type="float">
            <text:p>0.66789</text:p>
          </table:table-cell>
          <table:table-cell office:value-type="float" office:value="0.65025" calcext:value-type="float">
            <text:p>0.65025</text:p>
          </table:table-cell>
          <table:table-cell office:value-type="float" office:value="0.54303" calcext:value-type="float">
            <text:p>0.54303</text:p>
          </table:table-cell>
          <table:table-cell office:value-type="string" calcext:value-type="string">
            <text:p>-0.01142 u</text:p>
          </table:table-cell>
          <table:table-cell office:value-type="float" office:value="0.000321" calcext:value-type="float">
            <text:p>0.000321</text:p>
          </table:table-cell>
          <table:table-cell office:value-type="string" calcext:value-type="string">
            <text:p>Uncal</text:p>
          </table:table-cell>
          <table:table-cell office:value-type="float" office:value="0.28588" calcext:value-type="float">
            <text:p>0.28588</text:p>
          </table:table-cell>
          <table:table-cell office:value-type="float" office:value="0.28402" calcext:value-type="float">
            <text:p>0.28402</text:p>
          </table:table-cell>
          <table:table-cell office:value-type="float" office:value="0.28955" calcext:value-type="float">
            <text:p>0.28955</text:p>
          </table:table-cell>
          <table:table-cell office:value-type="float" office:value="0.28912" calcext:value-type="float">
            <text:p>0.28912</text:p>
          </table:table-cell>
          <table:table-cell office:value-type="float" office:value="0.28758" calcext:value-type="float">
            <text:p>0.28758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0.00009 u</text:p>
          </table:table-cell>
          <table:table-cell office:value-type="string" calcext:value-type="string">
            <text:p>-0.00007 u</text:p>
          </table:table-cell>
          <table:table-cell office:value-type="string" calcext:value-type="string">
            <text:p>0.00024 u</text:p>
          </table:table-cell>
          <table:table-cell office:value-type="float" office:value="1.08324" calcext:value-type="float">
            <text:p>1.08324</text:p>
          </table:table-cell>
          <table:table-cell office:value-type="float" office:value="1.31518" calcext:value-type="float">
            <text:p>1.31518</text:p>
          </table:table-cell>
          <table:table-cell office:value-type="float" office:value="1.31776" calcext:value-type="float">
            <text:p>1.31776</text:p>
          </table:table-cell>
          <table:table-cell office:value-type="float" office:value="1.97874" calcext:value-type="float">
            <text:p>1.97874</text:p>
          </table:table-cell>
          <table:table-cell office:value-type="float" office:value="1.29348" calcext:value-type="float">
            <text:p>1.29348</text:p>
          </table:table-cell>
          <table:table-cell office:value-type="float" office:value="1.25946" calcext:value-type="float">
            <text:p>1.25946</text:p>
          </table:table-cell>
          <table:table-cell office:value-type="float" office:value="0.12695" calcext:value-type="float">
            <text:p>0.12695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3434" calcext:value-type="float">
            <text:p>0.13434</text:p>
          </table:table-cell>
          <table:table-cell office:value-type="float" office:value="0.12621" calcext:value-type="float">
            <text:p>0.12621</text:p>
          </table:table-cell>
          <table:table-cell office:value-type="float" office:value="5.25892" calcext:value-type="float">
            <text:p>5.25892</text:p>
          </table:table-cell>
          <table:table-cell office:value-type="float" office:value="5.26298" calcext:value-type="float">
            <text:p>5.26298</text:p>
          </table:table-cell>
          <table:table-cell office:value-type="float" office:value="5.33826" calcext:value-type="float">
            <text:p>5.33826</text:p>
          </table:table-cell>
          <table:table-cell office:value-type="float" office:value="5.31775" calcext:value-type="float">
            <text:p>5.31775</text:p>
          </table:table-cell>
          <table:table-cell office:value-type="float" office:value="5.23072" calcext:value-type="float">
            <text:p>5.23072</text:p>
          </table:table-cell>
          <table:table-cell office:value-type="float" office:value="5.28197" calcext:value-type="float">
            <text:p>5.28197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564" calcext:value-type="float">
            <text:p>0.01564</text:p>
          </table:table-cell>
        </table:table-row>
        <table:table-row table:style-name="ro1">
          <table:table-cell office:value-type="time" office:time-value="PT02H12M00S" calcext:value-type="time">
            <text:p>02:12:00</text:p>
          </table:table-cell>
          <table:table-cell office:value-type="string" calcext:value-type="string">
            <text:p>NEP24-026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621" calcext:value-type="float">
            <text:p>0.00621</text:p>
          </table:table-cell>
          <table:table-cell office:value-type="string" calcext:value-type="string">
            <text:p>0.00129 u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88289" calcext:value-type="float">
            <text:p>0.88289</text:p>
          </table:table-cell>
          <table:table-cell office:value-type="float" office:value="0.87306" calcext:value-type="float">
            <text:p>0.87306</text:p>
          </table:table-cell>
          <table:table-cell office:value-type="string" calcext:value-type="string">
            <text:p>Uncal</text:p>
          </table:table-cell>
          <table:table-cell office:value-type="float" office:value="0.84889" calcext:value-type="float">
            <text:p>0.84889</text:p>
          </table:table-cell>
          <table:table-cell office:value-type="float" office:value="0.85692" calcext:value-type="float">
            <text:p>0.85692</text:p>
          </table:table-cell>
          <table:table-cell office:value-type="float" office:value="0.90654" calcext:value-type="float">
            <text:p>0.90654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89138" calcext:value-type="float">
            <text:p>0.89138</text:p>
          </table:table-cell>
          <table:table-cell office:value-type="float" office:value="0.85461" calcext:value-type="float">
            <text:p>0.85461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4528" calcext:value-type="float">
            <text:p>0.84528</text:p>
          </table:table-cell>
          <table:table-cell office:value-type="string" calcext:value-type="string">
            <text:p>0.00128 u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74" calcext:value-type="float">
            <text:p>0.00274</text:p>
          </table:table-cell>
          <table:table-cell office:value-type="string" calcext:value-type="string">
            <text:p>0.00217 u</text:p>
          </table:table-cell>
          <table:table-cell office:value-type="string" calcext:value-type="string">
            <text:p>0.00242 u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48623" calcext:value-type="float">
            <text:p>0.48623</text:p>
          </table:table-cell>
          <table:table-cell office:value-type="float" office:value="0.48238" calcext:value-type="float">
            <text:p>0.48238</text:p>
          </table:table-cell>
          <table:table-cell office:value-type="float" office:value="0.33428" calcext:value-type="float">
            <text:p>0.33428</text:p>
          </table:table-cell>
          <table:table-cell office:value-type="string" calcext:value-type="string">
            <text:p>-0.18533 u</text:p>
          </table:table-cell>
          <table:table-cell office:value-type="float" office:value="0.000129" calcext:value-type="float">
            <text:p>0.000129</text:p>
          </table:table-cell>
          <table:table-cell office:value-type="string" calcext:value-type="string">
            <text:p>Uncal</text:p>
          </table:table-cell>
          <table:table-cell office:value-type="float" office:value="0.19258" calcext:value-type="float">
            <text:p>0.19258</text:p>
          </table:table-cell>
          <table:table-cell office:value-type="float" office:value="0.19124" calcext:value-type="float">
            <text:p>0.19124</text:p>
          </table:table-cell>
          <table:table-cell office:value-type="float" office:value="0.19478" calcext:value-type="float">
            <text:p>0.19478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9342" calcext:value-type="float">
            <text:p>0.19342</text:p>
          </table:table-cell>
          <table:table-cell office:value-type="float" office:value="0.19098" calcext:value-type="float">
            <text:p>0.1909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0.00004 u</text:p>
          </table:table-cell>
          <table:table-cell office:value-type="string" calcext:value-type="string">
            <text:p>0.00003 u</text:p>
          </table:table-cell>
          <table:table-cell office:value-type="float" office:value="0.66307" calcext:value-type="float">
            <text:p>0.66307</text:p>
          </table:table-cell>
          <table:table-cell office:value-type="float" office:value="0.86401" calcext:value-type="float">
            <text:p>0.86401</text:p>
          </table:table-cell>
          <table:table-cell office:value-type="float" office:value="0.86696" calcext:value-type="float">
            <text:p>0.86696</text:p>
          </table:table-cell>
          <table:table-cell office:value-type="float" office:value="0.99941" calcext:value-type="float">
            <text:p>0.99941</text:p>
          </table:table-cell>
          <table:table-cell office:value-type="float" office:value="0.85983" calcext:value-type="float">
            <text:p>0.85983</text:p>
          </table:table-cell>
          <table:table-cell office:value-type="float" office:value="0.81612" calcext:value-type="float">
            <text:p>0.81612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6224" calcext:value-type="float">
            <text:p>0.06224</text:p>
          </table:table-cell>
          <table:table-cell office:value-type="string" calcext:value-type="string">
            <text:p>0.05463 u</text:p>
          </table:table-cell>
          <table:table-cell office:value-type="float" office:value="0.07471" calcext:value-type="float">
            <text:p>0.07471</text:p>
          </table:table-cell>
          <table:table-cell office:value-type="float" office:value="4.01758" calcext:value-type="float">
            <text:p>4.01758</text:p>
          </table:table-cell>
          <table:table-cell office:value-type="float" office:value="3.99144" calcext:value-type="float">
            <text:p>3.99144</text:p>
          </table:table-cell>
          <table:table-cell office:value-type="float" office:value="4.05279" calcext:value-type="float">
            <text:p>4.05279</text:p>
          </table:table-cell>
          <table:table-cell office:value-type="float" office:value="3.98354" calcext:value-type="float">
            <text:p>3.98354</text:p>
          </table:table-cell>
          <table:table-cell office:value-type="float" office:value="3.99073" calcext:value-type="float">
            <text:p>3.99073</text:p>
          </table:table-cell>
          <table:table-cell office:value-type="float" office:value="4.01782" calcext:value-type="float">
            <text:p>4.01782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041" calcext:value-type="float">
            <text:p>0.01041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2414" calcext:value-type="float">
            <text:p>0.02414</text:p>
          </table:table-cell>
          <table:table-cell office:value-type="float" office:value="0.02412" calcext:value-type="float">
            <text:p>0.02412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0.02677" calcext:value-type="float">
            <text:p>0.02677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238" calcext:value-type="float">
            <text:p>0.0238</text:p>
          </table:table-cell>
          <table:table-cell office:value-type="float" office:value="1.11609" calcext:value-type="float">
            <text:p>1.11609</text:p>
          </table:table-cell>
          <table:table-cell office:value-type="float" office:value="1.12914" calcext:value-type="float">
            <text:p>1.12914</text:p>
          </table:table-cell>
          <table:table-cell office:value-type="float" office:value="1.11551" calcext:value-type="float">
            <text:p>1.11551</text:p>
          </table:table-cell>
          <table:table-cell office:value-type="string" calcext:value-type="string">
            <text:p>Uncal</text:p>
          </table:table-cell>
          <table:table-cell office:value-type="float" office:value="1.08567" calcext:value-type="float">
            <text:p>1.08567</text:p>
          </table:table-cell>
          <table:table-cell office:value-type="float" office:value="1.09578" calcext:value-type="float">
            <text:p>1.09578</text:p>
          </table:table-cell>
          <table:table-cell office:value-type="float" office:value="1.14245" calcext:value-type="float">
            <text:p>1.14245</text:p>
          </table:table-cell>
          <table:table-cell office:value-type="float" office:value="1.14194" calcext:value-type="float">
            <text:p>1.14194</text:p>
          </table:table-cell>
          <table:table-cell office:value-type="float" office:value="1.13889" calcext:value-type="float">
            <text:p>1.13889</text:p>
          </table:table-cell>
          <table:table-cell office:value-type="float" office:value="1.09096" calcext:value-type="float">
            <text:p>1.09096</text:p>
          </table:table-cell>
          <table:table-cell office:value-type="float" office:value="1.09183" calcext:value-type="float">
            <text:p>1.09183</text:p>
          </table:table-cell>
          <table:table-cell office:value-type="float" office:value="1.0762" calcext:value-type="float">
            <text:p>1.0762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0844" calcext:value-type="float">
            <text:p>0.00844</text:p>
          </table:table-cell>
          <table:table-cell office:value-type="string" calcext:value-type="string">
            <text:p>0.00678 u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1406" calcext:value-type="float">
            <text:p>0.11406</text:p>
          </table:table-cell>
          <table:table-cell office:value-type="float" office:value="0.073" calcext:value-type="float">
            <text:p>0.073</text:p>
          </table:table-cell>
          <table:table-cell office:value-type="float" office:value="3.01862" calcext:value-type="float">
            <text:p>3.01862</text:p>
          </table:table-cell>
          <table:table-cell office:value-type="float" office:value="0.000147" calcext:value-type="float">
            <text:p>0.000147</text:p>
          </table:table-cell>
          <table:table-cell office:value-type="string" calcext:value-type="string">
            <text:p>Uncal</text:p>
          </table:table-cell>
          <table:table-cell office:value-type="float" office:value="0.21146" calcext:value-type="float">
            <text:p>0.21146</text:p>
          </table:table-cell>
          <table:table-cell office:value-type="float" office:value="0.21006" calcext:value-type="float">
            <text:p>0.21006</text:p>
          </table:table-cell>
          <table:table-cell office:value-type="float" office:value="0.21514" calcext:value-type="float">
            <text:p>0.21514</text:p>
          </table:table-cell>
          <table:table-cell office:value-type="float" office:value="0.21323" calcext:value-type="float">
            <text:p>0.21323</text:p>
          </table:table-cell>
          <table:table-cell office:value-type="float" office:value="0.21214" calcext:value-type="float">
            <text:p>0.21214</text:p>
          </table:table-cell>
          <table:table-cell office:value-type="float" office:value="0.20881" calcext:value-type="float">
            <text:p>0.20881</text:p>
          </table:table-cell>
          <table:table-cell table:number-columns-repeated="2" office:value-type="float" office:value="0.00497" calcext:value-type="float">
            <text:p>0.00497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76764" calcext:value-type="float">
            <text:p>0.76764</text:p>
          </table:table-cell>
          <table:table-cell office:value-type="float" office:value="1.05128" calcext:value-type="float">
            <text:p>1.05128</text:p>
          </table:table-cell>
          <table:table-cell office:value-type="float" office:value="1.07763" calcext:value-type="float">
            <text:p>1.07763</text:p>
          </table:table-cell>
          <table:table-cell office:value-type="float" office:value="1.45752" calcext:value-type="float">
            <text:p>1.45752</text:p>
          </table:table-cell>
          <table:table-cell office:value-type="float" office:value="1.04122" calcext:value-type="float">
            <text:p>1.04122</text:p>
          </table:table-cell>
          <table:table-cell office:value-type="float" office:value="1.05942" calcext:value-type="float">
            <text:p>1.05942</text:p>
          </table:table-cell>
          <table:table-cell office:value-type="float" office:value="1.19946" calcext:value-type="float">
            <text:p>1.19946</text:p>
          </table:table-cell>
          <table:table-cell office:value-type="float" office:value="1.27326" calcext:value-type="float">
            <text:p>1.27326</text:p>
          </table:table-cell>
          <table:table-cell office:value-type="float" office:value="1.10652" calcext:value-type="float">
            <text:p>1.10652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54991" calcext:value-type="float">
            <text:p>0.54991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54374" calcext:value-type="float">
            <text:p>0.54374</text:p>
          </table:table-cell>
          <table:table-cell office:value-type="float" office:value="0.52946" calcext:value-type="float">
            <text:p>0.52946</text:p>
          </table:table-cell>
          <table:table-cell office:value-type="float" office:value="0.55791" calcext:value-type="float">
            <text:p>0.55791</text:p>
          </table:table-cell>
          <table:table-cell office:value-type="float" office:value="0.54195" calcext:value-type="float">
            <text:p>0.54195</text:p>
          </table:table-cell>
          <table:table-cell office:value-type="float" office:value="0.02663" calcext:value-type="float">
            <text:p>0.02663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2655" calcext:value-type="float">
            <text:p>0.02655</text:p>
          </table:table-cell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3034" calcext:value-type="float">
            <text:p>0.03034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36" calcext:value-type="float">
            <text:p>0.0136</text:p>
          </table:table-cell>
          <table:table-cell office:value-type="float" office:value="9.52984" calcext:value-type="float">
            <text:p>9.52984</text:p>
          </table:table-cell>
          <table:table-cell office:value-type="float" office:value="9.50695" calcext:value-type="float">
            <text:p>9.50695</text:p>
          </table:table-cell>
          <table:table-cell office:value-type="float" office:value="9.44725" calcext:value-type="float">
            <text:p>9.44725</text:p>
          </table:table-cell>
          <table:table-cell office:value-type="string" calcext:value-type="string">
            <text:p>Uncal</text:p>
          </table:table-cell>
          <table:table-cell office:value-type="float" office:value="8.82703" calcext:value-type="float">
            <text:p>8.82703</text:p>
          </table:table-cell>
          <table:table-cell office:value-type="float" office:value="9.26427" calcext:value-type="float">
            <text:p>9.26427</text:p>
          </table:table-cell>
          <table:table-cell office:value-type="float" office:value="9.48291" calcext:value-type="float">
            <text:p>9.48291</text:p>
          </table:table-cell>
          <table:table-cell office:value-type="float" office:value="9.56459" calcext:value-type="float">
            <text:p>9.56459</text:p>
          </table:table-cell>
          <table:table-cell office:value-type="float" office:value="9.44073" calcext:value-type="float">
            <text:p>9.44073</text:p>
          </table:table-cell>
          <table:table-cell office:value-type="float" office:value="9.10955" calcext:value-type="float">
            <text:p>9.10955</text:p>
          </table:table-cell>
          <table:table-cell office:value-type="float" office:value="9.13138" calcext:value-type="float">
            <text:p>9.13138</text:p>
          </table:table-cell>
          <table:table-cell office:value-type="float" office:value="9.07496" calcext:value-type="float">
            <text:p>9.07496</text:p>
          </table:table-cell>
          <table:table-cell office:value-type="float" office:value="0.07913" calcext:value-type="float">
            <text:p>0.07913</text:p>
          </table:table-cell>
          <table:table-cell office:value-type="float" office:value="0.08144" calcext:value-type="float">
            <text:p>0.08144</text:p>
          </table:table-cell>
          <table:table-cell office:value-type="float" office:value="0.07982" calcext:value-type="float">
            <text:p>0.07982</text:p>
          </table:table-cell>
          <table:table-cell office:value-type="float" office:value="0.08156" calcext:value-type="float">
            <text:p>0.08156</text:p>
          </table:table-cell>
          <table:table-cell office:value-type="float" office:value="0.08184" calcext:value-type="float">
            <text:p>0.08184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0.71084" calcext:value-type="float">
            <text:p>0.71084</text:p>
          </table:table-cell>
          <table:table-cell office:value-type="float" office:value="0.69517" calcext:value-type="float">
            <text:p>0.69517</text:p>
          </table:table-cell>
          <table:table-cell office:value-type="float" office:value="0.53262" calcext:value-type="float">
            <text:p>0.53262</text:p>
          </table:table-cell>
          <table:table-cell office:value-type="float" office:value="0.07964" calcext:value-type="float">
            <text:p>0.07964</text:p>
          </table:table-cell>
          <table:table-cell office:value-type="float" office:value="0.000659" calcext:value-type="float">
            <text:p>0.000659</text:p>
          </table:table-cell>
          <table:table-cell office:value-type="string" calcext:value-type="string">
            <text:p>Uncal</text:p>
          </table:table-cell>
          <table:table-cell office:value-type="float" office:value="2.27736" calcext:value-type="float">
            <text:p>2.27736</text:p>
          </table:table-cell>
          <table:table-cell office:value-type="float" office:value="2.27454" calcext:value-type="float">
            <text:p>2.27454</text:p>
          </table:table-cell>
          <table:table-cell office:value-type="float" office:value="2.33223" calcext:value-type="float">
            <text:p>2.33223</text:p>
          </table:table-cell>
          <table:table-cell office:value-type="float" office:value="2.29813" calcext:value-type="float">
            <text:p>2.29813</text:p>
          </table:table-cell>
          <table:table-cell office:value-type="float" office:value="2.30544" calcext:value-type="float">
            <text:p>2.30544</text:p>
          </table:table-cell>
          <table:table-cell office:value-type="float" office:value="2.27033" calcext:value-type="float">
            <text:p>2.270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2.68422" calcext:value-type="float">
            <text:p>2.68422</text:p>
          </table:table-cell>
          <table:table-cell office:value-type="float" office:value="2.96267" calcext:value-type="float">
            <text:p>2.96267</text:p>
          </table:table-cell>
          <table:table-cell office:value-type="float" office:value="2.97712" calcext:value-type="float">
            <text:p>2.97712</text:p>
          </table:table-cell>
          <table:table-cell office:value-type="float" office:value="2.99788" calcext:value-type="float">
            <text:p>2.99788</text:p>
          </table:table-cell>
          <table:table-cell office:value-type="float" office:value="2.77681" calcext:value-type="float">
            <text:p>2.77681</text:p>
          </table:table-cell>
          <table:table-cell office:value-type="float" office:value="2.80021" calcext:value-type="float">
            <text:p>2.80021</text:p>
          </table:table-cell>
          <table:table-cell office:value-type="float" office:value="2.10874" calcext:value-type="float">
            <text:p>2.10874</text:p>
          </table:table-cell>
          <table:table-cell office:value-type="float" office:value="2.12785" calcext:value-type="float">
            <text:p>2.12785</text:p>
          </table:table-cell>
          <table:table-cell office:value-type="float" office:value="1.93341" calcext:value-type="float">
            <text:p>1.93341</text:p>
          </table:table-cell>
          <table:table-cell office:value-type="float" office:value="1.92229" calcext:value-type="float">
            <text:p>1.92229</text:p>
          </table:table-cell>
          <table:table-cell office:value-type="float" office:value="2.40623" calcext:value-type="float">
            <text:p>2.40623</text:p>
          </table:table-cell>
          <table:table-cell office:value-type="float" office:value="2.40477" calcext:value-type="float">
            <text:p>2.40477</text:p>
          </table:table-cell>
          <table:table-cell office:value-type="float" office:value="2.44696" calcext:value-type="float">
            <text:p>2.44696</text:p>
          </table:table-cell>
          <table:table-cell office:value-type="float" office:value="2.40801" calcext:value-type="float">
            <text:p>2.40801</text:p>
          </table:table-cell>
          <table:table-cell office:value-type="float" office:value="2.39185" calcext:value-type="float">
            <text:p>2.39185</text:p>
          </table:table-cell>
          <table:table-cell office:value-type="float" office:value="2.42884" calcext:value-type="float">
            <text:p>2.42884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4208" calcext:value-type="float">
            <text:p>0.04208</text:p>
          </table:table-cell>
          <table:table-cell office:value-type="float" office:value="0.04204" calcext:value-type="float">
            <text:p>0.0420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EP24-001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342" calcext:value-type="float">
            <text:p>0.02342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2071" calcext:value-type="float">
            <text:p>0.02071</text:p>
          </table:table-cell>
          <table:table-cell office:value-type="float" office:value="0.02037" calcext:value-type="float">
            <text:p>0.02037</text:p>
          </table:table-cell>
          <table:table-cell office:value-type="float" office:value="7.29295" calcext:value-type="float">
            <text:p>7.29295</text:p>
          </table:table-cell>
          <table:table-cell office:value-type="float" office:value="7.30104" calcext:value-type="float">
            <text:p>7.30104</text:p>
          </table:table-cell>
          <table:table-cell office:value-type="float" office:value="7.24714" calcext:value-type="float">
            <text:p>7.24714</text:p>
          </table:table-cell>
          <table:table-cell office:value-type="string" calcext:value-type="string">
            <text:p>Uncal</text:p>
          </table:table-cell>
          <table:table-cell office:value-type="float" office:value="6.95595" calcext:value-type="float">
            <text:p>6.95595</text:p>
          </table:table-cell>
          <table:table-cell office:value-type="float" office:value="7.22933" calcext:value-type="float">
            <text:p>7.22933</text:p>
          </table:table-cell>
          <table:table-cell office:value-type="float" office:value="7.34799" calcext:value-type="float">
            <text:p>7.34799</text:p>
          </table:table-cell>
          <table:table-cell office:value-type="float" office:value="7.40074" calcext:value-type="float">
            <text:p>7.40074</text:p>
          </table:table-cell>
          <table:table-cell office:value-type="float" office:value="7.32036" calcext:value-type="float">
            <text:p>7.32036</text:p>
          </table:table-cell>
          <table:table-cell office:value-type="float" office:value="7.03799" calcext:value-type="float">
            <text:p>7.03799</text:p>
          </table:table-cell>
          <table:table-cell office:value-type="float" office:value="7.04641" calcext:value-type="float">
            <text:p>7.04641</text:p>
          </table:table-cell>
          <table:table-cell office:value-type="float" office:value="7.00022" calcext:value-type="float">
            <text:p>7.00022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118" calcext:value-type="float">
            <text:p>0.0118</text:p>
          </table:table-cell>
          <table:table-cell office:value-type="float" office:value="1.11443" calcext:value-type="float">
            <text:p>1.11443</text:p>
          </table:table-cell>
          <table:table-cell office:value-type="float" office:value="1.08524" calcext:value-type="float">
            <text:p>1.08524</text:p>
          </table:table-cell>
          <table:table-cell office:value-type="float" office:value="0.91095" calcext:value-type="float">
            <text:p>0.91095</text:p>
          </table:table-cell>
          <table:table-cell office:value-type="float" office:value="0.25131" calcext:value-type="float">
            <text:p>0.25131</text:p>
          </table:table-cell>
          <table:table-cell office:value-type="float" office:value="0.000323" calcext:value-type="float">
            <text:p>0.000323</text:p>
          </table:table-cell>
          <table:table-cell office:value-type="string" calcext:value-type="string">
            <text:p>Uncal</text:p>
          </table:table-cell>
          <table:table-cell office:value-type="float" office:value="1.43166" calcext:value-type="float">
            <text:p>1.43166</text:p>
          </table:table-cell>
          <table:table-cell office:value-type="float" office:value="1.43242" calcext:value-type="float">
            <text:p>1.43242</text:p>
          </table:table-cell>
          <table:table-cell office:value-type="float" office:value="1.46087" calcext:value-type="float">
            <text:p>1.46087</text:p>
          </table:table-cell>
          <table:table-cell office:value-type="float" office:value="1.46386" calcext:value-type="float">
            <text:p>1.46386</text:p>
          </table:table-cell>
          <table:table-cell office:value-type="float" office:value="1.45242" calcext:value-type="float">
            <text:p>1.45242</text:p>
          </table:table-cell>
          <table:table-cell office:value-type="float" office:value="1.43049" calcext:value-type="float">
            <text:p>1.4304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office:value-type="string" calcext:value-type="string">
            <text:p>0.00055 u</text:p>
          </table:table-cell>
          <table:table-cell office:value-type="string" calcext:value-type="string">
            <text:p>0.00076 u</text:p>
          </table:table-cell>
          <table:table-cell office:value-type="float" office:value="6.5368" calcext:value-type="float">
            <text:p>6.5368</text:p>
          </table:table-cell>
          <table:table-cell office:value-type="float" office:value="6.54401" calcext:value-type="float">
            <text:p>6.54401</text:p>
          </table:table-cell>
          <table:table-cell office:value-type="float" office:value="6.56452" calcext:value-type="float">
            <text:p>6.56452</text:p>
          </table:table-cell>
          <table:table-cell office:value-type="float" office:value="6.27477" calcext:value-type="float">
            <text:p>6.27477</text:p>
          </table:table-cell>
          <table:table-cell office:value-type="float" office:value="6.31607" calcext:value-type="float">
            <text:p>6.31607</text:p>
          </table:table-cell>
          <table:table-cell office:value-type="float" office:value="6.33225" calcext:value-type="float">
            <text:p>6.33225</text:p>
          </table:table-cell>
          <table:table-cell office:value-type="float" office:value="0.74514" calcext:value-type="float">
            <text:p>0.7451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62801" calcext:value-type="float">
            <text:p>0.62801</text:p>
          </table:table-cell>
          <table:table-cell office:value-type="float" office:value="9.42126" calcext:value-type="float">
            <text:p>9.42126</text:p>
          </table:table-cell>
          <table:table-cell office:value-type="float" office:value="9.391" calcext:value-type="float">
            <text:p>9.391</text:p>
          </table:table-cell>
          <table:table-cell office:value-type="float" office:value="9.58464" calcext:value-type="float">
            <text:p>9.58464</text:p>
          </table:table-cell>
          <table:table-cell office:value-type="float" office:value="9.39717" calcext:value-type="float">
            <text:p>9.39717</text:p>
          </table:table-cell>
          <table:table-cell office:value-type="float" office:value="9.33161" calcext:value-type="float">
            <text:p>9.33161</text:p>
          </table:table-cell>
          <table:table-cell office:value-type="float" office:value="9.41221" calcext:value-type="float">
            <text:p>9.41221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142" calcext:value-type="float">
            <text:p>0.08142</text:p>
          </table:table-cell>
          <table:table-cell office:value-type="float" office:value="0.08161" calcext:value-type="float">
            <text:p>0.08161</text:p>
          </table:table-cell>
        </table:table-row>
        <table:table-row table:style-name="ro1">
          <table:table-cell office:value-type="time" office:time-value="PT02H13M00S" calcext:value-type="time">
            <text:p>02:13:00</text:p>
          </table:table-cell>
          <table:table-cell office:value-type="string" calcext:value-type="string">
            <text:p>NEP24-027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573" calcext:value-type="float">
            <text:p>0.00573</text:p>
          </table:table-cell>
          <table:table-cell office:value-type="string" calcext:value-type="string">
            <text:p>-0.00025 u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60989" calcext:value-type="float">
            <text:p>0.60989</text:p>
          </table:table-cell>
          <table:table-cell office:value-type="float" office:value="0.62898" calcext:value-type="float">
            <text:p>0.62898</text:p>
          </table:table-cell>
          <table:table-cell office:value-type="float" office:value="0.62731" calcext:value-type="float">
            <text:p>0.62731</text:p>
          </table:table-cell>
          <table:table-cell office:value-type="string" calcext:value-type="string">
            <text:p>Uncal</text:p>
          </table:table-cell>
          <table:table-cell office:value-type="float" office:value="0.60506" calcext:value-type="float">
            <text:p>0.60506</text:p>
          </table:table-cell>
          <table:table-cell office:value-type="float" office:value="0.61217" calcext:value-type="float">
            <text:p>0.61217</text:p>
          </table:table-cell>
          <table:table-cell office:value-type="float" office:value="0.63122" calcext:value-type="float">
            <text:p>0.63122</text:p>
          </table:table-cell>
          <table:table-cell office:value-type="float" office:value="0.63796" calcext:value-type="float">
            <text:p>0.63796</text:p>
          </table:table-cell>
          <table:table-cell office:value-type="float" office:value="0.64454" calcext:value-type="float">
            <text:p>0.64454</text:p>
          </table:table-cell>
          <table:table-cell office:value-type="float" office:value="0.60681" calcext:value-type="float">
            <text:p>0.60681</text:p>
          </table:table-cell>
          <table:table-cell office:value-type="float" office:value="0.60715" calcext:value-type="float">
            <text:p>0.60715</text:p>
          </table:table-cell>
          <table:table-cell office:value-type="float" office:value="0.59483" calcext:value-type="float">
            <text:p>0.5948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511" calcext:value-type="float">
            <text:p>0.00511</text:p>
          </table:table-cell>
          <table:table-cell office:value-type="string" calcext:value-type="string">
            <text:p>0.00732 u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37518" calcext:value-type="float">
            <text:p>0.37518</text:p>
          </table:table-cell>
          <table:table-cell office:value-type="float" office:value="0.37765" calcext:value-type="float">
            <text:p>0.37765</text:p>
          </table:table-cell>
          <table:table-cell office:value-type="float" office:value="0.25128" calcext:value-type="float">
            <text:p>0.25128</text:p>
          </table:table-cell>
          <table:table-cell office:value-type="string" calcext:value-type="string">
            <text:p>-0.41514 u</text:p>
          </table:table-cell>
          <table:table-cell office:value-type="float" office:value="0.000275" calcext:value-type="float">
            <text:p>0.000275</text:p>
          </table:table-cell>
          <table:table-cell office:value-type="string" calcext:value-type="string">
            <text:p>Uncal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14776" calcext:value-type="float">
            <text:p>0.14776</text:p>
          </table:table-cell>
          <table:table-cell office:value-type="float" office:value="0.15052" calcext:value-type="float">
            <text:p>0.15052</text:p>
          </table:table-cell>
          <table:table-cell office:value-type="float" office:value="0.14994" calcext:value-type="float">
            <text:p>0.14994</text:p>
          </table:table-cell>
          <table:table-cell office:value-type="float" office:value="0.14892" calcext:value-type="float">
            <text:p>0.14892</text:p>
          </table:table-cell>
          <table:table-cell office:value-type="float" office:value="0.14617" calcext:value-type="float">
            <text:p>0.14617</text:p>
          </table:table-cell>
          <table:table-cell office:value-type="float" office:value="0.00023" calcext:value-type="float">
            <text:p>0.00023</text:p>
          </table:table-cell>
          <table:table-cell office:value-type="string" calcext:value-type="string">
            <text:p>0.00019 u</text:p>
          </table:table-cell>
          <table:table-cell office:value-type="string" calcext:value-type="string">
            <text:p>0.00015 u</text:p>
          </table:table-cell>
          <table:table-cell office:value-type="string" calcext:value-type="string">
            <text:p>0.00032 u</text:p>
          </table:table-cell>
          <table:table-cell office:value-type="float" office:value="0.36728" calcext:value-type="float">
            <text:p>0.36728</text:p>
          </table:table-cell>
          <table:table-cell office:value-type="float" office:value="0.58137" calcext:value-type="float">
            <text:p>0.58137</text:p>
          </table:table-cell>
          <table:table-cell office:value-type="float" office:value="0.58369" calcext:value-type="float">
            <text:p>0.58369</text:p>
          </table:table-cell>
          <table:table-cell office:value-type="float" office:value="1.21805" calcext:value-type="float">
            <text:p>1.21805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53412" calcext:value-type="float">
            <text:p>0.53412</text:p>
          </table:table-cell>
          <table:table-cell office:value-type="float" office:value="0.09413" calcext:value-type="float">
            <text:p>0.09413</text:p>
          </table:table-cell>
          <table:table-cell office:value-type="float" office:value="0.08472" calcext:value-type="float">
            <text:p>0.08472</text:p>
          </table:table-cell>
          <table:table-cell office:value-type="string" calcext:value-type="string">
            <text:p>0.08749 u</text:p>
          </table:table-cell>
          <table:table-cell office:value-type="float" office:value="0.09473" calcext:value-type="float">
            <text:p>0.09473</text:p>
          </table:table-cell>
          <table:table-cell office:value-type="float" office:value="2.69986" calcext:value-type="float">
            <text:p>2.69986</text:p>
          </table:table-cell>
          <table:table-cell office:value-type="float" office:value="2.6892" calcext:value-type="float">
            <text:p>2.6892</text:p>
          </table:table-cell>
          <table:table-cell office:value-type="float" office:value="2.72475" calcext:value-type="float">
            <text:p>2.72475</text:p>
          </table:table-cell>
          <table:table-cell office:value-type="float" office:value="2.67446" calcext:value-type="float">
            <text:p>2.67446</text:p>
          </table:table-cell>
          <table:table-cell office:value-type="float" office:value="2.65202" calcext:value-type="float">
            <text:p>2.65202</text:p>
          </table:table-cell>
          <table:table-cell office:value-type="float" office:value="2.71051" calcext:value-type="float">
            <text:p>2.71051</text:p>
          </table:table-cell>
          <table:table-cell office:value-type="float" office:value="0.00595" calcext:value-type="float">
            <text:p>0.00595</text:p>
          </table:table-cell>
          <table:table-cell table:number-columns-repeated="2" office:value-type="float" office:value="0.00593" calcext:value-type="float">
            <text:p>0.00593</text:p>
          </table:table-cell>
          <table:table-cell office:value-type="float" office:value="0.00601" calcext:value-type="float">
            <text:p>0.00601</text:p>
          </table:table-cell>
        </table:table-row>
        <table:table-row table:style-name="ro1">
          <table:table-cell office:value-type="time" office:time-value="PT02H14M00S" calcext:value-type="time">
            <text:p>02:14:00</text:p>
          </table:table-cell>
          <table:table-cell office:value-type="string" calcext:value-type="string">
            <text:p>NEP24-028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1.0399" calcext:value-type="float">
            <text:p>1.0399</text:p>
          </table:table-cell>
          <table:table-cell office:value-type="float" office:value="1.05559" calcext:value-type="float">
            <text:p>1.05559</text:p>
          </table:table-cell>
          <table:table-cell office:value-type="float" office:value="1.04643" calcext:value-type="float">
            <text:p>1.04643</text:p>
          </table:table-cell>
          <table:table-cell office:value-type="string" calcext:value-type="string">
            <text:p>Uncal</text:p>
          </table:table-cell>
          <table:table-cell office:value-type="float" office:value="1.02446" calcext:value-type="float">
            <text:p>1.02446</text:p>
          </table:table-cell>
          <table:table-cell office:value-type="float" office:value="1.02752" calcext:value-type="float">
            <text:p>1.02752</text:p>
          </table:table-cell>
          <table:table-cell office:value-type="float" office:value="1.05067" calcext:value-type="float">
            <text:p>1.05067</text:p>
          </table:table-cell>
          <table:table-cell office:value-type="float" office:value="1.07691" calcext:value-type="float">
            <text:p>1.07691</text:p>
          </table:table-cell>
          <table:table-cell office:value-type="float" office:value="1.0865" calcext:value-type="float">
            <text:p>1.0865</text:p>
          </table:table-cell>
          <table:table-cell office:value-type="float" office:value="1.02261" calcext:value-type="float">
            <text:p>1.02261</text:p>
          </table:table-cell>
          <table:table-cell office:value-type="float" office:value="1.02461" calcext:value-type="float">
            <text:p>1.02461</text:p>
          </table:table-cell>
          <table:table-cell office:value-type="float" office:value="1.00901" calcext:value-type="float">
            <text:p>1.00901</text:p>
          </table:table-cell>
          <table:table-cell office:value-type="string" calcext:value-type="string">
            <text:p>-0.00129 u</text:p>
          </table:table-cell>
          <table:table-cell office:value-type="string" calcext:value-type="string">
            <text:p>-0.00052 u</text:p>
          </table:table-cell>
          <table:table-cell office:value-type="string" calcext:value-type="string">
            <text:p>-0.00004 u</text:p>
          </table:table-cell>
          <table:table-cell office:value-type="string" calcext:value-type="string">
            <text:p>-0.00293 u</text:p>
          </table:table-cell>
          <table:table-cell office:value-type="string" calcext:value-type="string">
            <text:p>0.00128 u</text:p>
          </table:table-cell>
          <table:table-cell office:value-type="string" calcext:value-type="string">
            <text:p>0.00330 u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61171" calcext:value-type="float">
            <text:p>0.61171</text:p>
          </table:table-cell>
          <table:table-cell office:value-type="float" office:value="0.52099" calcext:value-type="float">
            <text:p>0.52099</text:p>
          </table:table-cell>
          <table:table-cell office:value-type="string" calcext:value-type="string">
            <text:p>-0.11696 u</text:p>
          </table:table-cell>
          <table:table-cell office:value-type="float" office:value="0.000287" calcext:value-type="float">
            <text:p>0.000287</text:p>
          </table:table-cell>
          <table:table-cell office:value-type="string" calcext:value-type="string">
            <text:p>Uncal</text:p>
          </table:table-cell>
          <table:table-cell office:value-type="float" office:value="0.25734" calcext:value-type="float">
            <text:p>0.25734</text:p>
          </table:table-cell>
          <table:table-cell office:value-type="float" office:value="0.25548" calcext:value-type="float">
            <text:p>0.25548</text:p>
          </table:table-cell>
          <table:table-cell office:value-type="float" office:value="0.26055" calcext:value-type="float">
            <text:p>0.26055</text:p>
          </table:table-cell>
          <table:table-cell office:value-type="float" office:value="0.26068" calcext:value-type="float">
            <text:p>0.26068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25517" calcext:value-type="float">
            <text:p>0.25517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9" calcext:value-type="float">
            <text:p>0.00049</text:p>
          </table:table-cell>
          <table:table-cell office:value-type="string" calcext:value-type="string">
            <text:p>0.00041 u</text:p>
          </table:table-cell>
          <table:table-cell office:value-type="float" office:value="0.97501" calcext:value-type="float">
            <text:p>0.97501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22019" calcext:value-type="float">
            <text:p>1.22019</text:p>
          </table:table-cell>
          <table:table-cell office:value-type="float" office:value="1.08801" calcext:value-type="float">
            <text:p>1.08801</text:p>
          </table:table-cell>
          <table:table-cell office:value-type="float" office:value="1.19635" calcext:value-type="float">
            <text:p>1.19635</text:p>
          </table:table-cell>
          <table:table-cell office:value-type="float" office:value="1.16567" calcext:value-type="float">
            <text:p>1.16567</text:p>
          </table:table-cell>
          <table:table-cell office:value-type="string" calcext:value-type="string">
            <text:p>0.02237 u</text:p>
          </table:table-cell>
          <table:table-cell office:value-type="float" office:value="0.0688" calcext:value-type="float">
            <text:p>0.0688</text:p>
          </table:table-cell>
          <table:table-cell office:value-type="string" calcext:value-type="string">
            <text:p>0.05501 u</text:p>
          </table:table-cell>
          <table:table-cell office:value-type="float" office:value="0.06648" calcext:value-type="float">
            <text:p>0.06648</text:p>
          </table:table-cell>
          <table:table-cell office:value-type="float" office:value="4.99589" calcext:value-type="float">
            <text:p>4.99589</text:p>
          </table:table-cell>
          <table:table-cell office:value-type="float" office:value="4.97728" calcext:value-type="float">
            <text:p>4.97728</text:p>
          </table:table-cell>
          <table:table-cell office:value-type="float" office:value="5.06742" calcext:value-type="float">
            <text:p>5.06742</text:p>
          </table:table-cell>
          <table:table-cell office:value-type="float" office:value="4.98169" calcext:value-type="float">
            <text:p>4.98169</text:p>
          </table:table-cell>
          <table:table-cell office:value-type="float" office:value="4.9853" calcext:value-type="float">
            <text:p>4.9853</text:p>
          </table:table-cell>
          <table:table-cell office:value-type="float" office:value="5.01591" calcext:value-type="float">
            <text:p>5.01591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01255" calcext:value-type="float">
            <text:p>0.01255</text:p>
          </table:table-cell>
        </table:table-row>
        <table:table-row table:style-name="ro1"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NEP24-033</text:p>
          </table:table-cell>
          <table:table-cell office:value-type="string" calcext:value-type="string">
            <text:p>0.12038 o</text:p>
          </table:table-cell>
          <table:table-cell office:value-type="string" calcext:value-type="string">
            <text:p>0.11837 o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26.00124" calcext:value-type="float">
            <text:p>26.00124</text:p>
          </table:table-cell>
          <table:table-cell office:value-type="float" office:value="26.02105" calcext:value-type="float">
            <text:p>26.02105</text:p>
          </table:table-cell>
          <table:table-cell office:value-type="float" office:value="25.69459" calcext:value-type="float">
            <text:p>25.69459</text:p>
          </table:table-cell>
          <table:table-cell office:value-type="string" calcext:value-type="string">
            <text:p>Uncal</text:p>
          </table:table-cell>
          <table:table-cell office:value-type="float" office:value="21.30944" calcext:value-type="float">
            <text:p>21.30944</text:p>
          </table:table-cell>
          <table:table-cell office:value-type="float" office:value="24.98474" calcext:value-type="float">
            <text:p>24.98474</text:p>
          </table:table-cell>
          <table:table-cell office:value-type="float" office:value="25.83136" calcext:value-type="float">
            <text:p>25.83136</text:p>
          </table:table-cell>
          <table:table-cell office:value-type="float" office:value="26.27006" calcext:value-type="float">
            <text:p>26.27006</text:p>
          </table:table-cell>
          <table:table-cell office:value-type="float" office:value="25.88377" calcext:value-type="float">
            <text:p>25.88377</text:p>
          </table:table-cell>
          <table:table-cell office:value-type="float" office:value="24.84104" calcext:value-type="float">
            <text:p>24.84104</text:p>
          </table:table-cell>
          <table:table-cell office:value-type="float" office:value="25.15952" calcext:value-type="float">
            <text:p>25.15952</text:p>
          </table:table-cell>
          <table:table-cell office:value-type="float" office:value="24.66819" calcext:value-type="float">
            <text:p>24.66819</text:p>
          </table:table-cell>
          <table:table-cell office:value-type="string" calcext:value-type="string">
            <text:p>0.16119 o</text:p>
          </table:table-cell>
          <table:table-cell office:value-type="string" calcext:value-type="string">
            <text:p>0.17112 o</text:p>
          </table:table-cell>
          <table:table-cell office:value-type="string" calcext:value-type="string">
            <text:p>0.16455 o</text:p>
          </table:table-cell>
          <table:table-cell office:value-type="string" calcext:value-type="string">
            <text:p>0.17504 o</text:p>
          </table:table-cell>
          <table:table-cell office:value-type="string" calcext:value-type="string">
            <text:p>0.17079 o</text:p>
          </table:table-cell>
          <table:table-cell office:value-type="string" calcext:value-type="string">
            <text:p>0.15070 o</text:p>
          </table:table-cell>
          <table:table-cell office:value-type="float" office:value="4.6798" calcext:value-type="float">
            <text:p>4.6798</text:p>
          </table:table-cell>
          <table:table-cell office:value-type="float" office:value="4.92722" calcext:value-type="float">
            <text:p>4.92722</text:p>
          </table:table-cell>
          <table:table-cell office:value-type="float" office:value="4.57997" calcext:value-type="float">
            <text:p>4.57997</text:p>
          </table:table-cell>
          <table:table-cell office:value-type="float" office:value="3.62824" calcext:value-type="float">
            <text:p>3.62824</text:p>
          </table:table-cell>
          <table:table-cell office:value-type="float" office:value="0.034434" calcext:value-type="float">
            <text:p>0.034434</text:p>
          </table:table-cell>
          <table:table-cell office:value-type="string" calcext:value-type="string">
            <text:p>Uncal</text:p>
          </table:table-cell>
          <table:table-cell office:value-type="float" office:value="1.9317" calcext:value-type="float">
            <text:p>1.9317</text:p>
          </table:table-cell>
          <table:table-cell office:value-type="float" office:value="1.93501" calcext:value-type="float">
            <text:p>1.93501</text:p>
          </table:table-cell>
          <table:table-cell office:value-type="float" office:value="2.00021" calcext:value-type="float">
            <text:p>2.00021</text:p>
          </table:table-cell>
          <table:table-cell office:value-type="float" office:value="1.97511" calcext:value-type="float">
            <text:p>1.97511</text:p>
          </table:table-cell>
          <table:table-cell office:value-type="float" office:value="1.9741" calcext:value-type="float">
            <text:p>1.9741</text:p>
          </table:table-cell>
          <table:table-cell office:value-type="float" office:value="1.95476" calcext:value-type="float">
            <text:p>1.95476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8209" calcext:value-type="float">
            <text:p>0.08209</text:p>
          </table:table-cell>
          <table:table-cell office:value-type="float" office:value="0.08214" calcext:value-type="float">
            <text:p>0.08214</text:p>
          </table:table-cell>
          <table:table-cell office:value-type="float" office:value="11.49409" calcext:value-type="float">
            <text:p>11.49409</text:p>
          </table:table-cell>
          <table:table-cell office:value-type="float" office:value="11.48284" calcext:value-type="float">
            <text:p>11.48284</text:p>
          </table:table-cell>
          <table:table-cell office:value-type="float" office:value="11.39081" calcext:value-type="float">
            <text:p>11.39081</text:p>
          </table:table-cell>
          <table:table-cell office:value-type="float" office:value="10.36357" calcext:value-type="float">
            <text:p>10.36357</text:p>
          </table:table-cell>
          <table:table-cell office:value-type="float" office:value="10.67299" calcext:value-type="float">
            <text:p>10.67299</text:p>
          </table:table-cell>
          <table:table-cell office:value-type="float" office:value="10.70213" calcext:value-type="float">
            <text:p>10.70213</text:p>
          </table:table-cell>
          <table:table-cell office:value-type="float" office:value="1.18043" calcext:value-type="float">
            <text:p>1.18043</text:p>
          </table:table-cell>
          <table:table-cell office:value-type="float" office:value="0.81774" calcext:value-type="float">
            <text:p>0.81774</text:p>
          </table:table-cell>
          <table:table-cell office:value-type="float" office:value="0.80314" calcext:value-type="float">
            <text:p>0.80314</text:p>
          </table:table-cell>
          <table:table-cell office:value-type="float" office:value="0.74404" calcext:value-type="float">
            <text:p>0.74404</text:p>
          </table:table-cell>
          <table:table-cell office:value-type="float" office:value="3.50997" calcext:value-type="float">
            <text:p>3.50997</text:p>
          </table:table-cell>
          <table:table-cell office:value-type="float" office:value="3.49255" calcext:value-type="float">
            <text:p>3.49255</text:p>
          </table:table-cell>
          <table:table-cell office:value-type="float" office:value="3.55781" calcext:value-type="float">
            <text:p>3.55781</text:p>
          </table:table-cell>
          <table:table-cell office:value-type="float" office:value="3.53172" calcext:value-type="float">
            <text:p>3.53172</text:p>
          </table:table-cell>
          <table:table-cell office:value-type="float" office:value="3.52143" calcext:value-type="float">
            <text:p>3.52143</text:p>
          </table:table-cell>
          <table:table-cell office:value-type="float" office:value="3.57393" calcext:value-type="float">
            <text:p>3.57393</text:p>
          </table:table-cell>
          <table:table-cell office:value-type="float" office:value="0.10031" calcext:value-type="float">
            <text:p>0.10031</text:p>
          </table:table-cell>
          <table:table-cell office:value-type="float" office:value="0.10048" calcext:value-type="float">
            <text:p>0.10048</text:p>
          </table:table-cell>
          <table:table-cell office:value-type="float" office:value="0.1" calcext:value-type="float">
            <text:p>0.1</text:p>
          </table:table-cell>
          <table:table-cell office:value-type="float" office:value="0.10175" calcext:value-type="float">
            <text:p>0.10175</text:p>
          </table:table-cell>
        </table:table-row>
        <table:table-row table:style-name="ro1">
          <table:table-cell office:value-type="time" office:time-value="PT02H16M00S" calcext:value-type="time">
            <text:p>02:16:00</text:p>
          </table:table-cell>
          <table:table-cell office:value-type="string" calcext:value-type="string">
            <text:p>NEP24-034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1.39733" calcext:value-type="float">
            <text:p>1.39733</text:p>
          </table:table-cell>
          <table:table-cell office:value-type="float" office:value="1.4076" calcext:value-type="float">
            <text:p>1.4076</text:p>
          </table:table-cell>
          <table:table-cell office:value-type="float" office:value="1.39276" calcext:value-type="float">
            <text:p>1.39276</text:p>
          </table:table-cell>
          <table:table-cell office:value-type="string" calcext:value-type="string">
            <text:p>Uncal</text:p>
          </table:table-cell>
          <table:table-cell office:value-type="float" office:value="1.36078" calcext:value-type="float">
            <text:p>1.36078</text:p>
          </table:table-cell>
          <table:table-cell office:value-type="float" office:value="1.35907" calcext:value-type="float">
            <text:p>1.35907</text:p>
          </table:table-cell>
          <table:table-cell office:value-type="float" office:value="1.41392" calcext:value-type="float">
            <text:p>1.41392</text:p>
          </table:table-cell>
          <table:table-cell office:value-type="float" office:value="1.42236" calcext:value-type="float">
            <text:p>1.42236</text:p>
          </table:table-cell>
          <table:table-cell office:value-type="float" office:value="1.42087" calcext:value-type="float">
            <text:p>1.42087</text:p>
          </table:table-cell>
          <table:table-cell office:value-type="float" office:value="1.36318" calcext:value-type="float">
            <text:p>1.36318</text:p>
          </table:table-cell>
          <table:table-cell office:value-type="float" office:value="1.36546" calcext:value-type="float">
            <text:p>1.36546</text:p>
          </table:table-cell>
          <table:table-cell office:value-type="float" office:value="1.33562" calcext:value-type="float">
            <text:p>1.33562</text:p>
          </table:table-cell>
          <table:table-cell office:value-type="string" calcext:value-type="string">
            <text:p>0.00142 u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-0.00174 u</text:p>
          </table:table-cell>
          <table:table-cell office:value-type="string" calcext:value-type="string">
            <text:p>0.00177 u</text:p>
          </table:table-cell>
          <table:table-cell office:value-type="string" calcext:value-type="string">
            <text:p>0.00324 u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44329" calcext:value-type="float">
            <text:p>0.44329</text:p>
          </table:table-cell>
          <table:table-cell office:value-type="float" office:value="0.2979" calcext:value-type="float">
            <text:p>0.2979</text:p>
          </table:table-cell>
          <table:table-cell office:value-type="string" calcext:value-type="string">
            <text:p>-0.10984 u</text:p>
          </table:table-cell>
          <table:table-cell office:value-type="float" office:value="0.000162" calcext:value-type="float">
            <text:p>0.000162</text:p>
          </table:table-cell>
          <table:table-cell office:value-type="string" calcext:value-type="string">
            <text:p>Uncal</text:p>
          </table:table-cell>
          <table:table-cell office:value-type="float" office:value="0.21964" calcext:value-type="float">
            <text:p>0.21964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0.22342" calcext:value-type="float">
            <text:p>0.22342</text:p>
          </table:table-cell>
          <table:table-cell office:value-type="float" office:value="0.22216" calcext:value-type="float">
            <text:p>0.22216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1.34481" calcext:value-type="float">
            <text:p>1.34481</text:p>
          </table:table-cell>
          <table:table-cell office:value-type="float" office:value="1.5712" calcext:value-type="float">
            <text:p>1.5712</text:p>
          </table:table-cell>
          <table:table-cell office:value-type="float" office:value="1.57854" calcext:value-type="float">
            <text:p>1.57854</text:p>
          </table:table-cell>
          <table:table-cell office:value-type="float" office:value="1.8454" calcext:value-type="float">
            <text:p>1.8454</text:p>
          </table:table-cell>
          <table:table-cell office:value-type="float" office:value="1.53698" calcext:value-type="float">
            <text:p>1.53698</text:p>
          </table:table-cell>
          <table:table-cell office:value-type="float" office:value="1.51811" calcext:value-type="float">
            <text:p>1.51811</text:p>
          </table:table-cell>
          <table:table-cell office:value-type="string" calcext:value-type="string">
            <text:p>0.02256 u</text:p>
          </table:table-cell>
          <table:table-cell office:value-type="string" calcext:value-type="string">
            <text:p>0.01655 u</text:p>
          </table:table-cell>
          <table:table-cell office:value-type="string" calcext:value-type="string">
            <text:p>0.01668 u</text:p>
          </table:table-cell>
          <table:table-cell office:value-type="string" calcext:value-type="string">
            <text:p>0.03811 u</text:p>
          </table:table-cell>
          <table:table-cell office:value-type="float" office:value="5.00493" calcext:value-type="float">
            <text:p>5.00493</text:p>
          </table:table-cell>
          <table:table-cell office:value-type="float" office:value="4.98574" calcext:value-type="float">
            <text:p>4.98574</text:p>
          </table:table-cell>
          <table:table-cell office:value-type="float" office:value="5.06697" calcext:value-type="float">
            <text:p>5.06697</text:p>
          </table:table-cell>
          <table:table-cell office:value-type="float" office:value="4.9309" calcext:value-type="float">
            <text:p>4.9309</text:p>
          </table:table-cell>
          <table:table-cell office:value-type="float" office:value="4.93122" calcext:value-type="float">
            <text:p>4.93122</text:p>
          </table:table-cell>
          <table:table-cell office:value-type="float" office:value="4.99481" calcext:value-type="float">
            <text:p>4.99481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2047" calcext:value-type="float">
            <text:p>0.02047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043" calcext:value-type="float">
            <text:p>0.02043</text:p>
          </table:table-cell>
        </table:table-row>
        <table:table-row table:style-name="ro1">
          <table:table-cell office:value-type="time" office:time-value="PT02H17M00S" calcext:value-type="time">
            <text:p>02:17:00</text:p>
          </table:table-cell>
          <table:table-cell office:value-type="string" calcext:value-type="string">
            <text:p>NEP24-038</text:p>
          </table:table-cell>
          <table:table-cell office:value-type="float" office:value="0.00215" calcext:value-type="float">
            <text:p>0.00215</text:p>
          </table:table-cell>
          <table:table-cell office:value-type="string" calcext:value-type="string">
            <text:p>0.00417 u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4.1312" calcext:value-type="float">
            <text:p>4.1312</text:p>
          </table:table-cell>
          <table:table-cell office:value-type="float" office:value="4.14895" calcext:value-type="float">
            <text:p>4.14895</text:p>
          </table:table-cell>
          <table:table-cell office:value-type="float" office:value="4.10043" calcext:value-type="float">
            <text:p>4.10043</text:p>
          </table:table-cell>
          <table:table-cell office:value-type="string" calcext:value-type="string">
            <text:p>Uncal</text:p>
          </table:table-cell>
          <table:table-cell office:value-type="float" office:value="3.86779" calcext:value-type="float">
            <text:p>3.86779</text:p>
          </table:table-cell>
          <table:table-cell office:value-type="float" office:value="4.05477" calcext:value-type="float">
            <text:p>4.05477</text:p>
          </table:table-cell>
          <table:table-cell office:value-type="float" office:value="4.16538" calcext:value-type="float">
            <text:p>4.16538</text:p>
          </table:table-cell>
          <table:table-cell office:value-type="float" office:value="4.19891" calcext:value-type="float">
            <text:p>4.19891</text:p>
          </table:table-cell>
          <table:table-cell office:value-type="float" office:value="4.14548" calcext:value-type="float">
            <text:p>4.14548</text:p>
          </table:table-cell>
          <table:table-cell office:value-type="float" office:value="4.00042" calcext:value-type="float">
            <text:p>4.00042</text:p>
          </table:table-cell>
          <table:table-cell office:value-type="float" office:value="4.00063" calcext:value-type="float">
            <text:p>4.00063</text:p>
          </table:table-cell>
          <table:table-cell office:value-type="float" office:value="3.95777" calcext:value-type="float">
            <text:p>3.95777</text:p>
          </table:table-cell>
          <table:table-cell office:value-type="string" calcext:value-type="string">
            <text:p>-0.00047 u</text:p>
          </table:table-cell>
          <table:table-cell office:value-type="float" office:value="0.00093" calcext:value-type="float">
            <text:p>0.00093</text:p>
          </table:table-cell>
          <table:table-cell office:value-type="string" calcext:value-type="string">
            <text:p>0.00063 u</text:p>
          </table:table-cell>
          <table:table-cell office:value-type="string" calcext:value-type="string">
            <text:p>-0.00417 u</text:p>
          </table:table-cell>
          <table:table-cell office:value-type="string" calcext:value-type="string">
            <text:p>0.00167 u</text:p>
          </table:table-cell>
          <table:table-cell office:value-type="string" calcext:value-type="string">
            <text:p>0.00323 u</text:p>
          </table:table-cell>
          <table:table-cell office:value-type="float" office:value="1.06455" calcext:value-type="float">
            <text:p>1.06455</text:p>
          </table:table-cell>
          <table:table-cell office:value-type="float" office:value="1.03709" calcext:value-type="float">
            <text:p>1.03709</text:p>
          </table:table-cell>
          <table:table-cell office:value-type="float" office:value="0.91971" calcext:value-type="float">
            <text:p>0.91971</text:p>
          </table:table-cell>
          <table:table-cell office:value-type="float" office:value="0.20978" calcext:value-type="float">
            <text:p>0.20978</text:p>
          </table:table-cell>
          <table:table-cell office:value-type="float" office:value="0.000953" calcext:value-type="float">
            <text:p>0.000953</text:p>
          </table:table-cell>
          <table:table-cell office:value-type="string" calcext:value-type="string">
            <text:p>Uncal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35663" calcext:value-type="float">
            <text:p>0.35663</text:p>
          </table:table-cell>
          <table:table-cell office:value-type="float" office:value="0.36468" calcext:value-type="float">
            <text:p>0.36468</text:p>
          </table:table-cell>
          <table:table-cell office:value-type="float" office:value="0.36543" calcext:value-type="float">
            <text:p>0.36543</text:p>
          </table:table-cell>
          <table:table-cell office:value-type="float" office:value="0.36436" calcext:value-type="float">
            <text:p>0.36436</text:p>
          </table:table-cell>
          <table:table-cell office:value-type="float" office:value="0.358" calcext:value-type="float">
            <text:p>0.358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1" calcext:value-type="float">
            <text:p>0.00051</text:p>
          </table:table-cell>
          <table:table-cell office:value-type="string" calcext:value-type="string">
            <text:p>-0.00031 u</text:p>
          </table:table-cell>
          <table:table-cell office:value-type="float" office:value="4.09518" calcext:value-type="float">
            <text:p>4.09518</text:p>
          </table:table-cell>
          <table:table-cell office:value-type="float" office:value="4.21576" calcext:value-type="float">
            <text:p>4.21576</text:p>
          </table:table-cell>
          <table:table-cell office:value-type="float" office:value="4.26109" calcext:value-type="float">
            <text:p>4.26109</text:p>
          </table:table-cell>
          <table:table-cell office:value-type="float" office:value="4.33606" calcext:value-type="float">
            <text:p>4.33606</text:p>
          </table:table-cell>
          <table:table-cell office:value-type="float" office:value="4.12028" calcext:value-type="float">
            <text:p>4.12028</text:p>
          </table:table-cell>
          <table:table-cell office:value-type="float" office:value="4.08828" calcext:value-type="float">
            <text:p>4.08828</text:p>
          </table:table-cell>
          <table:table-cell office:value-type="float" office:value="0.14006" calcext:value-type="float">
            <text:p>0.14006</text:p>
          </table:table-cell>
          <table:table-cell office:value-type="float" office:value="0.07361" calcext:value-type="float">
            <text:p>0.07361</text:p>
          </table:table-cell>
          <table:table-cell office:value-type="string" calcext:value-type="string">
            <text:p>0.11212 u</text:p>
          </table:table-cell>
          <table:table-cell office:value-type="string" calcext:value-type="string">
            <text:p>0.07441 u</text:p>
          </table:table-cell>
          <table:table-cell office:value-type="float" office:value="9.97092" calcext:value-type="float">
            <text:p>9.97092</text:p>
          </table:table-cell>
          <table:table-cell office:value-type="float" office:value="9.94892" calcext:value-type="float">
            <text:p>9.94892</text:p>
          </table:table-cell>
          <table:table-cell office:value-type="float" office:value="10.16099" calcext:value-type="float">
            <text:p>10.16099</text:p>
          </table:table-cell>
          <table:table-cell office:value-type="float" office:value="9.93133" calcext:value-type="float">
            <text:p>9.93133</text:p>
          </table:table-cell>
          <table:table-cell office:value-type="float" office:value="9.86289" calcext:value-type="float">
            <text:p>9.86289</text:p>
          </table:table-cell>
          <table:table-cell office:value-type="float" office:value="10.00435" calcext:value-type="float">
            <text:p>10.00435</text:p>
          </table:table-cell>
          <table:table-cell office:value-type="float" office:value="0.03713" calcext:value-type="float">
            <text:p>0.03713</text:p>
          </table:table-cell>
          <table:table-cell office:value-type="float" office:value="0.03702" calcext:value-type="float">
            <text:p>0.03702</text:p>
          </table:table-cell>
          <table:table-cell office:value-type="float" office:value="0.03753" calcext:value-type="float">
            <text:p>0.03753</text:p>
          </table:table-cell>
          <table:table-cell office:value-type="float" office:value="0.03741" calcext:value-type="float">
            <text:p>0.03741</text:p>
          </table:table-cell>
        </table:table-row>
        <table:table-row table:style-name="ro1">
          <table:table-cell office:value-type="time" office:time-value="PT02H18M00S" calcext:value-type="time">
            <text:p>02:18:00</text:p>
          </table:table-cell>
          <table:table-cell office:value-type="string" calcext:value-type="string">
            <text:p>NEP24-040</text:p>
          </table:table-cell>
          <table:table-cell office:value-type="string" calcext:value-type="string">
            <text:p>0.00074 !u</text:p>
          </table:table-cell>
          <table:table-cell office:value-type="string" calcext:value-type="string">
            <text:p>0.00399 !u</text:p>
          </table:table-cell>
          <table:table-cell office:value-type="string" calcext:value-type="string">
            <text:p>0.00411 !</text:p>
          </table:table-cell>
          <table:table-cell office:value-type="string" calcext:value-type="string">
            <text:p>0.00417 !</text:p>
          </table:table-cell>
          <table:table-cell office:value-type="string" calcext:value-type="string">
            <text:p>0.00413 !</text:p>
          </table:table-cell>
          <table:table-cell office:value-type="string" calcext:value-type="string">
            <text:p>0.00410 !</text:p>
          </table:table-cell>
          <table:table-cell office:value-type="string" calcext:value-type="string">
            <text:p>0.00785 !</text:p>
          </table:table-cell>
          <table:table-cell office:value-type="string" calcext:value-type="string">
            <text:p>0.00523 !</text:p>
          </table:table-cell>
          <table:table-cell office:value-type="string" calcext:value-type="string">
            <text:p>0.00412 !</text:p>
          </table:table-cell>
          <table:table-cell office:value-type="string" calcext:value-type="string">
            <text:p>0.00398 !</text:p>
          </table:table-cell>
          <table:table-cell office:value-type="string" calcext:value-type="string">
            <text:p>4.13278 !</text:p>
          </table:table-cell>
          <table:table-cell office:value-type="string" calcext:value-type="string">
            <text:p>4.15183 !</text:p>
          </table:table-cell>
          <table:table-cell office:value-type="string" calcext:value-type="string">
            <text:p>4.09572 !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3.87951 !</text:p>
          </table:table-cell>
          <table:table-cell office:value-type="string" calcext:value-type="string">
            <text:p>4.05293 !</text:p>
          </table:table-cell>
          <table:table-cell office:value-type="string" calcext:value-type="string">
            <text:p>4.14552 !</text:p>
          </table:table-cell>
          <table:table-cell office:value-type="string" calcext:value-type="string">
            <text:p>4.18480 !</text:p>
          </table:table-cell>
          <table:table-cell office:value-type="string" calcext:value-type="string">
            <text:p>4.12728 !</text:p>
          </table:table-cell>
          <table:table-cell office:value-type="string" calcext:value-type="string">
            <text:p>3.96867 !</text:p>
          </table:table-cell>
          <table:table-cell office:value-type="string" calcext:value-type="string">
            <text:p>3.96666 !</text:p>
          </table:table-cell>
          <table:table-cell office:value-type="string" calcext:value-type="string">
            <text:p>3.94590 !</text:p>
          </table:table-cell>
          <table:table-cell office:value-type="string" calcext:value-type="string">
            <text:p>-0.00109 !u</text:p>
          </table:table-cell>
          <table:table-cell office:value-type="string" calcext:value-type="string">
            <text:p>-0.00034 !u</text:p>
          </table:table-cell>
          <table:table-cell office:value-type="string" calcext:value-type="string">
            <text:p>-0.00067 !u</text:p>
          </table:table-cell>
          <table:table-cell office:value-type="string" calcext:value-type="string">
            <text:p>-0.00034 !u</text:p>
          </table:table-cell>
          <table:table-cell office:value-type="string" calcext:value-type="string">
            <text:p>-0.00142 !u</text:p>
          </table:table-cell>
          <table:table-cell office:value-type="string" calcext:value-type="string">
            <text:p>0.00223 !u</text:p>
          </table:table-cell>
          <table:table-cell office:value-type="string" calcext:value-type="string">
            <text:p>1.10683 !</text:p>
          </table:table-cell>
          <table:table-cell office:value-type="string" calcext:value-type="string">
            <text:p>1.07966 !</text:p>
          </table:table-cell>
          <table:table-cell office:value-type="string" calcext:value-type="string">
            <text:p>0.94296 !</text:p>
          </table:table-cell>
          <table:table-cell office:value-type="string" calcext:value-type="string">
            <text:p>0.36265 !u</text:p>
          </table:table-cell>
          <table:table-cell office:value-type="string" calcext:value-type="string">
            <text:p>0.000523 !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60906 !</text:p>
          </table:table-cell>
          <table:table-cell office:value-type="string" calcext:value-type="string">
            <text:p>0.60800 !</text:p>
          </table:table-cell>
          <table:table-cell office:value-type="string" calcext:value-type="string">
            <text:p>0.62011 !</text:p>
          </table:table-cell>
          <table:table-cell office:value-type="string" calcext:value-type="string">
            <text:p>0.62133 !</text:p>
          </table:table-cell>
          <table:table-cell office:value-type="string" calcext:value-type="string">
            <text:p>0.61671 !</text:p>
          </table:table-cell>
          <table:table-cell office:value-type="string" calcext:value-type="string">
            <text:p>0.60827 !</text:p>
          </table:table-cell>
          <table:table-cell office:value-type="string" calcext:value-type="string">
            <text:p>0.00027 !</text:p>
          </table:table-cell>
          <table:table-cell office:value-type="string" calcext:value-type="string">
            <text:p>0.00019 !</text:p>
          </table:table-cell>
          <table:table-cell office:value-type="string" calcext:value-type="string">
            <text:p>0.00024 !u</text:p>
          </table:table-cell>
          <table:table-cell office:value-type="string" calcext:value-type="string">
            <text:p>0.00008 !u</text:p>
          </table:table-cell>
          <table:table-cell office:value-type="string" calcext:value-type="string">
            <text:p>3.76384 !</text:p>
          </table:table-cell>
          <table:table-cell office:value-type="string" calcext:value-type="string">
            <text:p>3.92098 !</text:p>
          </table:table-cell>
          <table:table-cell office:value-type="string" calcext:value-type="string">
            <text:p>3.97422 !</text:p>
          </table:table-cell>
          <table:table-cell office:value-type="string" calcext:value-type="string">
            <text:p>3.95369 !</text:p>
          </table:table-cell>
          <table:table-cell office:value-type="string" calcext:value-type="string">
            <text:p>3.85172 !</text:p>
          </table:table-cell>
          <table:table-cell office:value-type="string" calcext:value-type="string">
            <text:p>3.83254 !</text:p>
          </table:table-cell>
          <table:table-cell office:value-type="string" calcext:value-type="string">
            <text:p>0.10379 !</text:p>
          </table:table-cell>
          <table:table-cell office:value-type="string" calcext:value-type="string">
            <text:p>0.08344 !</text:p>
          </table:table-cell>
          <table:table-cell office:value-type="string" calcext:value-type="string">
            <text:p>0.11971 !u</text:p>
          </table:table-cell>
          <table:table-cell office:value-type="string" calcext:value-type="string">
            <text:p>0.09235 !</text:p>
          </table:table-cell>
          <table:table-cell office:value-type="string" calcext:value-type="string">
            <text:p>10.08022 !</text:p>
          </table:table-cell>
          <table:table-cell office:value-type="string" calcext:value-type="string">
            <text:p>10.06967 !</text:p>
          </table:table-cell>
          <table:table-cell office:value-type="string" calcext:value-type="string">
            <text:p>10.28380 !</text:p>
          </table:table-cell>
          <table:table-cell office:value-type="string" calcext:value-type="string">
            <text:p>9.96360 !</text:p>
          </table:table-cell>
          <table:table-cell office:value-type="string" calcext:value-type="string">
            <text:p>9.94837 !</text:p>
          </table:table-cell>
          <table:table-cell office:value-type="string" calcext:value-type="string">
            <text:p>10.07892 !</text:p>
          </table:table-cell>
          <table:table-cell office:value-type="string" calcext:value-type="string">
            <text:p>0.05854 !</text:p>
          </table:table-cell>
          <table:table-cell office:value-type="string" calcext:value-type="string">
            <text:p>0.05814 !</text:p>
          </table:table-cell>
          <table:table-cell office:value-type="string" calcext:value-type="string">
            <text:p>0.05837 !</text:p>
          </table:table-cell>
          <table:table-cell office:value-type="string" calcext:value-type="string">
            <text:p>0.05841 !</text:p>
          </table:table-cell>
        </table:table-row>
        <table:table-row table:style-name="ro1"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NEP24-041</text:p>
          </table:table-cell>
          <table:table-cell office:value-type="string" calcext:value-type="string">
            <text:p>0.00178 !</text:p>
          </table:table-cell>
          <table:table-cell office:value-type="string" calcext:value-type="string">
            <text:p>0.00738 !</text:p>
          </table:table-cell>
          <table:table-cell office:value-type="string" calcext:value-type="string">
            <text:p>0.00317 !</text:p>
          </table:table-cell>
          <table:table-cell office:value-type="string" calcext:value-type="string">
            <text:p>0.00332 !</text:p>
          </table:table-cell>
          <table:table-cell office:value-type="string" calcext:value-type="string">
            <text:p>0.00338 !</text:p>
          </table:table-cell>
          <table:table-cell office:value-type="string" calcext:value-type="string">
            <text:p>0.00334 !</text:p>
          </table:table-cell>
          <table:table-cell office:value-type="string" calcext:value-type="string">
            <text:p>0.00678 !</text:p>
          </table:table-cell>
          <table:table-cell office:value-type="string" calcext:value-type="string">
            <text:p>0.00433 !</text:p>
          </table:table-cell>
          <table:table-cell office:value-type="string" calcext:value-type="string">
            <text:p>0.00341 !</text:p>
          </table:table-cell>
          <table:table-cell office:value-type="string" calcext:value-type="string">
            <text:p>0.00333 !</text:p>
          </table:table-cell>
          <table:table-cell office:value-type="string" calcext:value-type="string">
            <text:p>5.05422 !</text:p>
          </table:table-cell>
          <table:table-cell office:value-type="string" calcext:value-type="string">
            <text:p>5.08835 !</text:p>
          </table:table-cell>
          <table:table-cell office:value-type="string" calcext:value-type="string">
            <text:p>5.02214 !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4.85525 !</text:p>
          </table:table-cell>
          <table:table-cell office:value-type="string" calcext:value-type="string">
            <text:p>4.94012 !</text:p>
          </table:table-cell>
          <table:table-cell office:value-type="string" calcext:value-type="string">
            <text:p>5.09707 !</text:p>
          </table:table-cell>
          <table:table-cell office:value-type="string" calcext:value-type="string">
            <text:p>5.13569 !</text:p>
          </table:table-cell>
          <table:table-cell office:value-type="string" calcext:value-type="string">
            <text:p>5.08542 !</text:p>
          </table:table-cell>
          <table:table-cell office:value-type="string" calcext:value-type="string">
            <text:p>4.86028 !</text:p>
          </table:table-cell>
          <table:table-cell office:value-type="string" calcext:value-type="string">
            <text:p>4.86317 !</text:p>
          </table:table-cell>
          <table:table-cell office:value-type="string" calcext:value-type="string">
            <text:p>4.82491 !</text:p>
          </table:table-cell>
          <table:table-cell office:value-type="string" calcext:value-type="string">
            <text:p>-0.00091 !u</text:p>
          </table:table-cell>
          <table:table-cell office:value-type="string" calcext:value-type="string">
            <text:p>0.00043 !</text:p>
          </table:table-cell>
          <table:table-cell office:value-type="string" calcext:value-type="string">
            <text:p>0.00026 !u</text:p>
          </table:table-cell>
          <table:table-cell office:value-type="string" calcext:value-type="string">
            <text:p>-0.00063 !u</text:p>
          </table:table-cell>
          <table:table-cell office:value-type="string" calcext:value-type="string">
            <text:p>-0.00022 !u</text:p>
          </table:table-cell>
          <table:table-cell office:value-type="string" calcext:value-type="string">
            <text:p>0.00063 !u</text:p>
          </table:table-cell>
          <table:table-cell office:value-type="string" calcext:value-type="string">
            <text:p>0.80155 !</text:p>
          </table:table-cell>
          <table:table-cell office:value-type="string" calcext:value-type="string">
            <text:p>0.78384 !</text:p>
          </table:table-cell>
          <table:table-cell office:value-type="string" calcext:value-type="string">
            <text:p>0.63466 !</text:p>
          </table:table-cell>
          <table:table-cell office:value-type="string" calcext:value-type="string">
            <text:p>0.11533 !u</text:p>
          </table:table-cell>
          <table:table-cell office:value-type="string" calcext:value-type="string">
            <text:p>0.000942 !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71402 !</text:p>
          </table:table-cell>
          <table:table-cell office:value-type="string" calcext:value-type="string">
            <text:p>0.71152 !</text:p>
          </table:table-cell>
          <table:table-cell office:value-type="string" calcext:value-type="string">
            <text:p>0.72606 !</text:p>
          </table:table-cell>
          <table:table-cell office:value-type="string" calcext:value-type="string">
            <text:p>0.72895 !</text:p>
          </table:table-cell>
          <table:table-cell office:value-type="string" calcext:value-type="string">
            <text:p>0.72363 !</text:p>
          </table:table-cell>
          <table:table-cell office:value-type="string" calcext:value-type="string">
            <text:p>0.71154 !</text:p>
          </table:table-cell>
          <table:table-cell office:value-type="string" calcext:value-type="string">
            <text:p>0.00035 !</text:p>
          </table:table-cell>
          <table:table-cell office:value-type="string" calcext:value-type="string">
            <text:p>0.00028 !</text:p>
          </table:table-cell>
          <table:table-cell office:value-type="string" calcext:value-type="string">
            <text:p>0.00043 !</text:p>
          </table:table-cell>
          <table:table-cell office:value-type="string" calcext:value-type="string">
            <text:p>0.00031 !u</text:p>
          </table:table-cell>
          <table:table-cell office:value-type="string" calcext:value-type="string">
            <text:p>3.43690 !</text:p>
          </table:table-cell>
          <table:table-cell office:value-type="string" calcext:value-type="string">
            <text:p>3.64599 !</text:p>
          </table:table-cell>
          <table:table-cell office:value-type="string" calcext:value-type="string">
            <text:p>3.68020 !</text:p>
          </table:table-cell>
          <table:table-cell office:value-type="string" calcext:value-type="string">
            <text:p>3.85593 !</text:p>
          </table:table-cell>
          <table:table-cell office:value-type="string" calcext:value-type="string">
            <text:p>3.55187 !</text:p>
          </table:table-cell>
          <table:table-cell office:value-type="string" calcext:value-type="string">
            <text:p>3.52770 !</text:p>
          </table:table-cell>
          <table:table-cell office:value-type="string" calcext:value-type="string">
            <text:p>0.18050 !</text:p>
          </table:table-cell>
          <table:table-cell office:value-type="string" calcext:value-type="string">
            <text:p>0.09581 !</text:p>
          </table:table-cell>
          <table:table-cell office:value-type="string" calcext:value-type="string">
            <text:p>0.05391 !u</text:p>
          </table:table-cell>
          <table:table-cell office:value-type="string" calcext:value-type="string">
            <text:p>0.08881 !</text:p>
          </table:table-cell>
          <table:table-cell office:value-type="string" calcext:value-type="string">
            <text:p>11.33891 !</text:p>
          </table:table-cell>
          <table:table-cell office:value-type="string" calcext:value-type="string">
            <text:p>11.31265 !</text:p>
          </table:table-cell>
          <table:table-cell office:value-type="string" calcext:value-type="string">
            <text:p>11.56379 !</text:p>
          </table:table-cell>
          <table:table-cell office:value-type="string" calcext:value-type="string">
            <text:p>11.19593 !</text:p>
          </table:table-cell>
          <table:table-cell office:value-type="string" calcext:value-type="string">
            <text:p>11.12966 !</text:p>
          </table:table-cell>
          <table:table-cell office:value-type="string" calcext:value-type="string">
            <text:p>11.32509 !</text:p>
          </table:table-cell>
          <table:table-cell office:value-type="string" calcext:value-type="string">
            <text:p>0.05766 !</text:p>
          </table:table-cell>
          <table:table-cell office:value-type="string" calcext:value-type="string">
            <text:p>0.05735 !</text:p>
          </table:table-cell>
          <table:table-cell office:value-type="string" calcext:value-type="string">
            <text:p>0.05765 !</text:p>
          </table:table-cell>
          <table:table-cell office:value-type="string" calcext:value-type="string">
            <text:p>0.05779 !</text:p>
          </table:table-cell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string" calcext:value-type="string">
            <text:p>NEP24-042</text:p>
          </table:table-cell>
          <table:table-cell office:value-type="string" calcext:value-type="string">
            <text:p>0.02298 !</text:p>
          </table:table-cell>
          <table:table-cell office:value-type="string" calcext:value-type="string">
            <text:p>0.02456 !</text:p>
          </table:table-cell>
          <table:table-cell office:value-type="string" calcext:value-type="string">
            <text:p>0.00230 !</text:p>
          </table:table-cell>
          <table:table-cell office:value-type="string" calcext:value-type="string">
            <text:p>0.00241 !</text:p>
          </table:table-cell>
          <table:table-cell office:value-type="string" calcext:value-type="string">
            <text:p>0.00244 !</text:p>
          </table:table-cell>
          <table:table-cell office:value-type="string" calcext:value-type="string">
            <text:p>0.00241 !</text:p>
          </table:table-cell>
          <table:table-cell office:value-type="string" calcext:value-type="string">
            <text:p>0.00591 !</text:p>
          </table:table-cell>
          <table:table-cell office:value-type="string" calcext:value-type="string">
            <text:p>0.00251 !</text:p>
          </table:table-cell>
          <table:table-cell office:value-type="string" calcext:value-type="string">
            <text:p>0.00241 !</text:p>
          </table:table-cell>
          <table:table-cell office:value-type="string" calcext:value-type="string">
            <text:p>0.00226 !</text:p>
          </table:table-cell>
          <table:table-cell office:value-type="string" calcext:value-type="string">
            <text:p>1.71544 !</text:p>
          </table:table-cell>
          <table:table-cell office:value-type="string" calcext:value-type="string">
            <text:p>1.73748 !</text:p>
          </table:table-cell>
          <table:table-cell office:value-type="string" calcext:value-type="string">
            <text:p>1.71819 !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1.67594 !</text:p>
          </table:table-cell>
          <table:table-cell office:value-type="string" calcext:value-type="string">
            <text:p>1.70223 !</text:p>
          </table:table-cell>
          <table:table-cell office:value-type="string" calcext:value-type="string">
            <text:p>1.73242 !</text:p>
          </table:table-cell>
          <table:table-cell office:value-type="string" calcext:value-type="string">
            <text:p>1.76046 !</text:p>
          </table:table-cell>
          <table:table-cell office:value-type="string" calcext:value-type="string">
            <text:p>1.76364 !</text:p>
          </table:table-cell>
          <table:table-cell office:value-type="string" calcext:value-type="string">
            <text:p>1.68917 !</text:p>
          </table:table-cell>
          <table:table-cell office:value-type="string" calcext:value-type="string">
            <text:p>1.67073 !</text:p>
          </table:table-cell>
          <table:table-cell office:value-type="string" calcext:value-type="string">
            <text:p>1.64742 !</text:p>
          </table:table-cell>
          <table:table-cell office:value-type="string" calcext:value-type="string">
            <text:p>0.03120 !</text:p>
          </table:table-cell>
          <table:table-cell office:value-type="string" calcext:value-type="string">
            <text:p>0.03180 !</text:p>
          </table:table-cell>
          <table:table-cell office:value-type="string" calcext:value-type="string">
            <text:p>0.03149 !</text:p>
          </table:table-cell>
          <table:table-cell office:value-type="string" calcext:value-type="string">
            <text:p>0.03124 !</text:p>
          </table:table-cell>
          <table:table-cell office:value-type="string" calcext:value-type="string">
            <text:p>0.03031 !</text:p>
          </table:table-cell>
          <table:table-cell office:value-type="string" calcext:value-type="string">
            <text:p>0.03656 !</text:p>
          </table:table-cell>
          <table:table-cell office:value-type="string" calcext:value-type="string">
            <text:p>1.15385 !</text:p>
          </table:table-cell>
          <table:table-cell office:value-type="string" calcext:value-type="string">
            <text:p>1.12338 !</text:p>
          </table:table-cell>
          <table:table-cell office:value-type="string" calcext:value-type="string">
            <text:p>1.03630 !</text:p>
          </table:table-cell>
          <table:table-cell office:value-type="string" calcext:value-type="string">
            <text:p>0.39375 !</text:p>
          </table:table-cell>
          <table:table-cell office:value-type="string" calcext:value-type="string">
            <text:p>0.000189 !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34252 !</text:p>
          </table:table-cell>
          <table:table-cell office:value-type="string" calcext:value-type="string">
            <text:p>0.33983 !</text:p>
          </table:table-cell>
          <table:table-cell office:value-type="string" calcext:value-type="string">
            <text:p>0.34609 !</text:p>
          </table:table-cell>
          <table:table-cell office:value-type="string" calcext:value-type="string">
            <text:p>0.34640 !</text:p>
          </table:table-cell>
          <table:table-cell office:value-type="string" calcext:value-type="string">
            <text:p>0.34406 !</text:p>
          </table:table-cell>
          <table:table-cell office:value-type="string" calcext:value-type="string">
            <text:p>0.33737 !</text:p>
          </table:table-cell>
          <table:table-cell office:value-type="string" calcext:value-type="string">
            <text:p>0.00146 !</text:p>
          </table:table-cell>
          <table:table-cell office:value-type="string" calcext:value-type="string">
            <text:p>0.00144 !</text:p>
          </table:table-cell>
          <table:table-cell office:value-type="string" calcext:value-type="string">
            <text:p>0.00133 !</text:p>
          </table:table-cell>
          <table:table-cell office:value-type="string" calcext:value-type="string">
            <text:p>0.00154 !</text:p>
          </table:table-cell>
          <table:table-cell office:value-type="string" calcext:value-type="string">
            <text:p>2.21946 !</text:p>
          </table:table-cell>
          <table:table-cell office:value-type="string" calcext:value-type="string">
            <text:p>2.53741 !</text:p>
          </table:table-cell>
          <table:table-cell office:value-type="string" calcext:value-type="string">
            <text:p>2.54314 !</text:p>
          </table:table-cell>
          <table:table-cell office:value-type="string" calcext:value-type="string">
            <text:p>2.69386 !</text:p>
          </table:table-cell>
          <table:table-cell office:value-type="string" calcext:value-type="string">
            <text:p>2.45699 !</text:p>
          </table:table-cell>
          <table:table-cell office:value-type="string" calcext:value-type="string">
            <text:p>2.42851 !</text:p>
          </table:table-cell>
          <table:table-cell office:value-type="string" calcext:value-type="string">
            <text:p>0.19336 !</text:p>
          </table:table-cell>
          <table:table-cell office:value-type="string" calcext:value-type="string">
            <text:p>0.17891 !</text:p>
          </table:table-cell>
          <table:table-cell office:value-type="string" calcext:value-type="string">
            <text:p>0.19977 !</text:p>
          </table:table-cell>
          <table:table-cell office:value-type="string" calcext:value-type="string">
            <text:p>0.19187 !</text:p>
          </table:table-cell>
          <table:table-cell office:value-type="string" calcext:value-type="string">
            <text:p>6.74642 !</text:p>
          </table:table-cell>
          <table:table-cell office:value-type="string" calcext:value-type="string">
            <text:p>6.74115 !</text:p>
          </table:table-cell>
          <table:table-cell office:value-type="string" calcext:value-type="string">
            <text:p>6.86403 !</text:p>
          </table:table-cell>
          <table:table-cell office:value-type="string" calcext:value-type="string">
            <text:p>6.71035 !</text:p>
          </table:table-cell>
          <table:table-cell office:value-type="string" calcext:value-type="string">
            <text:p>6.67174 !</text:p>
          </table:table-cell>
          <table:table-cell office:value-type="string" calcext:value-type="string">
            <text:p>6.74755 !</text:p>
          </table:table-cell>
          <table:table-cell office:value-type="string" calcext:value-type="string">
            <text:p>0.02156 !</text:p>
          </table:table-cell>
          <table:table-cell office:value-type="string" calcext:value-type="string">
            <text:p>0.02160 !</text:p>
          </table:table-cell>
          <table:table-cell office:value-type="string" calcext:value-type="string">
            <text:p>0.02172 !</text:p>
          </table:table-cell>
          <table:table-cell office:value-type="string" calcext:value-type="string">
            <text:p>0.02161 !</text:p>
          </table:table-cell>
        </table:table-row>
        <table:table-row table:style-name="ro1"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NEP24-049</text:p>
          </table:table-cell>
          <table:table-cell office:value-type="string" calcext:value-type="string">
            <text:p>0.00567 !</text:p>
          </table:table-cell>
          <table:table-cell office:value-type="string" calcext:value-type="string">
            <text:p>0.00993 !</text:p>
          </table:table-cell>
          <table:table-cell office:value-type="string" calcext:value-type="string">
            <text:p>0.00058 !</text:p>
          </table:table-cell>
          <table:table-cell office:value-type="string" calcext:value-type="string">
            <text:p>0.00089 !</text:p>
          </table:table-cell>
          <table:table-cell office:value-type="string" calcext:value-type="string">
            <text:p>0.00088 !</text:p>
          </table:table-cell>
          <table:table-cell office:value-type="string" calcext:value-type="string">
            <text:p>0.00084 !</text:p>
          </table:table-cell>
          <table:table-cell office:value-type="string" calcext:value-type="string">
            <text:p>0.00508 !</text:p>
          </table:table-cell>
          <table:table-cell office:value-type="string" calcext:value-type="string">
            <text:p>0.00166 !</text:p>
          </table:table-cell>
          <table:table-cell office:value-type="string" calcext:value-type="string">
            <text:p>0.00084 !</text:p>
          </table:table-cell>
          <table:table-cell office:value-type="string" calcext:value-type="string">
            <text:p>0.00065 !</text:p>
          </table:table-cell>
          <table:table-cell office:value-type="string" calcext:value-type="string">
            <text:p>1.27914 !</text:p>
          </table:table-cell>
          <table:table-cell office:value-type="string" calcext:value-type="string">
            <text:p>1.29266 !</text:p>
          </table:table-cell>
          <table:table-cell office:value-type="string" calcext:value-type="string">
            <text:p>1.27923 !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1.24618 !</text:p>
          </table:table-cell>
          <table:table-cell office:value-type="string" calcext:value-type="string">
            <text:p>1.25136 !</text:p>
          </table:table-cell>
          <table:table-cell office:value-type="string" calcext:value-type="string">
            <text:p>1.30120 !</text:p>
          </table:table-cell>
          <table:table-cell office:value-type="string" calcext:value-type="string">
            <text:p>1.31590 !</text:p>
          </table:table-cell>
          <table:table-cell office:value-type="string" calcext:value-type="string">
            <text:p>1.32515 !</text:p>
          </table:table-cell>
          <table:table-cell office:value-type="string" calcext:value-type="string">
            <text:p>1.25900 !</text:p>
          </table:table-cell>
          <table:table-cell office:value-type="string" calcext:value-type="string">
            <text:p>1.25880 !</text:p>
          </table:table-cell>
          <table:table-cell office:value-type="string" calcext:value-type="string">
            <text:p>1.22608 !</text:p>
          </table:table-cell>
          <table:table-cell office:value-type="string" calcext:value-type="string">
            <text:p>0.00260 !</text:p>
          </table:table-cell>
          <table:table-cell office:value-type="string" calcext:value-type="string">
            <text:p>0.00277 !</text:p>
          </table:table-cell>
          <table:table-cell office:value-type="string" calcext:value-type="string">
            <text:p>0.00262 !</text:p>
          </table:table-cell>
          <table:table-cell office:value-type="string" calcext:value-type="string">
            <text:p>0.00363 !u</text:p>
          </table:table-cell>
          <table:table-cell office:value-type="string" calcext:value-type="string">
            <text:p>0.00410 !u</text:p>
          </table:table-cell>
          <table:table-cell office:value-type="string" calcext:value-type="string">
            <text:p>0.00293 !u</text:p>
          </table:table-cell>
          <table:table-cell office:value-type="string" calcext:value-type="string">
            <text:p>0.41137 !</text:p>
          </table:table-cell>
          <table:table-cell office:value-type="string" calcext:value-type="string">
            <text:p>0.40913 !</text:p>
          </table:table-cell>
          <table:table-cell office:value-type="string" calcext:value-type="string">
            <text:p>0.26141 !</text:p>
          </table:table-cell>
          <table:table-cell office:value-type="string" calcext:value-type="string">
            <text:p>-0.46474 !u</text:p>
          </table:table-cell>
          <table:table-cell office:value-type="string" calcext:value-type="string">
            <text:p>0.000234 !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0.24411 !</text:p>
          </table:table-cell>
          <table:table-cell office:value-type="string" calcext:value-type="string">
            <text:p>0.24187 !</text:p>
          </table:table-cell>
          <table:table-cell office:value-type="string" calcext:value-type="string">
            <text:p>0.24713 !</text:p>
          </table:table-cell>
          <table:table-cell office:value-type="string" calcext:value-type="string">
            <text:p>0.24675 !</text:p>
          </table:table-cell>
          <table:table-cell office:value-type="string" calcext:value-type="string">
            <text:p>0.24531 !</text:p>
          </table:table-cell>
          <table:table-cell office:value-type="string" calcext:value-type="string">
            <text:p>0.24152 !</text:p>
          </table:table-cell>
          <table:table-cell office:value-type="string" calcext:value-type="string">
            <text:p>0.00045 !</text:p>
          </table:table-cell>
          <table:table-cell office:value-type="string" calcext:value-type="string">
            <text:p>0.00047 !</text:p>
          </table:table-cell>
          <table:table-cell office:value-type="string" calcext:value-type="string">
            <text:p>0.00049 !</text:p>
          </table:table-cell>
          <table:table-cell office:value-type="string" calcext:value-type="string">
            <text:p>0.00059 !u</text:p>
          </table:table-cell>
          <table:table-cell office:value-type="string" calcext:value-type="string">
            <text:p>1.17137 !</text:p>
          </table:table-cell>
          <table:table-cell office:value-type="string" calcext:value-type="string">
            <text:p>1.40108 !</text:p>
          </table:table-cell>
          <table:table-cell office:value-type="string" calcext:value-type="string">
            <text:p>1.40342 !</text:p>
          </table:table-cell>
          <table:table-cell office:value-type="string" calcext:value-type="string">
            <text:p>1.98844 !</text:p>
          </table:table-cell>
          <table:table-cell office:value-type="string" calcext:value-type="string">
            <text:p>1.37085 !</text:p>
          </table:table-cell>
          <table:table-cell office:value-type="string" calcext:value-type="string">
            <text:p>1.32618 !</text:p>
          </table:table-cell>
          <table:table-cell office:value-type="string" calcext:value-type="string">
            <text:p>0.13063 !</text:p>
          </table:table-cell>
          <table:table-cell office:value-type="string" calcext:value-type="string">
            <text:p>0.18405 !</text:p>
          </table:table-cell>
          <table:table-cell office:value-type="string" calcext:value-type="string">
            <text:p>0.20050 !</text:p>
          </table:table-cell>
          <table:table-cell office:value-type="string" calcext:value-type="string">
            <text:p>0.19274 !</text:p>
          </table:table-cell>
          <table:table-cell office:value-type="string" calcext:value-type="string">
            <text:p>4.92019 !</text:p>
          </table:table-cell>
          <table:table-cell office:value-type="string" calcext:value-type="string">
            <text:p>4.89424 !</text:p>
          </table:table-cell>
          <table:table-cell office:value-type="string" calcext:value-type="string">
            <text:p>4.98191 !</text:p>
          </table:table-cell>
          <table:table-cell office:value-type="string" calcext:value-type="string">
            <text:p>4.84994 !</text:p>
          </table:table-cell>
          <table:table-cell office:value-type="string" calcext:value-type="string">
            <text:p>4.86060 !</text:p>
          </table:table-cell>
          <table:table-cell office:value-type="string" calcext:value-type="string">
            <text:p>4.93888 !</text:p>
          </table:table-cell>
          <table:table-cell office:value-type="string" calcext:value-type="string">
            <text:p>0.01115 !</text:p>
          </table:table-cell>
          <table:table-cell office:value-type="string" calcext:value-type="string">
            <text:p>0.01116 !</text:p>
          </table:table-cell>
          <table:table-cell office:value-type="string" calcext:value-type="string">
            <text:p>0.01120 !</text:p>
          </table:table-cell>
          <table:table-cell office:value-type="string" calcext:value-type="string">
            <text:p>0.01125 !</text:p>
          </table:table-cell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NEP24-050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 10%</text:p>
          </table:table-cell>
          <table:table-cell office:value-type="float" office:value="0.09139" calcext:value-type="float">
            <text:p>0.09139</text:p>
          </table:table-cell>
          <table:table-cell/>
          <table:table-cell office:value-type="float" office:value="0.09408" calcext:value-type="float">
            <text:p>0.09408</text:p>
          </table:table-cell>
          <table:table-cell office:value-type="float" office:value="0.09447" calcext:value-type="float">
            <text:p>0.09447</text:p>
          </table:table-cell>
          <table:table-cell office:value-type="float" office:value="0.09528" calcext:value-type="float">
            <text:p>0.09528</text:p>
          </table:table-cell>
          <table:table-cell office:value-type="float" office:value="0.09459" calcext:value-type="float">
            <text:p>0.09459</text:p>
          </table:table-cell>
          <table:table-cell table:number-columns-repeated="4"/>
          <table:table-cell office:value-type="float" office:value="49.11547" calcext:value-type="float">
            <text:p>49.11547</text:p>
          </table:table-cell>
          <table:table-cell office:value-type="float" office:value="49.7686" calcext:value-type="float">
            <text:p>49.7686</text:p>
          </table:table-cell>
          <table:table-cell office:value-type="float" office:value="49.87691" calcext:value-type="float">
            <text:p>49.87691</text:p>
          </table:table-cell>
          <table:table-cell office:value-type="string" calcext:value-type="string">
            <text:p>Uncal</text:p>
          </table:table-cell>
          <table:table-cell office:value-type="string" calcext:value-type="string">
            <text:p>####</text:p>
          </table:table-cell>
          <table:table-cell office:value-type="float" office:value="48.97397" calcext:value-type="float">
            <text:p>48.97397</text:p>
          </table:table-cell>
          <table:table-cell table:number-columns-repeated="6"/>
          <table:table-cell office:value-type="float" office:value="0.0899" calcext:value-type="float">
            <text:p>0.0899</text:p>
          </table:table-cell>
          <table:table-cell office:value-type="float" office:value="0.09228" calcext:value-type="float">
            <text:p>0.09228</text:p>
          </table:table-cell>
          <table:table-cell office:value-type="float" office:value="0.09049" calcext:value-type="float">
            <text:p>0.09049</text:p>
          </table:table-cell>
          <table:table-cell table:number-columns-repeated="3"/>
          <table:table-cell office:value-type="string" calcext:value-type="string">
            <text:p>20.52136 o</text:p>
          </table:table-cell>
          <table:table-cell office:value-type="float" office:value="19.65627" calcext:value-type="float">
            <text:p>19.65627</text:p>
          </table:table-cell>
          <table:table-cell table:number-columns-repeated="2"/>
          <table:table-cell office:value-type="float" office:value="0.098309" calcext:value-type="float">
            <text:p>0.098309</text:p>
          </table:table-cell>
          <table:table-cell/>
          <table:table-cell office:value-type="float" office:value="19.95415" calcext:value-type="float">
            <text:p>19.95415</text:p>
          </table:table-cell>
          <table:table-cell office:value-type="float" office:value="19.73522" calcext:value-type="float">
            <text:p>19.73522</text:p>
          </table:table-cell>
          <table:table-cell office:value-type="float" office:value="19.78877" calcext:value-type="float">
            <text:p>19.78877</text:p>
          </table:table-cell>
          <table:table-cell table:number-columns-repeated="3"/>
          <table:table-cell office:value-type="float" office:value="0.09495" calcext:value-type="float">
            <text:p>0.09495</text:p>
          </table:table-cell>
          <table:table-cell office:value-type="float" office:value="0.09425" calcext:value-type="float">
            <text:p>0.09425</text:p>
          </table:table-cell>
          <table:table-cell table:number-columns-repeated="2"/>
          <table:table-cell office:value-type="float" office:value="39.54712" calcext:value-type="float">
            <text:p>39.54712</text:p>
          </table:table-cell>
          <table:table-cell office:value-type="float" office:value="39.24114" calcext:value-type="float">
            <text:p>39.24114</text:p>
          </table:table-cell>
          <table:table-cell office:value-type="float" office:value="38.85351" calcext:value-type="float">
            <text:p>38.85351</text:p>
          </table:table-cell>
          <table:table-cell table:number-columns-repeated="3"/>
          <table:table-cell office:value-type="float" office:value="10.48404" calcext:value-type="float">
            <text:p>10.48404</text:p>
          </table:table-cell>
          <table:table-cell office:value-type="float" office:value="10.26931" calcext:value-type="float">
            <text:p>10.26931</text:p>
          </table:table-cell>
          <table:table-cell table:number-columns-repeated="2"/>
          <table:table-cell office:value-type="float" office:value="38.72226" calcext:value-type="float">
            <text:p>38.72226</text:p>
          </table:table-cell>
          <table:table-cell office:value-type="float" office:value="38.91603" calcext:value-type="float">
            <text:p>38.91603</text:p>
          </table:table-cell>
          <table:table-cell office:value-type="float" office:value="39.49326" calcext:value-type="float">
            <text:p>39.49326</text:p>
          </table:table-cell>
          <table:table-cell table:number-columns-repeated="3"/>
          <table:table-cell office:value-type="float" office:value="0.60255" calcext:value-type="float">
            <text:p>0.60255</text:p>
          </table:table-cell>
          <table:table-cell office:value-type="float" office:value="0.60498" calcext:value-type="float">
            <text:p>0.60498</text:p>
          </table:table-cell>
          <table:table-cell table:number-columns-repeated="2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EP24-001</text:p>
          </table:table-cell>
          <table:table-cell table:number-columns-repeated="64"/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NEP24-051</text:p>
          </table:table-cell>
          <table:table-cell table:number-columns-repeated="64"/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NEP24-052</text:p>
          </table:table-cell>
          <table:table-cell table:number-columns-repeated="64"/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NEP24-061</text:p>
          </table:table-cell>
          <table:table-cell table:number-columns-repeated="64"/>
        </table:table-row>
        <table:table-row table:style-name="ro1">
          <table:table-cell office:value-type="time" office:time-value="PT01H05M00S" calcext:value-type="time">
            <text:p>01:05:00</text:p>
          </table:table-cell>
          <table:table-cell office:value-type="string" calcext:value-type="string">
            <text:p>NEP24-062</text:p>
          </table:table-cell>
          <table:table-cell table:number-columns-repeated="64"/>
        </table:table-row>
        <table:table-row table:style-name="ro1">
          <table:table-cell office:value-type="time" office:time-value="PT01H06M00S" calcext:value-type="time">
            <text:p>01:06:00</text:p>
          </table:table-cell>
          <table:table-cell office:value-type="string" calcext:value-type="string">
            <text:p>Nep23-137</text:p>
          </table:table-cell>
          <table:table-cell table:number-columns-repeated="64"/>
        </table:table-row>
        <table:table-row table:style-name="ro1">
          <table:table-cell office:value-type="time" office:time-value="PT01H07M00S" calcext:value-type="time">
            <text:p>01:07:00</text:p>
          </table:table-cell>
          <table:table-cell office:value-type="string" calcext:value-type="string">
            <text:p>Nep23-138</text:p>
          </table:table-cell>
          <table:table-cell table:number-columns-repeated="64"/>
        </table:table-row>
        <table:table-row table:style-name="ro1">
          <table:table-cell office:value-type="time" office:time-value="PT01H08M00S" calcext:value-type="time">
            <text:p>01:08:00</text:p>
          </table:table-cell>
          <table:table-cell office:value-type="string" calcext:value-type="string">
            <text:p>Nep23-139</text:p>
          </table:table-cell>
          <table:table-cell table:number-columns-repeated="64"/>
        </table:table-row>
        <table:table-row table:style-name="ro1">
          <table:table-cell office:value-type="time" office:time-value="PT01H09M00S" calcext:value-type="time">
            <text:p>01:09:00</text:p>
          </table:table-cell>
          <table:table-cell office:value-type="string" calcext:value-type="string">
            <text:p>Nep23-140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Thalo 28 April</text:p>
          </table:table-cell>
          <table:table-cell table:number-columns-repeated="64"/>
        </table:table-row>
        <table:table-row table:style-name="ro1"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Thalo 15 May</text:p>
          </table:table-cell>
          <table:table-cell table:number-columns-repeated="64"/>
        </table:table-row>
        <table:table-row table:style-name="ro1"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Thalo 29 May</text:p>
          </table:table-cell>
          <table:table-cell table:number-columns-repeated="64"/>
        </table:table-row>
        <table:table-row table:style-name="ro1"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Thalo 16 June</text:p>
          </table:table-cell>
          <table:table-cell table:number-columns-repeated="64"/>
        </table:table-row>
        <table:table-row table:style-name="ro1"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Thalo 30 June</text:p>
          </table:table-cell>
          <table:table-cell table:number-columns-repeated="64"/>
        </table:table-row>
        <table:table-row table:style-name="ro1"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Thalo 17 July</text:p>
          </table:table-cell>
          <table:table-cell table:number-columns-repeated="64"/>
        </table:table-row>
        <table:table-row table:style-name="ro1"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Thalo 31 July</text:p>
          </table:table-cell>
          <table:table-cell table:number-columns-repeated="64"/>
        </table:table-row>
        <table:table-row table:style-name="ro1"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Thalo 18 August</text:p>
          </table:table-cell>
          <table:table-cell table:number-columns-repeated="64"/>
        </table:table-row>
        <table:table-row table:style-name="ro1"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Thalo 01 September</text:p>
          </table:table-cell>
          <table:table-cell table:number-columns-repeated="64"/>
        </table:table-row>
        <table:table-row table:style-name="ro1"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Thalo 18 september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Thalo 02 October</text:p>
          </table:table-cell>
          <table:table-cell table:number-columns-repeated="64"/>
        </table:table-row>
        <table:table-row table:style-name="ro1"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Kyul 05 May</text:p>
          </table:table-cell>
          <table:table-cell table:number-columns-repeated="64"/>
        </table:table-row>
        <table:table-row table:style-name="ro1"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Kyul 15 May</text:p>
          </table:table-cell>
          <table:table-cell table:number-columns-repeated="64"/>
        </table:table-row>
        <table:table-row table:style-name="ro1"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Kyul 29 May</text:p>
          </table:table-cell>
          <table:table-cell table:number-columns-repeated="64"/>
        </table:table-row>
        <table:table-row table:style-name="ro1"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Kyul 16 June</text:p>
          </table:table-cell>
          <table:table-cell table:number-columns-repeated="64"/>
        </table:table-row>
        <table:table-row table:style-name="ro1"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Kyul 30 June</text:p>
          </table:table-cell>
          <table:table-cell table:number-columns-repeated="64"/>
        </table:table-row>
        <table:table-row table:style-name="ro1">
          <table:table-cell office:value-type="time" office:time-value="PT02H08M00S" calcext:value-type="time">
            <text:p>02:08:00</text:p>
          </table:table-cell>
          <table:table-cell office:value-type="string" calcext:value-type="string">
            <text:p>Kyul 17 July</text:p>
          </table:table-cell>
          <table:table-cell table:number-columns-repeated="64"/>
        </table:table-row>
        <table:table-row table:style-name="ro1"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Kyul 31 July</text:p>
          </table:table-cell>
          <table:table-cell table:number-columns-repeated="64"/>
        </table:table-row>
        <table:table-row table:style-name="ro1">
          <table:table-cell office:value-type="time" office:time-value="PT02H10M00S" calcext:value-type="time">
            <text:p>02:10:00</text:p>
          </table:table-cell>
          <table:table-cell office:value-type="string" calcext:value-type="string">
            <text:p>Kyul 18 August</text:p>
          </table:table-cell>
          <table:table-cell table:number-columns-repeated="64"/>
        </table:table-row>
        <table:table-row table:style-name="ro1">
          <table:table-cell office:value-type="time" office:time-value="PT02H11M00S" calcext:value-type="time">
            <text:p>02:11:00</text:p>
          </table:table-cell>
          <table:table-cell office:value-type="string" calcext:value-type="string">
            <text:p>Kyul 01 September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2H12M00S" calcext:value-type="time">
            <text:p>02:12:00</text:p>
          </table:table-cell>
          <table:table-cell office:value-type="string" calcext:value-type="string">
            <text:p>Kyul 18 September</text:p>
          </table:table-cell>
          <table:table-cell table:number-columns-repeated="64"/>
        </table:table-row>
        <table:table-row table:style-name="ro1">
          <table:table-cell office:value-type="time" office:time-value="PT02H13M00S" calcext:value-type="time">
            <text:p>02:13:00</text:p>
          </table:table-cell>
          <table:table-cell office:value-type="string" calcext:value-type="string">
            <text:p>Kyul 02 October</text:p>
          </table:table-cell>
          <table:table-cell table:number-columns-repeated="64"/>
        </table:table-row>
        <table:table-row table:style-name="ro1">
          <table:table-cell office:value-type="time" office:time-value="PT02H14M00S" calcext:value-type="time">
            <text:p>02:14:00</text:p>
          </table:table-cell>
          <table:table-cell office:value-type="string" calcext:value-type="string">
            <text:p>Nep23-101R</text:p>
          </table:table-cell>
          <table:table-cell table:number-columns-repeated="64"/>
        </table:table-row>
        <table:table-row table:style-name="ro1"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Nep23-110R</text:p>
          </table:table-cell>
          <table:table-cell table:number-columns-repeated="64"/>
        </table:table-row>
        <table:table-row table:style-name="ro1">
          <table:table-cell office:value-type="time" office:time-value="PT02H16M00S" calcext:value-type="time">
            <text:p>02:16:00</text:p>
          </table:table-cell>
          <table:table-cell office:value-type="string" calcext:value-type="string">
            <text:p>Nep23-120R</text:p>
          </table:table-cell>
          <table:table-cell table:number-columns-repeated="64"/>
        </table:table-row>
        <table:table-row table:style-name="ro1">
          <table:table-cell office:value-type="time" office:time-value="PT02H17M00S" calcext:value-type="time">
            <text:p>02:17:00</text:p>
          </table:table-cell>
          <table:table-cell office:value-type="string" calcext:value-type="string">
            <text:p>Nep23-130R</text:p>
          </table:table-cell>
          <table:table-cell table:number-columns-repeated="64"/>
        </table:table-row>
        <table:table-row table:style-name="ro1">
          <table:table-cell office:value-type="time" office:time-value="PT02H18M00S" calcext:value-type="time">
            <text:p>02:18:00</text:p>
          </table:table-cell>
          <table:table-cell office:value-type="string" calcext:value-type="string">
            <text:p>Nep23-140R</text:p>
          </table:table-cell>
          <table:table-cell table:number-columns-repeated="64"/>
        </table:table-row>
        <table:table-row table:style-name="ro1"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Nep23-110R</text:p>
          </table:table-cell>
          <table:table-cell table:number-columns-repeated="64"/>
        </table:table-row>
        <table:table-row table:style-name="ro1">
          <table:table-cell office:value-type="time" office:time-value="PT02H20M00S" calcext:value-type="time">
            <text:p>02:20:00</text:p>
          </table:table-cell>
          <table:table-cell office:value-type="string" calcext:value-type="string">
            <text:p>Nep23-111R</text:p>
          </table:table-cell>
          <table:table-cell table:number-columns-repeated="64"/>
        </table:table-row>
        <table:table-row table:style-name="ro1"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Nep23-132</text:p>
          </table:table-cell>
          <table:table-cell table:number-columns-repeated="64"/>
        </table:table-row>
        <table:table-row table:style-name="ro1"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SPS-SW2-10%</text:p>
          </table:table-cell>
          <table:table-cell table:number-columns-repeated="64"/>
        </table:table-row>
        <table:table-row table:style-name="ro1"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SLRS-6</text:p>
          </table:table-cell>
          <table:table-cell table:number-columns-repeated="64"/>
        </table:table-row>
        <table:table-row table:style-name="ro1"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NIST1640a</text:p>
          </table:table-cell>
          <table:table-cell table:number-columns-repeated="64"/>
        </table:table-row>
        <table:table-row table:style-name="ro1">
          <table:table-cell office:value-type="time" office:time-value="PT01H01M00S" calcext:value-type="time">
            <text:p>01:01:00</text:p>
          </table:table-cell>
          <table:table-cell office:value-type="string" calcext:value-type="string">
            <text:p>Nep23-123R</text:p>
          </table:table-cell>
          <table:table-cell table:number-columns-repeated="64"/>
        </table:table-row>
        <table:table-row table:style-name="ro1">
          <table:table-cell office:value-type="time" office:time-value="PT01H02M00S" calcext:value-type="time">
            <text:p>01:02:00</text:p>
          </table:table-cell>
          <table:table-cell office:value-type="string" calcext:value-type="string">
            <text:p>Sea2007-07</text:p>
          </table:table-cell>
          <table:table-cell table:number-columns-repeated="64"/>
        </table:table-row>
        <table:table-row table:style-name="ro1">
          <table:table-cell office:value-type="time" office:time-value="PT01H03M00S" calcext:value-type="time">
            <text:p>01:03:00</text:p>
          </table:table-cell>
          <table:table-cell office:value-type="string" calcext:value-type="string">
            <text:p>Sea2007-08</text:p>
          </table:table-cell>
          <table:table-cell table:number-columns-repeated="64"/>
        </table:table-row>
        <table:table-row table:style-name="ro1"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Sea2007-09</text:p>
          </table:table-cell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21T12:52:26.898000000</meta:creation-date>
    <dc:date>2024-11-21T12:53:44.417000000</dc:date>
    <meta:editing-duration>PT1M17S</meta:editing-duration>
    <meta:editing-cycles>1</meta:editing-cycles>
    <meta:document-statistic meta:table-count="1" meta:cell-count="3382" meta:object-count="0"/>
    <meta:generator>LibreOffice/6.4.5.2$Windows_X86_64 LibreOffice_project/a726b36747cf2001e06b58ad5db1aa3a9a1872d6</meta:generator>
  </office:meta>
</office:document-meta>
</file>